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2.087cm" svg:y="0.449cm">
            <draw:object draw:notify-on-update-of-ranges="Sheet1.B1:Sheet1.B1 Sheet1.B2:Sheet1.B242 Sheet1.C1:Sheet1.C1 Sheet1.C2:Sheet1.C2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r miesiąca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Wmal</text:p>
          </table:table-cell>
          <table:table-cell office:value-type="string" calcext:value-type="string">
            <text:p>Zmal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0.0005*[.C2]*[.B2]-0.05*[.B2]" office:value-type="float" office:value="30" calcext:value-type="float">
            <text:p>30</text:p>
          </table:table-cell>
          <table:table-cell table:formula="of:=[.C2]+0.02*[.C2]-0.0005*[.C2]*[.B2]" office:value-type="float" office:value="100.5" calcext:value-type="float">
            <text:p>100,5</text:p>
          </table:table-cell>
          <table:table-cell table:formula="of:=IF([.B2]&lt;[.B3]; 1; 0)" office:value-type="float" office:value="0" calcext:value-type="float">
            <text:p>0</text:p>
          </table:table-cell>
          <table:table-cell table:formula="of:=IF([.C3]&lt;[.C2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0.0005*[.C3]*[.B3]-0.05*[.B3]" office:value-type="float" office:value="30.0075" calcext:value-type="float">
            <text:p>30,0075</text:p>
          </table:table-cell>
          <table:table-cell table:formula="of:=[.C3]+0.02*[.C3]-0.0005*[.C3]*[.B3]" office:value-type="float" office:value="101.0025" calcext:value-type="float">
            <text:p>101,0025</text:p>
          </table:table-cell>
          <table:table-cell table:formula="of:=IF([.B3]&gt;[.B4]; 1; 0)" office:value-type="float" office:value="0" calcext:value-type="float">
            <text:p>0</text:p>
          </table:table-cell>
          <table:table-cell table:formula="of:=IF([.C4]&lt;[.C3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0.0005*[.C4]*[.B4]-0.05*[.B4]" office:value-type="float" office:value="30.022541259375" calcext:value-type="float">
            <text:p>30,022541259375</text:p>
          </table:table-cell>
          <table:table-cell table:formula="of:=[.C4]+0.02*[.C4]-0.0005*[.C4]*[.B4]" office:value-type="float" office:value="101.507133740625" calcext:value-type="float">
            <text:p>101,507133740625</text:p>
          </table:table-cell>
          <table:table-cell table:formula="of:=IF([.B4]&gt;[.B5]; 1; 0)" office:value-type="float" office:value="0" calcext:value-type="float">
            <text:p>0</text:p>
          </table:table-cell>
          <table:table-cell table:formula="of:=IF([.C5]&lt;[.C4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0.0005*[.C5]*[.B5]-0.05*[.B5]" office:value-type="float" office:value="30.0451652518307" calcext:value-type="float">
            <text:p>30,0451652518307</text:p>
          </table:table-cell>
          <table:table-cell table:formula="of:=[.C5]+0.02*[.C5]-0.0005*[.C5]*[.B5]" office:value-type="float" office:value="102.013525360013" calcext:value-type="float">
            <text:p>102,013525360013</text:p>
          </table:table-cell>
          <table:table-cell table:formula="of:=IF([.B5]&gt;[.B6]; 1; 0)" office:value-type="float" office:value="0" calcext:value-type="float">
            <text:p>0</text:p>
          </table:table-cell>
          <table:table-cell table:formula="of:=IF([.C6]&lt;[.C5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0.0005*[.C6]*[.B6]-0.05*[.B6]" office:value-type="float" office:value="30.0754136029208" calcext:value-type="float">
            <text:p>30,0754136029208</text:p>
          </table:table-cell>
          <table:table-cell table:formula="of:=[.C6]+0.02*[.C6]-0.0005*[.C6]*[.B6]" office:value-type="float" office:value="102.521289253532" calcext:value-type="float">
            <text:p>102,521289253532</text:p>
          </table:table-cell>
          <table:table-cell table:formula="of:=IF([.B6]&gt;[.B7]; 1; 0)" office:value-type="float" office:value="0" calcext:value-type="float">
            <text:p>0</text:p>
          </table:table-cell>
          <table:table-cell table:formula="of:=IF([.C7]&lt;[.C6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0.0005*[.C7]*[.B7]-0.05*[.B7]" office:value-type="float" office:value="30.1133280114771" calcext:value-type="float">
            <text:p>30,1133280114771</text:p>
          </table:table-cell>
          <table:table-cell table:formula="of:=[.C7]+0.02*[.C7]-0.0005*[.C7]*[.B7]" office:value-type="float" office:value="103.0300299499" calcext:value-type="float">
            <text:p>103,0300299499</text:p>
          </table:table-cell>
          <table:table-cell table:formula="of:=IF([.B7]&gt;[.B8]; 1; 0)" office:value-type="float" office:value="0" calcext:value-type="float">
            <text:p>0</text:p>
          </table:table-cell>
          <table:table-cell table:formula="of:=IF([.C8]&lt;[.C7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0.0005*[.C8]*[.B8]-0.05*[.B8]" office:value-type="float" office:value="30.1589501543601" calcext:value-type="float">
            <text:p>30,1589501543601</text:p>
          </table:table-cell>
          <table:table-cell table:formula="of:=[.C8]+0.02*[.C8]-0.0005*[.C8]*[.B8]" office:value-type="float" office:value="103.539342005441" calcext:value-type="float">
            <text:p>103,539342005441</text:p>
          </table:table-cell>
          <table:table-cell table:formula="of:=IF([.B8]&gt;[.B9]; 1; 0)" office:value-type="float" office:value="0" calcext:value-type="float">
            <text:p>0</text:p>
          </table:table-cell>
          <table:table-cell table:formula="of:=IF([.C9]&lt;[.C8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0.0005*[.C9]*[.B9]-0.05*[.B9]" office:value-type="float" office:value="30.2123215739207" calcext:value-type="float">
            <text:p>30,2123215739207</text:p>
          </table:table-cell>
          <table:table-cell table:formula="of:=[.C9]+0.02*[.C9]-0.0005*[.C9]*[.B9]" office:value-type="float" office:value="104.048809918271" calcext:value-type="float">
            <text:p>104,048809918271</text:p>
          </table:table-cell>
          <table:table-cell table:formula="of:=IF([.B9]&gt;[.B10]; 1; 0)" office:value-type="float" office:value="0" calcext:value-type="float">
            <text:p>0</text:p>
          </table:table-cell>
          <table:table-cell table:formula="of:=IF([.C10]&lt;[.C9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0.0005*[.C10]*[.B10]-0.05*[.B10]" office:value-type="float" office:value="30.273483547542" calcext:value-type="float">
            <text:p>30,273483547542</text:p>
          </table:table-cell>
          <table:table-cell table:formula="of:=[.C10]+0.02*[.C10]-0.0005*[.C10]*[.B10]" office:value-type="float" office:value="104.558008064319" calcext:value-type="float">
            <text:p>104,558008064319</text:p>
          </table:table-cell>
          <table:table-cell table:formula="of:=IF([.B10]&gt;[.B11]; 1; 0)" office:value-type="float" office:value="0" calcext:value-type="float">
            <text:p>0</text:p>
          </table:table-cell>
          <table:table-cell table:formula="of:=IF([.C11]&lt;[.C10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0.0005*[.C11]*[.B11]-0.05*[.B11]" office:value-type="float" office:value="30.3424769386144" calcext:value-type="float">
            <text:p>30,3424769386144</text:p>
          </table:table-cell>
          <table:table-cell table:formula="of:=[.C11]+0.02*[.C11]-0.0005*[.C11]*[.B11]" office:value-type="float" office:value="105.066500657156" calcext:value-type="float">
            <text:p>105,066500657156</text:p>
          </table:table-cell>
          <table:table-cell table:formula="of:=IF([.B11]&gt;[.B12]; 1; 0)" office:value-type="float" office:value="0" calcext:value-type="float">
            <text:p>0</text:p>
          </table:table-cell>
          <table:table-cell table:formula="of:=IF([.C12]&lt;[.C11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0.0005*[.C12]*[.B12]-0.05*[.B12]" office:value-type="float" office:value="30.419342028289" calcext:value-type="float">
            <text:p>30,419342028289</text:p>
          </table:table-cell>
          <table:table-cell table:formula="of:=[.C12]+0.02*[.C12]-0.0005*[.C12]*[.B12]" office:value-type="float" office:value="105.573841733694" calcext:value-type="float">
            <text:p>105,573841733694</text:p>
          </table:table-cell>
          <table:table-cell table:formula="of:=IF([.B12]&gt;[.B13]; 1; 0)" office:value-type="float" office:value="0" calcext:value-type="float">
            <text:p>0</text:p>
          </table:table-cell>
          <table:table-cell table:formula="of:=IF([.C13]&lt;[.C12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0.0005*[.C13]*[.B13]-0.05*[.B13]" office:value-type="float" office:value="30.5041183273434" calcext:value-type="float">
            <text:p>30,5041183273434</text:p>
          </table:table-cell>
          <table:table-cell table:formula="of:=[.C13]+0.02*[.C13]-0.0005*[.C13]*[.B13]" office:value-type="float" office:value="106.079575167899" calcext:value-type="float">
            <text:p>106,079575167899</text:p>
          </table:table-cell>
          <table:table-cell table:formula="of:=IF([.B13]&gt;[.B14]; 1; 0)" office:value-type="float" office:value="0" calcext:value-type="float">
            <text:p>0</text:p>
          </table:table-cell>
          <table:table-cell table:formula="of:=IF([.C14]&lt;[.C13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0.0005*[.C14]*[.B14]-0.05*[.B14]" office:value-type="float" office:value="30.5968443674942" calcext:value-type="float">
            <text:p>30,5968443674942</text:p>
          </table:table-cell>
          <table:table-cell table:formula="of:=[.C14]+0.02*[.C14]-0.0005*[.C14]*[.B14]" office:value-type="float" office:value="106.583234714739" calcext:value-type="float">
            <text:p>106,583234714739</text:p>
          </table:table-cell>
          <table:table-cell table:formula="of:=IF([.B14]&gt;[.B15]; 1; 0)" office:value-type="float" office:value="0" calcext:value-type="float">
            <text:p>0</text:p>
          </table:table-cell>
          <table:table-cell table:formula="of:=IF([.C15]&lt;[.C14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0.0005*[.C15]*[.B15]-0.05*[.B15]" office:value-type="float" office:value="30.6975574714949" calcext:value-type="float">
            <text:p>30,6975574714949</text:p>
          </table:table-cell>
          <table:table-cell table:formula="of:=[.C15]+0.02*[.C15]-0.0005*[.C15]*[.B15]" office:value-type="float" office:value="107.084344086658" calcext:value-type="float">
            <text:p>107,084344086658</text:p>
          </table:table-cell>
          <table:table-cell table:formula="of:=IF([.B15]&gt;[.B16]; 1; 0)" office:value-type="float" office:value="0" calcext:value-type="float">
            <text:p>0</text:p>
          </table:table-cell>
          <table:table-cell table:formula="of:=IF([.C16]&lt;[.C15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0.0005*[.C16]*[.B16]-0.05*[.B16]" office:value-type="float" office:value="30.806293501369" calcext:value-type="float">
            <text:p>30,806293501369</text:p>
          </table:table-cell>
          <table:table-cell table:formula="of:=[.C16]+0.02*[.C16]-0.0005*[.C16]*[.B16]" office:value-type="float" office:value="107.582417064943" calcext:value-type="float">
            <text:p>107,582417064943</text:p>
          </table:table-cell>
          <table:table-cell table:formula="of:=IF([.B16]&gt;[.B17]; 1; 0)" office:value-type="float" office:value="0" calcext:value-type="float">
            <text:p>0</text:p>
          </table:table-cell>
          <table:table-cell table:formula="of:=IF([.C17]&lt;[.C16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0.0005*[.C17]*[.B17]-0.05*[.B17]" office:value-type="float" office:value="30.9230865841452" calcext:value-type="float">
            <text:p>30,9230865841452</text:p>
          </table:table-cell>
          <table:table-cell table:formula="of:=[.C17]+0.02*[.C17]-0.0005*[.C17]*[.B17]" office:value-type="float" office:value="108.076957648397" calcext:value-type="float">
            <text:p>108,076957648397</text:p>
          </table:table-cell>
          <table:table-cell table:formula="of:=IF([.B17]&gt;[.B18]; 1; 0)" office:value-type="float" office:value="0" calcext:value-type="float">
            <text:p>0</text:p>
          </table:table-cell>
          <table:table-cell table:formula="of:=IF([.C18]&lt;[.C17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0.0005*[.C18]*[.B18]-0.05*[.B18]" office:value-type="float" office:value="31.0479688144941" calcext:value-type="float">
            <text:p>31,0479688144941</text:p>
          </table:table-cell>
          <table:table-cell table:formula="of:=[.C18]+0.02*[.C18]-0.0005*[.C18]*[.B18]" office:value-type="float" office:value="108.567460241809" calcext:value-type="float">
            <text:p>108,567460241809</text:p>
          </table:table-cell>
          <table:table-cell table:formula="of:=IF([.B18]&gt;[.B19]; 1; 0)" office:value-type="float" office:value="0" calcext:value-type="float">
            <text:p>0</text:p>
          </table:table-cell>
          <table:table-cell table:formula="of:=IF([.C19]&lt;[.C18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0.0005*[.C19]*[.B19]-0.05*[.B19]" office:value-type="float" office:value="31.1809699336977" calcext:value-type="float">
            <text:p>31,1809699336977</text:p>
          </table:table-cell>
          <table:table-cell table:formula="of:=[.C19]+0.02*[.C19]-0.0005*[.C19]*[.B19]" office:value-type="float" office:value="109.053409886717" calcext:value-type="float">
            <text:p>109,053409886717</text:p>
          </table:table-cell>
          <table:table-cell table:formula="of:=IF([.B19]&gt;[.B20]; 1; 0)" office:value-type="float" office:value="0" calcext:value-type="float">
            <text:p>0</text:p>
          </table:table-cell>
          <table:table-cell table:formula="of:=IF([.C20]&lt;[.C19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0.0005*[.C20]*[.B20]-0.05*[.B20]" office:value-type="float" office:value="31.3221169844352" calcext:value-type="float">
            <text:p>31,3221169844352</text:p>
          </table:table-cell>
          <table:table-cell table:formula="of:=[.C20]+0.02*[.C20]-0.0005*[.C20]*[.B20]" office:value-type="float" office:value="109.534282537029" calcext:value-type="float">
            <text:p>109,534282537029</text:p>
          </table:table-cell>
          <table:table-cell table:formula="of:=IF([.B20]&gt;[.B21]; 1; 0)" office:value-type="float" office:value="0" calcext:value-type="float">
            <text:p>0</text:p>
          </table:table-cell>
          <table:table-cell table:formula="of:=IF([.C21]&lt;[.C20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0.0005*[.C21]*[.B21]-0.05*[.B21]" office:value-type="float" office:value="31.471433940929" calcext:value-type="float">
            <text:p>31,471433940929</text:p>
          </table:table-cell>
          <table:table-cell table:formula="of:=[.C21]+0.02*[.C21]-0.0005*[.C21]*[.B21]" office:value-type="float" office:value="110.009545382054" calcext:value-type="float">
            <text:p>110,009545382054</text:p>
          </table:table-cell>
          <table:table-cell table:formula="of:=IF([.B21]&gt;[.B22]; 1; 0)" office:value-type="float" office:value="0" calcext:value-type="float">
            <text:p>0</text:p>
          </table:table-cell>
          <table:table-cell table:formula="of:=IF([.C22]&lt;[.C21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0.0005*[.C22]*[.B22]-0.05*[.B22]" office:value-type="float" office:value="31.628941314064" calcext:value-type="float">
            <text:p>31,628941314064</text:p>
          </table:table-cell>
          <table:table-cell table:formula="of:=[.C22]+0.02*[.C22]-0.0005*[.C22]*[.B22]" office:value-type="float" office:value="110.478657219513" calcext:value-type="float">
            <text:p>110,478657219513</text:p>
          </table:table-cell>
          <table:table-cell table:formula="of:=IF([.B22]&gt;[.B23]; 1; 0)" office:value-type="float" office:value="0" calcext:value-type="float">
            <text:p>0</text:p>
          </table:table-cell>
          <table:table-cell table:formula="of:=IF([.C23]&lt;[.C22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0.0005*[.C23]*[.B23]-0.05*[.B23]" office:value-type="float" office:value="31.7946557311871" calcext:value-type="float">
            <text:p>31,7946557311871</text:p>
          </table:table-cell>
          <table:table-cell table:formula="of:=[.C23]+0.02*[.C23]-0.0005*[.C23]*[.B23]" office:value-type="float" office:value="110.941068881077" calcext:value-type="float">
            <text:p>110,941068881077</text:p>
          </table:table-cell>
          <table:table-cell table:formula="of:=IF([.B23]&gt;[.B24]; 1; 0)" office:value-type="float" office:value="0" calcext:value-type="float">
            <text:p>0</text:p>
          </table:table-cell>
          <table:table-cell table:formula="of:=IF([.C24]&lt;[.C23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0.0005*[.C24]*[.B24]-0.05*[.B24]" office:value-type="float" office:value="31.9685894903896" calcext:value-type="float">
            <text:p>31,9685894903896</text:p>
          </table:table-cell>
          <table:table-cell table:formula="of:=[.C24]+0.02*[.C24]-0.0005*[.C24]*[.B24]" office:value-type="float" office:value="111.396223712937" calcext:value-type="float">
            <text:p>111,396223712937</text:p>
          </table:table-cell>
          <table:table-cell table:formula="of:=IF([.B24]&gt;[.B25]; 1; 0)" office:value-type="float" office:value="0" calcext:value-type="float">
            <text:p>0</text:p>
          </table:table-cell>
          <table:table-cell table:formula="of:=IF([.C25]&lt;[.C24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0.0005*[.C25]*[.B25]-0.05*[.B25]" office:value-type="float" office:value="32.1507500891994" calcext:value-type="float">
            <text:p>32,1507500891994</text:p>
          </table:table-cell>
          <table:table-cell table:formula="of:=[.C25]+0.02*[.C25]-0.0005*[.C25]*[.B25]" office:value-type="float" office:value="111.843558113866" calcext:value-type="float">
            <text:p>111,843558113866</text:p>
          </table:table-cell>
          <table:table-cell table:formula="of:=IF([.B25]&gt;[.B26]; 1; 0)" office:value-type="float" office:value="0" calcext:value-type="float">
            <text:p>0</text:p>
          </table:table-cell>
          <table:table-cell table:formula="of:=IF([.C26]&lt;[.C25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0.0005*[.C26]*[.B26]-0.05*[.B26]" office:value-type="float" office:value="32.3411397277423" calcext:value-type="float">
            <text:p>32,3411397277423</text:p>
          </table:table-cell>
          <table:table-cell table:formula="of:=[.C26]+0.02*[.C26]-0.0005*[.C26]*[.B26]" office:value-type="float" office:value="112.282502133141" calcext:value-type="float">
            <text:p>112,282502133141</text:p>
          </table:table-cell>
          <table:table-cell table:formula="of:=IF([.B26]&gt;[.B27]; 1; 0)" office:value-type="float" office:value="0" calcext:value-type="float">
            <text:p>0</text:p>
          </table:table-cell>
          <table:table-cell table:formula="of:=IF([.C27]&lt;[.C26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0.0005*[.C27]*[.B27]-0.05*[.B27]" office:value-type="float" office:value="32.5397547865894" calcext:value-type="float">
            <text:p>32,5397547865894</text:p>
          </table:table-cell>
          <table:table-cell table:formula="of:=[.C27]+0.02*[.C27]-0.0005*[.C27]*[.B27]" office:value-type="float" office:value="112.71248013057" calcext:value-type="float">
            <text:p>112,71248013057</text:p>
          </table:table-cell>
          <table:table-cell table:formula="of:=IF([.B27]&gt;[.B28]; 1; 0)" office:value-type="float" office:value="0" calcext:value-type="float">
            <text:p>0</text:p>
          </table:table-cell>
          <table:table-cell table:formula="of:=IF([.C28]&lt;[.C27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0.0005*[.C28]*[.B28]-0.05*[.B28]" office:value-type="float" office:value="32.7465852796784" calcext:value-type="float">
            <text:p>32,7465852796784</text:p>
          </table:table-cell>
          <table:table-cell table:formula="of:=[.C28]+0.02*[.C28]-0.0005*[.C28]*[.B28]" office:value-type="float" office:value="113.132911500762" calcext:value-type="float">
            <text:p>113,132911500762</text:p>
          </table:table-cell>
          <table:table-cell table:formula="of:=IF([.B28]&gt;[.B29]; 1; 0)" office:value-type="float" office:value="0" calcext:value-type="float">
            <text:p>0</text:p>
          </table:table-cell>
          <table:table-cell table:formula="of:=IF([.C29]&lt;[.C28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0.0005*[.C29]*[.B29]-0.05*[.B29]" office:value-type="float" office:value="32.9616142828935" calcext:value-type="float">
            <text:p>32,9616142828935</text:p>
          </table:table-cell>
          <table:table-cell table:formula="of:=[.C29]+0.02*[.C29]-0.0005*[.C29]*[.B29]" office:value-type="float" office:value="113.543211463579" calcext:value-type="float">
            <text:p>113,543211463579</text:p>
          </table:table-cell>
          <table:table-cell table:formula="of:=IF([.B29]&gt;[.B30]; 1; 0)" office:value-type="float" office:value="0" calcext:value-type="float">
            <text:p>0</text:p>
          </table:table-cell>
          <table:table-cell table:formula="of:=IF([.C30]&lt;[.C29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0.0005*[.C30]*[.B30]-0.05*[.B30]" office:value-type="float" office:value="33.1848173391006" calcext:value-type="float">
            <text:p>33,1848173391006</text:p>
          </table:table-cell>
          <table:table-cell table:formula="of:=[.C30]+0.02*[.C30]-0.0005*[.C30]*[.B30]" office:value-type="float" office:value="113.942791922498" calcext:value-type="float">
            <text:p>113,942791922498</text:p>
          </table:table-cell>
          <table:table-cell table:formula="of:=IF([.B30]&gt;[.B31]; 1; 0)" office:value-type="float" office:value="0" calcext:value-type="float">
            <text:p>0</text:p>
          </table:table-cell>
          <table:table-cell table:formula="of:=IF([.C31]&lt;[.C30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0.0005*[.C31]*[.B31]-0.05*[.B31]" office:value-type="float" office:value="33.4161618406732" calcext:value-type="float">
            <text:p>33,4161618406732</text:p>
          </table:table-cell>
          <table:table-cell table:formula="of:=[.C31]+0.02*[.C31]-0.0005*[.C31]*[.B31]" office:value-type="float" office:value="114.331062392421" calcext:value-type="float">
            <text:p>114,331062392421</text:p>
          </table:table-cell>
          <table:table-cell table:formula="of:=IF([.B31]&gt;[.B32]; 1; 0)" office:value-type="float" office:value="0" calcext:value-type="float">
            <text:p>0</text:p>
          </table:table-cell>
          <table:table-cell table:formula="of:=IF([.C32]&lt;[.C31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0.0005*[.C32]*[.B32]-0.05*[.B32]" office:value-type="float" office:value="33.6556063908002" calcext:value-type="float">
            <text:p>33,6556063908002</text:p>
          </table:table-cell>
          <table:table-cell table:formula="of:=[.C32]+0.02*[.C32]-0.0005*[.C32]*[.B32]" office:value-type="float" office:value="114.707430998109" calcext:value-type="float">
            <text:p>114,707430998109</text:p>
          </table:table-cell>
          <table:table-cell table:formula="of:=IF([.B32]&gt;[.B33]; 1; 0)" office:value-type="float" office:value="0" calcext:value-type="float">
            <text:p>0</text:p>
          </table:table-cell>
          <table:table-cell table:formula="of:=IF([.C33]&lt;[.C32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0.0005*[.C33]*[.B33]-0.05*[.B33]" office:value-type="float" office:value="33.9031001451463" calcext:value-type="float">
            <text:p>33,9031001451463</text:p>
          </table:table-cell>
          <table:table-cell table:formula="of:=[.C33]+0.02*[.C33]-0.0005*[.C33]*[.B33]" office:value-type="float" office:value="115.071305544185" calcext:value-type="float">
            <text:p>115,071305544185</text:p>
          </table:table-cell>
          <table:table-cell table:formula="of:=IF([.B33]&gt;[.B34]; 1; 0)" office:value-type="float" office:value="0" calcext:value-type="float">
            <text:p>0</text:p>
          </table:table-cell>
          <table:table-cell table:formula="of:=IF([.C34]&lt;[.C33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0.0005*[.C34]*[.B34]-0.05*[.B34]" office:value-type="float" office:value="34.1585821357376" calcext:value-type="float">
            <text:p>34,1585821357376</text:p>
          </table:table-cell>
          <table:table-cell table:formula="of:=[.C34]+0.02*[.C34]-0.0005*[.C34]*[.B34]" office:value-type="float" office:value="115.42209465722" calcext:value-type="float">
            <text:p>115,42209465722</text:p>
          </table:table-cell>
          <table:table-cell table:formula="of:=IF([.B34]&gt;[.B35]; 1; 0)" office:value-type="float" office:value="0" calcext:value-type="float">
            <text:p>0</text:p>
          </table:table-cell>
          <table:table-cell table:formula="of:=IF([.C35]&lt;[.C34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0.0005*[.C35]*[.B35]-0.05*[.B35]" office:value-type="float" office:value="34.4219805792644" calcext:value-type="float">
            <text:p>34,4219805792644</text:p>
          </table:table-cell>
          <table:table-cell table:formula="of:=[.C35]+0.02*[.C35]-0.0005*[.C35]*[.B35]" office:value-type="float" office:value="115.75920900005" calcext:value-type="float">
            <text:p>115,75920900005</text:p>
          </table:table-cell>
          <table:table-cell table:formula="of:=IF([.B35]&gt;[.B36]; 1; 0)" office:value-type="float" office:value="0" calcext:value-type="float">
            <text:p>0</text:p>
          </table:table-cell>
          <table:table-cell table:formula="of:=IF([.C36]&lt;[.C35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0.0005*[.C36]*[.B36]-0.05*[.B36]" office:value-type="float" office:value="34.6932121723366" calcext:value-type="float">
            <text:p>34,6932121723366</text:p>
          </table:table-cell>
          <table:table-cell table:formula="of:=[.C36]+0.02*[.C36]-0.0005*[.C36]*[.B36]" office:value-type="float" office:value="116.082062558016" calcext:value-type="float">
            <text:p>116,082062558016</text:p>
          </table:table-cell>
          <table:table-cell table:formula="of:=IF([.B36]&gt;[.B37]; 1; 0)" office:value-type="float" office:value="0" calcext:value-type="float">
            <text:p>0</text:p>
          </table:table-cell>
          <table:table-cell table:formula="of:=IF([.C37]&lt;[.C36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0.0005*[.C37]*[.B37]-0.05*[.B37]" office:value-type="float" office:value="34.9721813765836" calcext:value-type="float">
            <text:p>34,9721813765836</text:p>
          </table:table-cell>
          <table:table-cell table:formula="of:=[.C37]+0.02*[.C37]-0.0005*[.C37]*[.B37]" office:value-type="float" office:value="116.390073996312" calcext:value-type="float">
            <text:p>116,390073996312</text:p>
          </table:table-cell>
          <table:table-cell table:formula="of:=IF([.B37]&gt;[.B38]; 1; 0)" office:value-type="float" office:value="0" calcext:value-type="float">
            <text:p>0</text:p>
          </table:table-cell>
          <table:table-cell table:formula="of:=IF([.C38]&lt;[.C37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0.0005*[.C38]*[.B38]-0.05*[.B38]" office:value-type="float" office:value="35.2587796968709" calcext:value-type="float">
            <text:p>35,2587796968709</text:p>
          </table:table-cell>
          <table:table-cell table:formula="of:=[.C38]+0.02*[.C38]-0.0005*[.C38]*[.B38]" office:value-type="float" office:value="116.682668087122" calcext:value-type="float">
            <text:p>116,682668087122</text:p>
          </table:table-cell>
          <table:table-cell table:formula="of:=IF([.B38]&gt;[.B39]; 1; 0)" office:value-type="float" office:value="0" calcext:value-type="float">
            <text:p>0</text:p>
          </table:table-cell>
          <table:table-cell table:formula="of:=IF([.C39]&lt;[.C38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0.0005*[.C39]*[.B39]-0.05*[.B39]" office:value-type="float" office:value="35.5528849562909" calcext:value-type="float">
            <text:p>35,5528849562909</text:p>
          </table:table-cell>
          <table:table-cell table:formula="of:=[.C39]+0.02*[.C39]-0.0005*[.C39]*[.B39]" office:value-type="float" office:value="116.959277204601" calcext:value-type="float">
            <text:p>116,959277204601</text:p>
          </table:table-cell>
          <table:table-cell table:formula="of:=IF([.B39]&gt;[.B40]; 1; 0)" office:value-type="float" office:value="0" calcext:value-type="float">
            <text:p>0</text:p>
          </table:table-cell>
          <table:table-cell table:formula="of:=IF([.C40]&lt;[.C39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0.0005*[.C40]*[.B40]-0.05*[.B40]" office:value-type="float" office:value="35.8543605719894" calcext:value-type="float">
            <text:p>35,8543605719894</text:p>
          </table:table-cell>
          <table:table-cell table:formula="of:=[.C40]+0.02*[.C40]-0.0005*[.C40]*[.B40]" office:value-type="float" office:value="117.21934288518" calcext:value-type="float">
            <text:p>117,21934288518</text:p>
          </table:table-cell>
          <table:table-cell table:formula="of:=IF([.B40]&gt;[.B41]; 1; 0)" office:value-type="float" office:value="0" calcext:value-type="float">
            <text:p>0</text:p>
          </table:table-cell>
          <table:table-cell table:formula="of:=IF([.C41]&lt;[.C40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0.0005*[.C41]*[.B41]-0.05*[.B41]" office:value-type="float" office:value="36.1630548362984" calcext:value-type="float">
            <text:p>36,1630548362984</text:p>
          </table:table-cell>
          <table:table-cell table:formula="of:=[.C41]+0.02*[.C41]-0.0005*[.C41]*[.B41]" office:value-type="float" office:value="117.462317449975" calcext:value-type="float">
            <text:p>117,462317449975</text:p>
          </table:table-cell>
          <table:table-cell table:formula="of:=IF([.B41]&gt;[.B42]; 1; 0)" office:value-type="float" office:value="0" calcext:value-type="float">
            <text:p>0</text:p>
          </table:table-cell>
          <table:table-cell table:formula="of:=IF([.C42]&lt;[.C41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+0.0005*[.C42]*[.B42]-0.05*[.B42]" office:value-type="float" office:value="36.4788002080545" calcext:value-type="float">
            <text:p>36,4788002080545</text:p>
          </table:table-cell>
          <table:table-cell table:formula="of:=[.C42]+0.02*[.C42]-0.0005*[.C42]*[.B42]" office:value-type="float" office:value="117.687665685404" calcext:value-type="float">
            <text:p>117,687665685404</text:p>
          </table:table-cell>
          <table:table-cell table:formula="of:=IF([.B42]&gt;[.B43]; 1; 0)" office:value-type="float" office:value="0" calcext:value-type="float">
            <text:p>0</text:p>
          </table:table-cell>
          <table:table-cell table:formula="of:=IF([.C43]&lt;[.C42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0.0005*[.C43]*[.B43]-0.05*[.B43]" office:value-type="float" office:value="36.8014126193969" calcext:value-type="float">
            <text:p>36,8014126193969</text:p>
          </table:table-cell>
          <table:table-cell table:formula="of:=[.C43]+0.02*[.C43]-0.0005*[.C43]*[.B43]" office:value-type="float" office:value="117.894866577367" calcext:value-type="float">
            <text:p>117,894866577367</text:p>
          </table:table-cell>
          <table:table-cell table:formula="of:=IF([.B43]&gt;[.B44]; 1; 0)" office:value-type="float" office:value="0" calcext:value-type="float">
            <text:p>0</text:p>
          </table:table-cell>
          <table:table-cell table:formula="of:=IF([.C44]&lt;[.C43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0.0005*[.C44]*[.B44]-0.05*[.B44]" office:value-type="float" office:value="37.1306908037382" calcext:value-type="float">
            <text:p>37,1306908037382</text:p>
          </table:table-cell>
          <table:table-cell table:formula="of:=[.C44]+0.02*[.C44]-0.0005*[.C44]*[.B44]" office:value-type="float" office:value="118.083415093603" calcext:value-type="float">
            <text:p>118,083415093603</text:p>
          </table:table-cell>
          <table:table-cell table:formula="of:=IF([.B44]&gt;[.B45]; 1; 0)" office:value-type="float" office:value="0" calcext:value-type="float">
            <text:p>0</text:p>
          </table:table-cell>
          <table:table-cell table:formula="of:=IF([.C45]&lt;[.C44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+0.0005*[.C45]*[.B45]-0.05*[.B45]" office:value-type="float" office:value="37.4664156509964" calcext:value-type="float">
            <text:p>37,4664156509964</text:p>
          </table:table-cell>
          <table:table-cell table:formula="of:=[.C45]+0.02*[.C45]-0.0005*[.C45]*[.B45]" office:value-type="float" office:value="118.25282400803" calcext:value-type="float">
            <text:p>118,25282400803</text:p>
          </table:table-cell>
          <table:table-cell table:formula="of:=IF([.B45]&gt;[.B46]; 1; 0)" office:value-type="float" office:value="0" calcext:value-type="float">
            <text:p>0</text:p>
          </table:table-cell>
          <table:table-cell table:formula="of:=IF([.C46]&lt;[.C45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+0.0005*[.C46]*[.B46]-0.05*[.B46]" office:value-type="float" office:value="37.808349596541" calcext:value-type="float">
            <text:p>37,808349596541</text:p>
          </table:table-cell>
          <table:table-cell table:formula="of:=[.C46]+0.02*[.C46]-0.0005*[.C46]*[.B46]" office:value-type="float" office:value="118.402625760096" calcext:value-type="float">
            <text:p>118,402625760096</text:p>
          </table:table-cell>
          <table:table-cell table:formula="of:=IF([.B46]&gt;[.B47]; 1; 0)" office:value-type="float" office:value="0" calcext:value-type="float">
            <text:p>0</text:p>
          </table:table-cell>
          <table:table-cell table:formula="of:=IF([.C47]&lt;[.C46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0.0005*[.C47]*[.B47]-0.05*[.B47]" office:value-type="float" office:value="38.156236050657" calcext:value-type="float">
            <text:p>38,156236050657</text:p>
          </table:table-cell>
          <table:table-cell table:formula="of:=[.C47]+0.02*[.C47]-0.0005*[.C47]*[.B47]" office:value-type="float" office:value="118.532374341355" calcext:value-type="float">
            <text:p>118,532374341355</text:p>
          </table:table-cell>
          <table:table-cell table:formula="of:=IF([.B47]&gt;[.B48]; 1; 0)" office:value-type="float" office:value="0" calcext:value-type="float">
            <text:p>0</text:p>
          </table:table-cell>
          <table:table-cell table:formula="of:=IF([.C48]&lt;[.C47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0.0005*[.C48]*[.B48]-0.05*[.B48]" office:value-type="float" office:value="38.509798875631" calcext:value-type="float">
            <text:p>38,509798875631</text:p>
          </table:table-cell>
          <table:table-cell table:formula="of:=[.C48]+0.02*[.C48]-0.0005*[.C48]*[.B48]" office:value-type="float" office:value="118.641647200675" calcext:value-type="float">
            <text:p>118,641647200675</text:p>
          </table:table-cell>
          <table:table-cell table:formula="of:=IF([.B48]&gt;[.B49]; 1; 0)" office:value-type="float" office:value="0" calcext:value-type="float">
            <text:p>0</text:p>
          </table:table-cell>
          <table:table-cell table:formula="of:=IF([.C49]&lt;[.C48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0.0005*[.C49]*[.B49]-0.05*[.B49]" office:value-type="float" office:value="38.8687419178352" calcext:value-type="float">
            <text:p>38,8687419178352</text:p>
          </table:table-cell>
          <table:table-cell table:formula="of:=[.C49]+0.02*[.C49]-0.0005*[.C49]*[.B49]" office:value-type="float" office:value="118.730047158703" calcext:value-type="float">
            <text:p>118,730047158703</text:p>
          </table:table-cell>
          <table:table-cell table:formula="of:=IF([.B49]&gt;[.B50]; 1; 0)" office:value-type="float" office:value="0" calcext:value-type="float">
            <text:p>0</text:p>
          </table:table-cell>
          <table:table-cell table:formula="of:=IF([.C50]&lt;[.C49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0.0005*[.C50]*[.B50]-0.05*[.B50]" office:value-type="float" office:value="39.2327486023954" calcext:value-type="float">
            <text:p>39,2327486023954</text:p>
          </table:table-cell>
          <table:table-cell table:formula="of:=[.C50]+0.02*[.C50]-0.0005*[.C50]*[.B50]" office:value-type="float" office:value="118.797204321425" calcext:value-type="float">
            <text:p>118,797204321425</text:p>
          </table:table-cell>
          <table:table-cell table:formula="of:=IF([.B50]&gt;[.B51]; 1; 0)" office:value-type="float" office:value="0" calcext:value-type="float">
            <text:p>0</text:p>
          </table:table-cell>
          <table:table-cell table:formula="of:=IF([.C51]&lt;[.C50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0.0005*[.C51]*[.B51]-0.05*[.B51]" office:value-type="float" office:value="39.6014815981806" calcext:value-type="float">
            <text:p>39,6014815981806</text:p>
          </table:table-cell>
          <table:table-cell table:formula="of:=[.C51]+0.02*[.C51]-0.0005*[.C51]*[.B51]" office:value-type="float" office:value="118.842777981949" calcext:value-type="float">
            <text:p>118,842777981949</text:p>
          </table:table-cell>
          <table:table-cell table:formula="of:=IF([.B51]&gt;[.B52]; 1; 0)" office:value-type="float" office:value="0" calcext:value-type="float">
            <text:p>0</text:p>
          </table:table-cell>
          <table:table-cell table:formula="of:=IF([.C52]&lt;[.C51]; 1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table:formula="of:=[.B52]+0.0005*[.C52]*[.B52]-0.05*[.B52]" office:value-type="float" office:value="39.974582560936" calcext:value-type="float">
            <text:p>39,974582560936</text:p>
          </table:table-cell>
          <table:table-cell table:style-name="ce1" table:formula="of:=[.C52]+0.02*[.C52]-0.0005*[.C52]*[.B52]" office:value-type="float" office:value="118.866458498923" calcext:value-type="float">
            <text:p>118,866458498923</text:p>
          </table:table-cell>
          <table:table-cell table:formula="of:=IF([.B52]&gt;[.B53]; 1; 0)" office:value-type="float" office:value="0" calcext:value-type="float">
            <text:p>0</text:p>
          </table:table-cell>
          <table:table-cell table:formula="of:=IF([.C53]&lt;[.C52]; 1; 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Zadanie 2 a</text:p>
          </table:table-cell>
          <table:table-cell table:style-name="ce2" office:value-type="string" calcext:value-type="string">
            <text:p>Zadanie 2 b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.B53]+0.0005*[.C53]*[.B53]-0.05*[.B53]" office:value-type="float" office:value="40.3516719623848" calcext:value-type="float">
            <text:p>40,3516719623848</text:p>
          </table:table-cell>
          <table:table-cell table:style-name="ce2" table:formula="of:=[.C53]+0.02*[.C53]-0.0005*[.C53]*[.B53]" office:value-type="float" office:value="118.867969139406" calcext:value-type="float">
            <text:p>118,867969139406</text:p>
          </table:table-cell>
          <table:table-cell table:formula="of:=IF([.B53]&gt;[.B54]; 1; 0)" office:value-type="float" office:value="0" calcext:value-type="float">
            <text:p>0</text:p>
          </table:table-cell>
          <table:table-cell table:formula="of:=IF([.C54]&lt;[.C53]; 1; 0)" office:value-type="float" office:value="0" calcext:value-type="float">
            <text:p>0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.B54]+0.0005*[.C54]*[.B54]-0.05*[.B54]" office:value-type="float" office:value="40.7323490130397" calcext:value-type="float">
            <text:p>40,7323490130397</text:p>
          </table:table-cell>
          <table:table-cell table:style-name="ce2" table:formula="of:=[.C54]+0.02*[.C54]-0.0005*[.C54]*[.B54]" office:value-type="float" office:value="118.84706787342" calcext:value-type="float">
            <text:p>118,84706787342</text:p>
          </table:table-cell>
          <table:table-cell table:formula="of:=IF([.B54]&gt;[.B55]; 1; 0)" office:value-type="float" office:value="0" calcext:value-type="float">
            <text:p>0</text:p>
          </table:table-cell>
          <table:table-cell table:style-name="ce2" table:formula="of:=IF([.C55]&lt;[.C54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+0.0005*[.C55]*[.B55]-0.05*[.B55]" office:value-type="float" office:value="41.116191686286" calcext:value-type="float">
            <text:p>41,116191686286</text:p>
          </table:table-cell>
          <table:table-cell table:formula="of:=[.C55]+0.02*[.C55]-0.0005*[.C55]*[.B55]" office:value-type="float" office:value="118.80354910699" calcext:value-type="float">
            <text:p>118,80354910699</text:p>
          </table:table-cell>
          <table:table-cell table:formula="of:=IF([.B55]&gt;[.B56]; 1; 0)" office:value-type="float" office:value="0" calcext:value-type="float">
            <text:p>0</text:p>
          </table:table-cell>
          <table:table-cell table:formula="of:=IF([.C56]&lt;[.C55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+0.0005*[.C56]*[.B56]-0.05*[.B56]" office:value-type="float" office:value="41.5027568510187" calcext:value-type="float">
            <text:p>41,5027568510187</text:p>
          </table:table-cell>
          <table:table-cell table:formula="of:=[.C56]+0.02*[.C56]-0.0005*[.C56]*[.B56]" office:value-type="float" office:value="118.737245340083" calcext:value-type="float">
            <text:p>118,737245340083</text:p>
          </table:table-cell>
          <table:table-cell table:formula="of:=IF([.B56]&gt;[.B57]; 1; 0)" office:value-type="float" office:value="0" calcext:value-type="float">
            <text:p>0</text:p>
          </table:table-cell>
          <table:table-cell table:formula="of:=IF([.C57]&lt;[.C56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0.0005*[.C57]*[.B57]-0.05*[.B57]" office:value-type="float" office:value="41.8915805197224" calcext:value-type="float">
            <text:p>41,8915805197224</text:p>
          </table:table-cell>
          <table:table-cell table:formula="of:=[.C57]+0.02*[.C57]-0.0005*[.C57]*[.B57]" office:value-type="float" office:value="118.64802873563" calcext:value-type="float">
            <text:p>118,64802873563</text:p>
          </table:table-cell>
          <table:table-cell table:formula="of:=IF([.B57]&gt;[.B58]; 1; 0)" office:value-type="float" office:value="0" calcext:value-type="float">
            <text:p>0</text:p>
          </table:table-cell>
          <table:table-cell table:formula="of:=IF([.C58]&lt;[.C57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0.0005*[.C58]*[.B58]-0.05*[.B58]" office:value-type="float" office:value="42.2821782183788" calcext:value-type="float">
            <text:p>42,2821782183788</text:p>
          </table:table-cell>
          <table:table-cell table:formula="of:=[.C58]+0.02*[.C58]-0.0005*[.C58]*[.B58]" office:value-type="float" office:value="118.5358125857" calcext:value-type="float">
            <text:p>118,5358125857</text:p>
          </table:table-cell>
          <table:table-cell table:formula="of:=IF([.B58]&gt;[.B59]; 1; 0)" office:value-type="float" office:value="0" calcext:value-type="float">
            <text:p>0</text:p>
          </table:table-cell>
          <table:table-cell table:formula="of:=IF([.C59]&lt;[.C58]; 1; 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adanie 1</text:p>
          </table:table-cell>
          <table:table-cell table:style-name="ce2" table:formula="of:=ROUND([.B62];2)" office:value-type="float" office:value="43.46" calcext:value-type="float">
            <text:p>43,46</text:p>
          </table:table-cell>
          <table:table-cell table:style-name="ce2" table:formula="of:=ROUND([.C62];2)" office:value-type="float" office:value="118.06" calcext:value-type="float">
            <text:p>118,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0.0005*[.C59]*[.B59]-0.05*[.B59]" office:value-type="float" office:value="42.6740454839643" calcext:value-type="float">
            <text:p>42,6740454839643</text:p>
          </table:table-cell>
          <table:table-cell table:formula="of:=[.C59]+0.02*[.C59]-0.0005*[.C59]*[.B59]" office:value-type="float" office:value="118.400552660909" calcext:value-type="float">
            <text:p>118,400552660909</text:p>
          </table:table-cell>
          <table:table-cell table:formula="of:=IF([.B59]&gt;[.B60]; 1; 0)" office:value-type="float" office:value="0" calcext:value-type="float">
            <text:p>0</text:p>
          </table:table-cell>
          <table:table-cell table:formula="of:=IF([.C60]&lt;[.C59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+0.0005*[.C60]*[.B60]-0.05*[.B60]" office:value-type="float" office:value="43.0666584945551" calcext:value-type="float">
            <text:p>43,0666584945551</text:p>
          </table:table-cell>
          <table:table-cell table:formula="of:=[.C60]+0.02*[.C60]-0.0005*[.C60]*[.B60]" office:value-type="float" office:value="118.242248429339" calcext:value-type="float">
            <text:p>118,242248429339</text:p>
          </table:table-cell>
          <table:table-cell table:formula="of:=IF([.B60]&gt;[.B61]; 1; 0)" office:value-type="float" office:value="0" calcext:value-type="float">
            <text:p>0</text:p>
          </table:table-cell>
          <table:table-cell table:formula="of:=IF([.C61]&lt;[.C60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+0.0005*[.C61]*[.B61]-0.05*[.B61]" office:value-type="float" office:value="43.4594748361947" calcext:value-type="float">
            <text:p>43,4594748361947</text:p>
          </table:table-cell>
          <table:table-cell table:formula="of:=[.C61]+0.02*[.C61]-0.0005*[.C61]*[.B61]" office:value-type="float" office:value="118.060944131558" calcext:value-type="float">
            <text:p>118,060944131558</text:p>
          </table:table-cell>
          <table:table-cell table:formula="of:=IF([.B61]&gt;[.B62]; 1; 0)" office:value-type="float" office:value="0" calcext:value-type="float">
            <text:p>0</text:p>
          </table:table-cell>
          <table:table-cell table:formula="of:=IF([.C62]&lt;[.C61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+0.0005*[.C62]*[.B62]-0.05*[.B62]" office:value-type="float" office:value="43.8519344096964" calcext:value-type="float">
            <text:p>43,8519344096964</text:p>
          </table:table-cell>
          <table:table-cell table:formula="of:=[.C62]+0.02*[.C62]-0.0005*[.C62]*[.B62]" office:value-type="float" office:value="117.856729698878" calcext:value-type="float">
            <text:p>117,856729698878</text:p>
          </table:table-cell>
          <table:table-cell table:formula="of:=IF([.B62]&gt;[.B63]; 1; 0)" office:value-type="float" office:value="0" calcext:value-type="float">
            <text:p>0</text:p>
          </table:table-cell>
          <table:table-cell table:formula="of:=IF([.C63]&lt;[.C62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+0.0005*[.C63]*[.B63]-0.05*[.B63]" office:value-type="float" office:value="44.2434604794598" calcext:value-type="float">
            <text:p>44,2434604794598</text:p>
          </table:table-cell>
          <table:table-cell table:formula="of:=[.C63]+0.02*[.C63]-0.0005*[.C63]*[.B63]" office:value-type="float" office:value="117.629741502607" calcext:value-type="float">
            <text:p>117,629741502607</text:p>
          </table:table-cell>
          <table:table-cell table:formula="of:=IF([.B63]&gt;[.B64]; 1; 0)" office:value-type="float" office:value="0" calcext:value-type="float">
            <text:p>0</text:p>
          </table:table-cell>
          <table:table-cell table:formula="of:=IF([.C64]&lt;[.C63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+0.0005*[.C64]*[.B64]-0.05*[.B64]" office:value-type="float" office:value="44.6334608651767" calcext:value-type="float">
            <text:p>44,6334608651767</text:p>
          </table:table-cell>
          <table:table-cell table:formula="of:=[.C64]+0.02*[.C64]-0.0005*[.C64]*[.B64]" office:value-type="float" office:value="117.380162922969" calcext:value-type="float">
            <text:p>117,380162922969</text:p>
          </table:table-cell>
          <table:table-cell table:formula="of:=IF([.B64]&gt;[.B65]; 1; 0)" office:value-type="float" office:value="0" calcext:value-type="float">
            <text:p>0</text:p>
          </table:table-cell>
          <table:table-cell table:formula="of:=IF([.C65]&lt;[.C64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+0.0005*[.C65]*[.B65]-0.05*[.B65]" office:value-type="float" office:value="45.021329276003" calcext:value-type="float">
            <text:p>45,021329276003</text:p>
          </table:table-cell>
          <table:table-cell table:formula="of:=[.C65]+0.02*[.C65]-0.0005*[.C65]*[.B65]" office:value-type="float" office:value="117.108224727344" calcext:value-type="float">
            <text:p>117,108224727344</text:p>
          </table:table-cell>
          <table:table-cell table:formula="of:=IF([.B65]&gt;[.B66]; 1; 0)" office:value-type="float" office:value="0" calcext:value-type="float">
            <text:p>0</text:p>
          </table:table-cell>
          <table:table-cell table:formula="of:=IF([.C66]&lt;[.C65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+0.0005*[.C66]*[.B66]-0.05*[.B66]" office:value-type="float" office:value="45.4064467853918" calcext:value-type="float">
            <text:p>45,4064467853918</text:p>
          </table:table-cell>
          <table:table-cell table:formula="of:=[.C66]+0.02*[.C66]-0.0005*[.C66]*[.B66]" office:value-type="float" office:value="116.814205248701" calcext:value-type="float">
            <text:p>116,814205248701</text:p>
          </table:table-cell>
          <table:table-cell table:formula="of:=IF([.B66]&gt;[.B67]; 1; 0)" office:value-type="float" office:value="0" calcext:value-type="float">
            <text:p>0</text:p>
          </table:table-cell>
          <table:table-cell table:formula="of:=IF([.C67]&lt;[.C66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+0.0005*[.C67]*[.B67]-0.05*[.B67]" office:value-type="float" office:value="45.7881834433238" calcext:value-type="float">
            <text:p>45,7881834433238</text:p>
          </table:table-cell>
          <table:table-cell table:formula="of:=[.C67]+0.02*[.C67]-0.0005*[.C67]*[.B67]" office:value-type="float" office:value="116.498430356474" calcext:value-type="float">
            <text:p>116,498430356474</text:p>
          </table:table-cell>
          <table:table-cell table:formula="of:=IF([.B67]&gt;[.B68]; 1; 0)" office:value-type="float" office:value="0" calcext:value-type="float">
            <text:p>0</text:p>
          </table:table-cell>
          <table:table-cell table:formula="of:=IF([.C68]&lt;[.C67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+0.0005*[.C68]*[.B68]-0.05*[.B68]" office:value-type="float" office:value="46.1659000211683" calcext:value-type="float">
            <text:p>46,1659000211683</text:p>
          </table:table-cell>
          <table:table-cell table:formula="of:=[.C68]+0.02*[.C68]-0.0005*[.C68]*[.B68]" office:value-type="float" office:value="116.161273213593" calcext:value-type="float">
            <text:p>116,161273213593</text:p>
          </table:table-cell>
          <table:table-cell table:formula="of:=IF([.B68]&gt;[.B69]; 1; 0)" office:value-type="float" office:value="0" calcext:value-type="float">
            <text:p>0</text:p>
          </table:table-cell>
          <table:table-cell table:formula="of:=IF([.C69]&lt;[.C68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+0.0005*[.C69]*[.B69]-0.05*[.B69]" office:value-type="float" office:value="46.5389498828651" calcext:value-type="float">
            <text:p>46,5389498828651</text:p>
          </table:table-cell>
          <table:table-cell table:formula="of:=[.C69]+0.02*[.C69]-0.0005*[.C69]*[.B69]" office:value-type="float" office:value="115.803153815109" calcext:value-type="float">
            <text:p>115,803153815109</text:p>
          </table:table-cell>
          <table:table-cell table:formula="of:=IF([.B69]&gt;[.B70]; 1; 0)" office:value-type="float" office:value="0" calcext:value-type="float">
            <text:p>0</text:p>
          </table:table-cell>
          <table:table-cell table:formula="of:=IF([.C70]&lt;[.C69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+0.0005*[.C70]*[.B70]-0.05*[.B70]" office:value-type="float" office:value="46.9066809745614" calcext:value-type="float">
            <text:p>46,9066809745614</text:p>
          </table:table-cell>
          <table:table-cell table:formula="of:=[.C70]+0.02*[.C70]-0.0005*[.C70]*[.B70]" office:value-type="float" office:value="115.424538305572" calcext:value-type="float">
            <text:p>115,424538305572</text:p>
          </table:table-cell>
          <table:table-cell table:formula="of:=IF([.B70]&gt;[.B71]; 1; 0)" office:value-type="float" office:value="0" calcext:value-type="float">
            <text:p>0</text:p>
          </table:table-cell>
          <table:table-cell table:formula="of:=IF([.C71]&lt;[.C70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0.0005*[.C71]*[.B71]-0.05*[.B71]" office:value-type="float" office:value="47.268437923301" calcext:value-type="float">
            <text:p>47,268437923301</text:p>
          </table:table-cell>
          <table:table-cell table:formula="of:=[.C71]+0.02*[.C71]-0.0005*[.C71]*[.B71]" office:value-type="float" office:value="115.025938074216" calcext:value-type="float">
            <text:p>115,025938074216</text:p>
          </table:table-cell>
          <table:table-cell table:formula="of:=IF([.B71]&gt;[.B72]; 1; 0)" office:value-type="float" office:value="0" calcext:value-type="float">
            <text:p>0</text:p>
          </table:table-cell>
          <table:table-cell table:formula="of:=IF([.C72]&lt;[.C71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+0.0005*[.C72]*[.B72]-0.05*[.B72]" office:value-type="float" office:value="47.6235642338513" calcext:value-type="float">
            <text:p>47,6235642338513</text:p>
          </table:table-cell>
          <table:table-cell table:formula="of:=[.C72]+0.02*[.C72]-0.0005*[.C72]*[.B72]" office:value-type="float" office:value="114.607908628985" calcext:value-type="float">
            <text:p>114,607908628985</text:p>
          </table:table-cell>
          <table:table-cell table:formula="of:=IF([.B72]&gt;[.B73]; 1; 0)" office:value-type="float" office:value="0" calcext:value-type="float">
            <text:p>0</text:p>
          </table:table-cell>
          <table:table-cell table:formula="of:=IF([.C73]&lt;[.C72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+0.0005*[.C73]*[.B73]-0.05*[.B73]" office:value-type="float" office:value="47.9714045713086" calcext:value-type="float">
            <text:p>47,9714045713086</text:p>
          </table:table-cell>
          <table:table-cell table:formula="of:=[.C73]+0.02*[.C73]-0.0005*[.C73]*[.B73]" office:value-type="float" office:value="114.171048252415" calcext:value-type="float">
            <text:p>114,171048252415</text:p>
          </table:table-cell>
          <table:table-cell table:formula="of:=IF([.B73]&gt;[.B74]; 1; 0)" office:value-type="float" office:value="0" calcext:value-type="float">
            <text:p>0</text:p>
          </table:table-cell>
          <table:table-cell table:formula="of:=IF([.C74]&lt;[.C73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+0.0005*[.C74]*[.B74]-0.05*[.B74]" office:value-type="float" office:value="48.3113071157667" calcext:value-type="float">
            <text:p>48,3113071157667</text:p>
          </table:table-cell>
          <table:table-cell table:formula="of:=[.C74]+0.02*[.C74]-0.0005*[.C74]*[.B74]" office:value-type="float" office:value="113.715996444439" calcext:value-type="float">
            <text:p>113,715996444439</text:p>
          </table:table-cell>
          <table:table-cell table:formula="of:=IF([.B74]&gt;[.B75]; 1; 0)" office:value-type="float" office:value="0" calcext:value-type="float">
            <text:p>0</text:p>
          </table:table-cell>
          <table:table-cell table:formula="of:=IF([.C75]&lt;[.C74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+0.0005*[.C75]*[.B75]-0.05*[.B75]" office:value-type="float" office:value="48.6426259740797" calcext:value-type="float">
            <text:p>48,6426259740797</text:p>
          </table:table-cell>
          <table:table-cell table:formula="of:=[.C75]+0.02*[.C75]-0.0005*[.C75]*[.B75]" office:value-type="float" office:value="113.243432159227" calcext:value-type="float">
            <text:p>113,243432159227</text:p>
          </table:table-cell>
          <table:table-cell table:formula="of:=IF([.B75]&gt;[.B76]; 1; 0)" office:value-type="float" office:value="0" calcext:value-type="float">
            <text:p>0</text:p>
          </table:table-cell>
          <table:table-cell table:formula="of:=IF([.C76]&lt;[.C75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+0.0005*[.C76]*[.B76]-0.05*[.B76]" office:value-type="float" office:value="48.9647236326469" calcext:value-type="float">
            <text:p>48,9647236326469</text:p>
          </table:table-cell>
          <table:table-cell table:formula="of:=[.C76]+0.02*[.C76]-0.0005*[.C76]*[.B76]" office:value-type="float" office:value="112.75407184514" calcext:value-type="float">
            <text:p>112,75407184514</text:p>
          </table:table-cell>
          <table:table-cell table:formula="of:=IF([.B76]&gt;[.B77]; 1; 0)" office:value-type="float" office:value="0" calcext:value-type="float">
            <text:p>0</text:p>
          </table:table-cell>
          <table:table-cell table:formula="of:=IF([.C77]&lt;[.C76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+0.0005*[.C77]*[.B77]-0.05*[.B77]" office:value-type="float" office:value="49.276973434191" calcext:value-type="float">
            <text:p>49,276973434191</text:p>
          </table:table-cell>
          <table:table-cell table:formula="of:=[.C77]+0.02*[.C77]-0.0005*[.C77]*[.B77]" office:value-type="float" office:value="112.248667298866" calcext:value-type="float">
            <text:p>112,248667298866</text:p>
          </table:table-cell>
          <table:table-cell table:formula="of:=IF([.B77]&gt;[.B78]; 1; 0)" office:value-type="float" office:value="0" calcext:value-type="float">
            <text:p>0</text:p>
          </table:table-cell>
          <table:table-cell table:formula="of:=IF([.C78]&lt;[.C77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+0.0005*[.C78]*[.B78]-0.05*[.B78]" office:value-type="float" office:value="49.5787620607362" calcext:value-type="float">
            <text:p>49,5787620607362</text:p>
          </table:table-cell>
          <table:table-cell table:formula="of:=[.C78]+0.02*[.C78]-0.0005*[.C78]*[.B78]" office:value-type="float" office:value="111.728003346589" calcext:value-type="float">
            <text:p>111,728003346589</text:p>
          </table:table-cell>
          <table:table-cell table:formula="of:=IF([.B78]&gt;[.B79]; 1; 0)" office:value-type="float" office:value="0" calcext:value-type="float">
            <text:p>0</text:p>
          </table:table-cell>
          <table:table-cell table:formula="of:=IF([.C79]&lt;[.C78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+0.0005*[.C79]*[.B79]-0.05*[.B79]" office:value-type="float" office:value="49.8694920044203" calcext:value-type="float">
            <text:p>49,8694920044203</text:p>
          </table:table-cell>
          <table:table-cell table:formula="of:=[.C79]+0.02*[.C79]-0.0005*[.C79]*[.B79]" office:value-type="float" office:value="111.1928953668" calcext:value-type="float">
            <text:p>111,1928953668</text:p>
          </table:table-cell>
          <table:table-cell table:formula="of:=IF([.B79]&gt;[.B80]; 1; 0)" office:value-type="float" office:value="0" calcext:value-type="float">
            <text:p>0</text:p>
          </table:table-cell>
          <table:table-cell table:formula="of:=IF([.C80]&lt;[.C79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+0.0005*[.C80]*[.B80]-0.05*[.B80]" office:value-type="float" office:value="50.1485840074207" calcext:value-type="float">
            <text:p>50,1485840074207</text:p>
          </table:table-cell>
          <table:table-cell table:formula="of:=[.C80]+0.02*[.C80]-0.0005*[.C80]*[.B80]" office:value-type="float" office:value="110.644186670914" calcext:value-type="float">
            <text:p>110,644186670914</text:p>
          </table:table-cell>
          <table:table-cell table:formula="of:=IF([.B80]&gt;[.B81]; 1; 0)" office:value-type="float" office:value="0" calcext:value-type="float">
            <text:p>0</text:p>
          </table:table-cell>
          <table:table-cell table:formula="of:=IF([.C81]&lt;[.C80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+0.0005*[.C81]*[.B81]-0.05*[.B81]" office:value-type="float" office:value="50.4154794521492" calcext:value-type="float">
            <text:p>50,4154794521492</text:p>
          </table:table-cell>
          <table:table-cell table:formula="of:=[.C81]+0.02*[.C81]-0.0005*[.C81]*[.B81]" office:value-type="float" office:value="110.082745759233" calcext:value-type="float">
            <text:p>110,082745759233</text:p>
          </table:table-cell>
          <table:table-cell table:formula="of:=IF([.B81]&gt;[.B82]; 1; 0)" office:value-type="float" office:value="0" calcext:value-type="float">
            <text:p>0</text:p>
          </table:table-cell>
          <table:table-cell table:formula="of:=IF([.C82]&lt;[.C81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+0.0005*[.C82]*[.B82]-0.05*[.B82]" office:value-type="float" office:value="50.6696426829722" calcext:value-type="float">
            <text:p>50,6696426829722</text:p>
          </table:table-cell>
          <table:table-cell table:formula="of:=[.C82]+0.02*[.C82]-0.0005*[.C82]*[.B82]" office:value-type="float" office:value="109.509463470987" calcext:value-type="float">
            <text:p>109,509463470987</text:p>
          </table:table-cell>
          <table:table-cell table:formula="of:=IF([.B82]&gt;[.B83]; 1; 0)" office:value-type="float" office:value="0" calcext:value-type="float">
            <text:p>0</text:p>
          </table:table-cell>
          <table:table-cell table:formula="of:=IF([.C83]&lt;[.C82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+0.0005*[.C83]*[.B83]-0.05*[.B83]" office:value-type="float" office:value="50.910563241063" calcext:value-type="float">
            <text:p>50,910563241063</text:p>
          </table:table-cell>
          <table:table-cell table:formula="of:=[.C83]+0.02*[.C83]-0.0005*[.C83]*[.B83]" office:value-type="float" office:value="108.925250048168" calcext:value-type="float">
            <text:p>108,925250048168</text:p>
          </table:table-cell>
          <table:table-cell table:formula="of:=IF([.B83]&gt;[.B84]; 1; 0)" office:value-type="float" office:value="0" calcext:value-type="float">
            <text:p>0</text:p>
          </table:table-cell>
          <table:table-cell table:formula="of:=IF([.C84]&lt;[.C83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+0.0005*[.C84]*[.B84]-0.05*[.B84]" office:value-type="float" office:value="51.1377579945728" calcext:value-type="float">
            <text:p>51,1377579945728</text:p>
          </table:table-cell>
          <table:table-cell table:formula="of:=[.C84]+0.02*[.C84]-0.0005*[.C84]*[.B84]" office:value-type="float" office:value="108.331032133568" calcext:value-type="float">
            <text:p>108,331032133568</text:p>
          </table:table-cell>
          <table:table-cell table:formula="of:=IF([.B84]&gt;[.B85]; 1; 0)" office:value-type="float" office:value="0" calcext:value-type="float">
            <text:p>0</text:p>
          </table:table-cell>
          <table:table-cell table:formula="of:=IF([.C85]&lt;[.C84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0.0005*[.C85]*[.B85]-0.05*[.B85]" office:value-type="float" office:value="51.3507731471185" calcext:value-type="float">
            <text:p>51,3507731471185</text:p>
          </table:table-cell>
          <table:table-cell table:formula="of:=[.C85]+0.02*[.C85]-0.0005*[.C85]*[.B85]" office:value-type="float" office:value="107.727749723965" calcext:value-type="float">
            <text:p>107,727749723965</text:p>
          </table:table-cell>
          <table:table-cell table:formula="of:=IF([.B85]&gt;[.B86]; 1; 0)" office:value-type="float" office:value="0" calcext:value-type="float">
            <text:p>0</text:p>
          </table:table-cell>
          <table:table-cell table:formula="of:=IF([.C86]&lt;[.C85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+0.0005*[.C86]*[.B86]-0.05*[.B86]" office:value-type="float" office:value="51.549186108625" calcext:value-type="float">
            <text:p>51,549186108625</text:p>
          </table:table-cell>
          <table:table-cell table:formula="of:=[.C86]+0.02*[.C86]-0.0005*[.C86]*[.B86]" office:value-type="float" office:value="107.116353099582" calcext:value-type="float">
            <text:p>107,116353099582</text:p>
          </table:table-cell>
          <table:table-cell table:formula="of:=IF([.B86]&gt;[.B87]; 1; 0)" office:value-type="float" office:value="0" calcext:value-type="float">
            <text:p>0</text:p>
          </table:table-cell>
          <table:table-cell table:formula="of:=IF([.C87]&lt;[.C86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+0.0005*[.C87]*[.B87]-0.05*[.B87]" office:value-type="float" office:value="51.7326072137976" calcext:value-type="float">
            <text:p>51,7326072137976</text:p>
          </table:table-cell>
          <table:table-cell table:formula="of:=[.C87]+0.02*[.C87]-0.0005*[.C87]*[.B87]" office:value-type="float" office:value="106.49779975097" calcext:value-type="float">
            <text:p>106,49779975097</text:p>
          </table:table-cell>
          <table:table-cell table:formula="of:=IF([.B87]&gt;[.B88]; 1; 0)" office:value-type="float" office:value="0" calcext:value-type="float">
            <text:p>0</text:p>
          </table:table-cell>
          <table:table-cell table:formula="of:=IF([.C88]&lt;[.C87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+0.0005*[.C88]*[.B88]-0.05*[.B88]" office:value-type="float" office:value="51.900681274933" calcext:value-type="float">
            <text:p>51,900681274933</text:p>
          </table:table-cell>
          <table:table-cell table:formula="of:=[.C88]+0.02*[.C88]-0.0005*[.C88]*[.B88]" office:value-type="float" office:value="105.873051324164" calcext:value-type="float">
            <text:p>105,873051324164</text:p>
          </table:table-cell>
          <table:table-cell table:formula="of:=IF([.B88]&gt;[.B89]; 1; 0)" office:value-type="float" office:value="0" calcext:value-type="float">
            <text:p>0</text:p>
          </table:table-cell>
          <table:table-cell table:formula="of:=IF([.C89]&lt;[.C88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+0.0005*[.C89]*[.B89]-0.05*[.B89]" office:value-type="float" office:value="52.0530889573764" calcext:value-type="float">
            <text:p>52,0530889573764</text:p>
          </table:table-cell>
          <table:table-cell table:formula="of:=[.C89]+0.02*[.C89]-0.0005*[.C89]*[.B89]" office:value-type="float" office:value="105.243070604457" calcext:value-type="float">
            <text:p>105,243070604457</text:p>
          </table:table-cell>
          <table:table-cell table:formula="of:=IF([.B89]&gt;[.B90]; 1; 0)" office:value-type="float" office:value="0" calcext:value-type="float">
            <text:p>0</text:p>
          </table:table-cell>
          <table:table-cell table:formula="of:=IF([.C90]&lt;[.C89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+0.0005*[.C90]*[.B90]-0.05*[.B90]" office:value-type="float" office:value="52.1895479676682" calcext:value-type="float">
            <text:p>52,1895479676682</text:p>
          </table:table-cell>
          <table:table-cell table:formula="of:=[.C90]+0.02*[.C90]-0.0005*[.C90]*[.B90]" office:value-type="float" office:value="104.608818558386" calcext:value-type="float">
            <text:p>104,608818558386</text:p>
          </table:table-cell>
          <table:table-cell table:formula="of:=IF([.B90]&gt;[.B91]; 1; 0)" office:value-type="float" office:value="0" calcext:value-type="float">
            <text:p>0</text:p>
          </table:table-cell>
          <table:table-cell table:formula="of:=IF([.C91]&lt;[.C90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+0.0005*[.C91]*[.B91]-0.05*[.B91]" office:value-type="float" office:value="52.3098140462817" calcext:value-type="float">
            <text:p>52,3098140462817</text:p>
          </table:table-cell>
          <table:table-cell table:formula="of:=[.C91]+0.02*[.C91]-0.0005*[.C91]*[.B91]" office:value-type="float" office:value="103.971251452557" calcext:value-type="float">
            <text:p>103,971251452557</text:p>
          </table:table-cell>
          <table:table-cell table:formula="of:=IF([.B91]&gt;[.B92]; 1; 0)" office:value-type="float" office:value="0" calcext:value-type="float">
            <text:p>0</text:p>
          </table:table-cell>
          <table:table-cell table:formula="of:=IF([.C92]&lt;[.C91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+0.0005*[.C92]*[.B92]-0.05*[.B92]" office:value-type="float" office:value="52.4136817587889" calcext:value-type="float">
            <text:p>52,4136817587889</text:p>
          </table:table-cell>
          <table:table-cell table:formula="of:=[.C92]+0.02*[.C92]-0.0005*[.C92]*[.B92]" office:value-type="float" office:value="103.331318066786" calcext:value-type="float">
            <text:p>103,331318066786</text:p>
          </table:table-cell>
          <table:table-cell table:formula="of:=IF([.B92]&gt;[.B93]; 1; 0)" office:value-type="float" office:value="0" calcext:value-type="float">
            <text:p>0</text:p>
          </table:table-cell>
          <table:table-cell table:formula="of:=IF([.C93]&lt;[.C92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+0.0005*[.C93]*[.B93]-0.05*[.B93]" office:value-type="float" office:value="52.5009850812838" calcext:value-type="float">
            <text:p>52,5009850812838</text:p>
          </table:table-cell>
          <table:table-cell table:formula="of:=[.C93]+0.02*[.C93]-0.0005*[.C93]*[.B93]" office:value-type="float" office:value="102.689957017688" calcext:value-type="float">
            <text:p>102,689957017688</text:p>
          </table:table-cell>
          <table:table-cell table:formula="of:=IF([.B93]&gt;[.B94]; 1; 0)" office:value-type="float" office:value="0" calcext:value-type="float">
            <text:p>0</text:p>
          </table:table-cell>
          <table:table-cell table:formula="of:=IF([.C94]&lt;[.C93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+0.0005*[.C94]*[.B94]-0.05*[.B94]" office:value-type="float" office:value="52.5715977779113" calcext:value-type="float">
            <text:p>52,5715977779113</text:p>
          </table:table-cell>
          <table:table-cell table:formula="of:=[.C94]+0.02*[.C94]-0.0005*[.C94]*[.B94]" office:value-type="float" office:value="102.04809420735" calcext:value-type="float">
            <text:p>102,04809420735</text:p>
          </table:table-cell>
          <table:table-cell table:formula="of:=IF([.B94]&gt;[.B95]; 1; 0)" office:value-type="float" office:value="0" calcext:value-type="float">
            <text:p>0</text:p>
          </table:table-cell>
          <table:table-cell table:formula="of:=IF([.C95]&lt;[.C94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+0.0005*[.C95]*[.B95]-0.05*[.B95]" office:value-type="float" office:value="52.6254335703513" calcext:value-type="float">
            <text:p>52,6254335703513</text:p>
          </table:table-cell>
          <table:table-cell table:formula="of:=[.C95]+0.02*[.C95]-0.0005*[.C95]*[.B95]" office:value-type="float" office:value="101.406640410161" calcext:value-type="float">
            <text:p>101,406640410161</text:p>
          </table:table-cell>
          <table:table-cell table:formula="of:=IF([.B95]&gt;[.B96]; 1; 0)" office:value-type="float" office:value="0" calcext:value-type="float">
            <text:p>0</text:p>
          </table:table-cell>
          <table:table-cell table:formula="of:=IF([.C96]&lt;[.C95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+0.0005*[.C96]*[.B96]-0.05*[.B96]" office:value-type="float" office:value="52.6624461010824" calcext:value-type="float">
            <text:p>52,6624461010824</text:p>
          </table:table-cell>
          <table:table-cell table:formula="of:=[.C96]+0.02*[.C96]-0.0005*[.C96]*[.B96]" office:value-type="float" office:value="100.766489009116" calcext:value-type="float">
            <text:p>100,766489009116</text:p>
          </table:table-cell>
          <table:table-cell table:formula="of:=IF([.B96]&gt;[.B97]; 1; 0)" office:value-type="float" office:value="0" calcext:value-type="float">
            <text:p>0</text:p>
          </table:table-cell>
          <table:table-cell table:formula="of:=IF([.C97]&lt;[.C96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+0.0005*[.C97]*[.B97]-0.05*[.B97]" office:value-type="float" office:value="52.6826286941473" calcext:value-type="float">
            <text:p>52,6826286941473</text:p>
          </table:table-cell>
          <table:table-cell table:formula="of:=[.C97]+0.02*[.C97]-0.0005*[.C97]*[.B97]" office:value-type="float" office:value="100.128513891179" calcext:value-type="float">
            <text:p>100,128513891179</text:p>
          </table:table-cell>
          <table:table-cell table:formula="of:=IF([.B97]&gt;[.B98]; 1; 0)" office:value-type="float" office:value="0" calcext:value-type="float">
            <text:p>0</text:p>
          </table:table-cell>
          <table:table-cell table:formula="of:=IF([.C98]&lt;[.C97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+0.0005*[.C98]*[.B98]-0.05*[.B98]" office:value-type="float" office:value="52.6860139189528" calcext:value-type="float">
            <text:p>52,6860139189528</text:p>
          </table:table-cell>
          <table:table-cell table:formula="of:=[.C98]+0.02*[.C98]-0.0005*[.C98]*[.B98]" office:value-type="float" office:value="99.4935675094899" calcext:value-type="float">
            <text:p>99,4935675094899</text:p>
          </table:table-cell>
          <table:table-cell table:formula="of:=IF([.B98]&gt;[.B99]; 1; 0)" office:value-type="float" office:value="0" calcext:value-type="float">
            <text:p>0</text:p>
          </table:table-cell>
          <table:table-cell table:formula="of:=IF([.C99]&lt;[.C98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+0.0005*[.C99]*[.B99]-0.05*[.B99]" office:value-type="float" office:value="52.6726729643308" calcext:value-type="float">
            <text:p>52,6726729643308</text:p>
          </table:table-cell>
          <table:table-cell table:formula="of:=[.C99]+0.02*[.C99]-0.0005*[.C99]*[.B99]" office:value-type="float" office:value="98.8624791183541" calcext:value-type="float">
            <text:p>98,8624791183541</text:p>
          </table:table-cell>
          <table:table-cell table:style-name="ce2" table:formula="of:=IF([.B99]&gt;[.B100]; 1; 0)" office:value-type="float" office:value="1" calcext:value-type="float">
            <text:p>1</text:p>
          </table:table-cell>
          <table:table-cell table:formula="of:=IF([.C100]&lt;[.C99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+0.0005*[.C100]*[.B100]-0.05*[.B100]" office:value-type="float" office:value="52.6427148316363" calcext:value-type="float">
            <text:p>52,6427148316363</text:p>
          </table:table-cell>
          <table:table-cell table:formula="of:=[.C100]+0.02*[.C100]-0.0005*[.C100]*[.B100]" office:value-type="float" office:value="98.2360531851991" calcext:value-type="float">
            <text:p>98,2360531851991</text:p>
          </table:table-cell>
          <table:table-cell table:formula="of:=IF([.B100]&gt;[.B101]; 1; 0)" office:value-type="float" office:value="1" calcext:value-type="float">
            <text:p>1</text:p>
          </table:table-cell>
          <table:table-cell table:formula="of:=IF([.C101]&lt;[.C100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+0.0005*[.C101]*[.B101]-0.05*[.B101]" office:value-type="float" office:value="52.5962853570614" calcext:value-type="float">
            <text:p>52,5962853570614</text:p>
          </table:table-cell>
          <table:table-cell table:formula="of:=[.C101]+0.02*[.C101]-0.0005*[.C101]*[.B101]" office:value-type="float" office:value="97.6150679818962" calcext:value-type="float">
            <text:p>97,6150679818962</text:p>
          </table:table-cell>
          <table:table-cell table:formula="of:=IF([.B101]&gt;[.B102]; 1; 0)" office:value-type="float" office:value="1" calcext:value-type="float">
            <text:p>1</text:p>
          </table:table-cell>
          <table:table-cell table:formula="of:=IF([.C102]&lt;[.C101]; 1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+0.0005*[.C102]*[.B102]-0.05*[.B102]" office:value-type="float" office:value="52.5335660745707" calcext:value-type="float">
            <text:p>52,5335660745707</text:p>
          </table:table-cell>
          <table:table-cell table:formula="of:=[.C102]+0.02*[.C102]-0.0005*[.C102]*[.B102]" office:value-type="float" office:value="97.0002743561717" calcext:value-type="float">
            <text:p>97,000274356171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+0.0005*[.C103]*[.B103]-0.05*[.B103]" office:value-type="float" office:value="52.4547729319129" calcext:value-type="float">
            <text:p>52,4547729319129</text:p>
          </table:table-cell>
          <table:table-cell table:formula="of:=[.C103]+0.02*[.C103]-0.0005*[.C103]*[.B103]" office:value-type="float" office:value="96.3923946822244" calcext:value-type="float">
            <text:p>96,392394682224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+0.0005*[.C104]*[.B104]-0.05*[.B104]" office:value-type="float" office:value="52.360154873027" calcext:value-type="float">
            <text:p>52,360154873027</text:p>
          </table:table-cell>
          <table:table-cell table:formula="of:=[.C104]+0.02*[.C104]-0.0005*[.C104]*[.B104]" office:value-type="float" office:value="95.7921219881592" calcext:value-type="float">
            <text:p>95,7921219881592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+0.0005*[.C105]*[.B105]-0.05*[.B105]" office:value-type="float" office:value="52.2499923008336" calcext:value-type="float">
            <text:p>52,2499923008336</text:p>
          </table:table-cell>
          <table:table-cell table:formula="of:=[.C105]+0.02*[.C105]-0.0005*[.C105]*[.B105]" office:value-type="float" office:value="95.2001192564644" calcext:value-type="float">
            <text:p>95,200119256464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+0.0005*[.C106]*[.B106]-0.05*[.B106]" office:value-type="float" office:value="52.1245954348862" calcext:value-type="float">
            <text:p>52,1245954348862</text:p>
          </table:table-cell>
          <table:table-cell table:formula="of:=[.C106]+0.02*[.C106]-0.0005*[.C106]*[.B106]" office:value-type="float" office:value="94.6170188924994" calcext:value-type="float">
            <text:p>94,617018892499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+0.0005*[.C107]*[.B107]-0.05*[.B107]" office:value-type="float" office:value="51.9843025786552" calcext:value-type="float">
            <text:p>51,9843025786552</text:p>
          </table:table-cell>
          <table:table-cell table:formula="of:=[.C107]+0.02*[.C107]-0.0005*[.C107]*[.B107]" office:value-type="float" office:value="94.0434223548361" calcext:value-type="float">
            <text:p>94,043422354836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+0.0005*[.C108]*[.B108]-0.05*[.B108]" office:value-type="float" office:value="51.8294783113354" calcext:value-type="float">
            <text:p>51,8294783113354</text:p>
          </table:table-cell>
          <table:table-cell table:formula="of:=[.C108]+0.02*[.C108]-0.0005*[.C108]*[.B108]" office:value-type="float" office:value="93.4798999403198" calcext:value-type="float">
            <text:p>93,479899940319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+0.0005*[.C109]*[.B109]-0.05*[.B109]" office:value-type="float" office:value="51.66051161902" calcext:value-type="float">
            <text:p>51,66051161902</text:p>
          </table:table-cell>
          <table:table-cell table:formula="of:=[.C109]+0.02*[.C109]-0.0005*[.C109]*[.B109]" office:value-type="float" office:value="92.9269907158749" calcext:value-type="float">
            <text:p>92,926990715874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+0.0005*[.C110]*[.B110]-0.05*[.B110]" office:value-type="float" office:value="51.477813979868" calcext:value-type="float">
            <text:p>51,477813979868</text:p>
          </table:table-cell>
          <table:table-cell table:formula="of:=[.C110]+0.02*[.C110]-0.0005*[.C110]*[.B110]" office:value-type="float" office:value="92.3852025883934" calcext:value-type="float">
            <text:p>92,385202588393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+0.0005*[.C111]*[.B111]-0.05*[.B111]" office:value-type="float" office:value="51.2818174175435" calcext:value-type="float">
            <text:p>51,2818174175435</text:p>
          </table:table-cell>
          <table:table-cell table:formula="of:=[.C111]+0.02*[.C111]-0.0005*[.C111]*[.B111]" office:value-type="float" office:value="91.8550125034924" calcext:value-type="float">
            <text:p>91,855012503492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+0.0005*[.C112]*[.B112]-0.05*[.B112]" office:value-type="float" office:value="51.0729725367114" calcext:value-type="float">
            <text:p>51,0729725367114</text:p>
          </table:table-cell>
          <table:table-cell table:formula="of:=[.C112]+0.02*[.C112]-0.0005*[.C112]*[.B112]" office:value-type="float" office:value="91.3368667635171" calcext:value-type="float">
            <text:p>91,336866763517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0.0005*[.C113]*[.B113]-0.05*[.B113]" office:value-type="float" office:value="50.851746553777" calcext:value-type="float">
            <text:p>50,851746553777</text:p>
          </table:table-cell>
          <table:table-cell table:formula="of:=[.C113]+0.02*[.C113]-0.0005*[.C113]*[.B113]" office:value-type="float" office:value="90.8311814548862" calcext:value-type="float">
            <text:p>90,831181454886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+0.0005*[.C114]*[.B114]-0.05*[.B114]" office:value-type="float" office:value="50.6186213353502" calcext:value-type="float">
            <text:p>50,6186213353502</text:p>
          </table:table-cell>
          <table:table-cell table:formula="of:=[.C114]+0.02*[.C114]-0.0005*[.C114]*[.B114]" office:value-type="float" office:value="90.338342974722" calcext:value-type="float">
            <text:p>90,338342974722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+0.0005*[.C115]*[.B115]-0.05*[.B115]" office:value-type="float" office:value="50.3740914561329" calcext:value-type="float">
            <text:p>50,3740914561329</text:p>
          </table:table-cell>
          <table:table-cell table:formula="of:=[.C115]+0.02*[.C115]-0.0005*[.C115]*[.B115]" office:value-type="float" office:value="89.8587086466662" calcext:value-type="float">
            <text:p>89,8587086466662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+0.0005*[.C116]*[.B116]-0.05*[.B116]" office:value-type="float" office:value="50.1186622870748" calcext:value-type="float">
            <text:p>50,1186622870748</text:p>
          </table:table-cell>
          <table:table-cell table:formula="of:=[.C116]+0.02*[.C116]-0.0005*[.C116]*[.B116]" office:value-type="float" office:value="89.3926074158509" calcext:value-type="float">
            <text:p>89,392607415850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+0.0005*[.C117]*[.B117]-0.05*[.B117]" office:value-type="float" office:value="49.8528481237391" calcext:value-type="float">
            <text:p>49,8528481237391</text:p>
          </table:table-cell>
          <table:table-cell table:formula="of:=[.C117]+0.02*[.C117]-0.0005*[.C117]*[.B117]" office:value-type="float" office:value="88.9403406131499" calcext:value-type="float">
            <text:p>88,940340613149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+0.0005*[.C118]*[.B118]-0.05*[.B118]" office:value-type="float" office:value="49.5771703638827" calcext:value-type="float">
            <text:p>49,5771703638827</text:p>
          </table:table-cell>
          <table:table-cell table:formula="of:=[.C118]+0.02*[.C118]-0.0005*[.C118]*[.B118]" office:value-type="float" office:value="88.5021827790824" calcext:value-type="float">
            <text:p>88,502182779082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+0.0005*[.C119]*[.B119]-0.05*[.B119]" office:value-type="float" office:value="49.2921557422956" calcext:value-type="float">
            <text:p>49,2921557422956</text:p>
          </table:table-cell>
          <table:table-cell table:formula="of:=[.C119]+0.02*[.C119]-0.0005*[.C119]*[.B119]" office:value-type="float" office:value="88.078382538057" calcext:value-type="float">
            <text:p>88,078382538057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+0.0005*[.C120]*[.B120]-0.05*[.B120]" office:value-type="float" office:value="48.9983346299785" calcext:value-type="float">
            <text:p>48,9983346299785</text:p>
          </table:table-cell>
          <table:table-cell table:formula="of:=[.C120]+0.02*[.C120]-0.0005*[.C120]*[.B120]" office:value-type="float" office:value="87.6691635140205" calcext:value-type="float">
            <text:p>87,669163514020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+0.0005*[.C121]*[.B121]-0.05*[.B121]" office:value-type="float" office:value="48.6962394037747" calcext:value-type="float">
            <text:p>48,6962394037747</text:p>
          </table:table-cell>
          <table:table-cell table:formula="of:=[.C121]+0.02*[.C121]-0.0005*[.C121]*[.B121]" office:value-type="float" office:value="87.2747252790057" calcext:value-type="float">
            <text:p>87,274725279005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+0.0005*[.C122]*[.B122]-0.05*[.B122]" office:value-type="float" office:value="48.3864028916285" calcext:value-type="float">
            <text:p>48,3864028916285</text:p>
          </table:table-cell>
          <table:table-cell table:formula="of:=[.C122]+0.02*[.C122]-0.0005*[.C122]*[.B122]" office:value-type="float" office:value="86.8952443265433" calcext:value-type="float">
            <text:p>86,8952443265433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+0.0005*[.C123]*[.B123]-0.05*[.B123]" office:value-type="float" office:value="48.0693568977224" calcext:value-type="float">
            <text:p>48,0693568977224</text:p>
          </table:table-cell>
          <table:table-cell table:formula="of:=[.C123]+0.02*[.C123]-0.0005*[.C123]*[.B123]" office:value-type="float" office:value="86.5308750623988" calcext:value-type="float">
            <text:p>86,5308750623988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+0.0005*[.C124]*[.B124]-0.05*[.B124]" office:value-type="float" office:value="47.7456308108596" calcext:value-type="float">
            <text:p>47,7456308108596</text:p>
          </table:table-cell>
          <table:table-cell table:formula="of:=[.C124]+0.02*[.C124]-0.0005*[.C124]*[.B124]" office:value-type="float" office:value="86.1817508056235" calcext:value-type="float">
            <text:p>86,181750805623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+0.0005*[.C125]*[.B125]-0.05*[.B125]" office:value-type="float" office:value="47.4157502986161" calcext:value-type="float">
            <text:p>47,4157502986161</text:p>
          </table:table-cell>
          <table:table-cell table:formula="of:=[.C125]+0.02*[.C125]-0.0005*[.C125]*[.B125]" office:value-type="float" office:value="85.8479847934365" calcext:value-type="float">
            <text:p>85,847984793436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+0.0005*[.C126]*[.B126]-0.05*[.B126]" office:value-type="float" office:value="47.0802360889877" calcext:value-type="float">
            <text:p>47,0802360889877</text:p>
          </table:table-cell>
          <table:table-cell table:formula="of:=[.C126]+0.02*[.C126]-0.0005*[.C126]*[.B126]" office:value-type="float" office:value="85.5296711840028" calcext:value-type="float">
            <text:p>85,5296711840028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0.0005*[.C127]*[.B127]-0.05*[.B127]" office:value-type="float" office:value="46.7396028405165" calcext:value-type="float">
            <text:p>46,7396028405165</text:p>
          </table:table-cell>
          <table:table-cell table:formula="of:=[.C127]+0.02*[.C127]-0.0005*[.C127]*[.B127]" office:value-type="float" office:value="85.2268860517047" calcext:value-type="float">
            <text:p>85,226886051704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+0.0005*[.C128]*[.B128]-0.05*[.B128]" office:value-type="float" office:value="46.394358101186" calcext:value-type="float">
            <text:p>46,394358101186</text:p>
          </table:table-cell>
          <table:table-cell table:formula="of:=[.C128]+0.02*[.C128]-0.0005*[.C128]*[.B128]" office:value-type="float" office:value="84.9396883700435" calcext:value-type="float">
            <text:p>84,939688370043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+0.0005*[.C129]*[.B129]-0.05*[.B129]" office:value-type="float" office:value="46.0450013557482" calcext:value-type="float">
            <text:p>46,0450013557482</text:p>
          </table:table-cell>
          <table:table-cell table:formula="of:=[.C129]+0.02*[.C129]-0.0005*[.C129]*[.B129]" office:value-type="float" office:value="84.6681209778228" calcext:value-type="float">
            <text:p>84,668120977822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+0.0005*[.C130]*[.B130]-0.05*[.B130]" office:value-type="float" office:value="45.692023160567" calcext:value-type="float">
            <text:p>45,692023160567</text:p>
          </table:table-cell>
          <table:table-cell table:formula="of:=[.C130]+0.02*[.C130]-0.0005*[.C130]*[.B130]" office:value-type="float" office:value="84.4122115247731" calcext:value-type="float">
            <text:p>84,412211524773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+0.0005*[.C131]*[.B131]-0.05*[.B131]" office:value-type="float" office:value="45.335904364551" calcext:value-type="float">
            <text:p>45,335904364551</text:p>
          </table:table-cell>
          <table:table-cell table:formula="of:=[.C131]+0.02*[.C131]-0.0005*[.C131]*[.B131]" office:value-type="float" office:value="84.1719733932562" calcext:value-type="float">
            <text:p>84,171973393256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+0.0005*[.C132]*[.B132]-0.05*[.B132]" office:value-type="float" office:value="44.9771154142895" calcext:value-type="float">
            <text:p>44,9771154142895</text:p>
          </table:table-cell>
          <table:table-cell table:formula="of:=[.C132]+0.02*[.C132]-0.0005*[.C132]*[.B132]" office:value-type="float" office:value="83.9474065931552" calcext:value-type="float">
            <text:p>83,947406593155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+0.0005*[.C133]*[.B133]-0.05*[.B133]" office:value-type="float" office:value="44.6161157411104" calcext:value-type="float">
            <text:p>44,6161157411104</text:p>
          </table:table-cell>
          <table:table-cell table:formula="of:=[.C133]+0.02*[.C133]-0.0005*[.C133]*[.B133]" office:value-type="float" office:value="83.738498627483" calcext:value-type="float">
            <text:p>83,738498627483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+0.0005*[.C134]*[.B134]-0.05*[.B134]" office:value-type="float" office:value="44.2533532274301" calcext:value-type="float">
            <text:p>44,2533532274301</text:p>
          </table:table-cell>
          <table:table-cell table:formula="of:=[.C134]+0.02*[.C134]-0.0005*[.C134]*[.B134]" office:value-type="float" office:value="83.5452253266574" calcext:value-type="float">
            <text:p>83,5452253266574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+0.0005*[.C135]*[.B135]-0.05*[.B135]" office:value-type="float" office:value="43.8892637494815" calcext:value-type="float">
            <text:p>43,8892637494815</text:p>
          </table:table-cell>
          <table:table-cell table:formula="of:=[.C135]+0.02*[.C135]-0.0005*[.C135]*[.B135]" office:value-type="float" office:value="83.3675516497676" calcext:value-type="float">
            <text:p>83,367551649767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+0.0005*[.C136]*[.B136]-0.05*[.B136]" office:value-type="float" office:value="43.5242707932601" calcext:value-type="float">
            <text:p>43,5242707932601</text:p>
          </table:table-cell>
          <table:table-cell table:formula="of:=[.C136]+0.02*[.C136]-0.0005*[.C136]*[.B136]" office:value-type="float" office:value="83.2054324515104" calcext:value-type="float">
            <text:p>83,205432451510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+0.0005*[.C137]*[.B137]-0.05*[.B137]" office:value-type="float" office:value="43.158785140342" calcext:value-type="float">
            <text:p>43,158785140342</text:p>
          </table:table-cell>
          <table:table-cell table:formula="of:=[.C137]+0.02*[.C137]-0.0005*[.C137]*[.B137]" office:value-type="float" office:value="83.0588132137957" calcext:value-type="float">
            <text:p>83,058813213795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+0.0005*[.C138]*[.B138]-0.05*[.B138]" office:value-type="float" office:value="42.7932046200779" calcext:value-type="float">
            <text:p>42,7932046200779</text:p>
          </table:table-cell>
          <table:table-cell table:formula="of:=[.C138]+0.02*[.C138]-0.0005*[.C138]*[.B138]" office:value-type="float" office:value="82.9276307413186" calcext:value-type="float">
            <text:p>82,927630741318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+0.0005*[.C139]*[.B139]-0.05*[.B139]" office:value-type="float" office:value="42.4279139245597" calcext:value-type="float">
            <text:p>42,4279139245597</text:p>
          </table:table-cell>
          <table:table-cell table:formula="of:=[.C139]+0.02*[.C139]-0.0005*[.C139]*[.B139]" office:value-type="float" office:value="82.8118138206592" calcext:value-type="float">
            <text:p>82,8118138206592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+0.0005*[.C140]*[.B140]-0.05*[.B140]" office:value-type="float" office:value="42.0632844826915" calcext:value-type="float">
            <text:p>42,0632844826915</text:p>
          </table:table-cell>
          <table:table-cell table:formula="of:=[.C140]+0.02*[.C140]-0.0005*[.C140]*[.B140]" office:value-type="float" office:value="82.7112838427126" calcext:value-type="float">
            <text:p>82,711283842712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0.0005*[.C141]*[.B141]-0.05*[.B141]" office:value-type="float" office:value="41.6996743896593" calcext:value-type="float">
            <text:p>41,6996743896593</text:p>
          </table:table-cell>
          <table:table-cell table:formula="of:=[.C141]+0.02*[.C141]-0.0005*[.C141]*[.B141]" office:value-type="float" office:value="82.6259553884645" calcext:value-type="float">
            <text:p>82,6259553884645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+0.0005*[.C142]*[.B142]-0.05*[.B142]" office:value-type="float" office:value="41.3374283880931" calcext:value-type="float">
            <text:p>41,3374283880931</text:p>
          </table:table-cell>
          <table:table-cell table:formula="of:=[.C142]+0.02*[.C142]-0.0005*[.C142]*[.B142]" office:value-type="float" office:value="82.5557367783171" calcext:value-type="float">
            <text:p>82,555736778317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+0.0005*[.C143]*[.B143]-0.05*[.B143]" office:value-type="float" office:value="40.9768778972384" calcext:value-type="float">
            <text:p>40,9768778972384</text:p>
          </table:table-cell>
          <table:table-cell table:formula="of:=[.C143]+0.02*[.C143]-0.0005*[.C143]*[.B143]" office:value-type="float" office:value="82.5005305853334" calcext:value-type="float">
            <text:p>82,5005305853334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+0.0005*[.C144]*[.B144]-0.05*[.B144]" office:value-type="float" office:value="40.6183410865028" calcext:value-type="float">
            <text:p>40,6183410865028</text:p>
          </table:table-cell>
          <table:table-cell table:formula="of:=[.C144]+0.02*[.C144]-0.0005*[.C144]*[.B144]" office:value-type="float" office:value="82.4602341129138" calcext:value-type="float">
            <text:p>82,4602341129138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+0.0005*[.C145]*[.B145]-0.05*[.B145]" office:value-type="float" office:value="40.2621229898133" calcext:value-type="float">
            <text:p>40,2621229898133</text:p>
          </table:table-cell>
          <table:table-cell table:formula="of:=[.C145]+0.02*[.C145]-0.0005*[.C145]*[.B145]" office:value-type="float" office:value="82.4347398375365" calcext:value-type="float">
            <text:p>82,434739837536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+0.0005*[.C146]*[.B146]-0.05*[.B146]" office:value-type="float" office:value="39.9085156573087" calcext:value-type="float">
            <text:p>39,9085156573087</text:p>
          </table:table-cell>
          <table:table-cell table:formula="of:=[.C146]+0.02*[.C146]-0.0005*[.C146]*[.B146]" office:value-type="float" office:value="82.4239358173011" calcext:value-type="float">
            <text:p>82,423935817301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+0.0005*[.C147]*[.B147]-0.05*[.B147]" office:value-type="float" office:value="39.5577983409941" calcext:value-type="float">
            <text:p>39,5577983409941</text:p>
          </table:table-cell>
          <table:table-cell table:formula="of:=[.C147]+0.02*[.C147]-0.0005*[.C147]*[.B147]" office:value-type="float" office:value="82.4277060670963" calcext:value-type="float">
            <text:p>82,4277060670963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+0.0005*[.C148]*[.B148]-0.05*[.B148]" office:value-type="float" office:value="39.2102377111009" calcext:value-type="float">
            <text:p>39,2102377111009</text:p>
          </table:table-cell>
          <table:table-cell table:formula="of:=[.C148]+0.02*[.C148]-0.0005*[.C148]*[.B148]" office:value-type="float" office:value="82.4459309012817" calcext:value-type="float">
            <text:p>82,445930901281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+0.0005*[.C149]*[.B149]-0.05*[.B149]" office:value-type="float" office:value="38.8660881000219" calcext:value-type="float">
            <text:p>38,8660881000219</text:p>
          </table:table-cell>
          <table:table-cell table:formula="of:=[.C149]+0.02*[.C149]-0.0005*[.C149]*[.B149]" office:value-type="float" office:value="82.4784872448312" calcext:value-type="float">
            <text:p>82,4784872448312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+0.0005*[.C150]*[.B150]-0.05*[.B150]" office:value-type="float" office:value="38.5255917708279" calcext:value-type="float">
            <text:p>38,5255917708279</text:p>
          </table:table-cell>
          <table:table-cell table:formula="of:=[.C150]+0.02*[.C150]-0.0005*[.C150]*[.B150]" office:value-type="float" office:value="82.5252489139208" calcext:value-type="float">
            <text:p>82,525248913920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+0.0005*[.C151]*[.B151]-0.05*[.B151]" office:value-type="float" office:value="38.1889792075084" calcext:value-type="float">
            <text:p>38,1889792075084</text:p>
          </table:table-cell>
          <table:table-cell table:formula="of:=[.C151]+0.02*[.C151]-0.0005*[.C151]*[.B151]" office:value-type="float" office:value="82.5860868669774" calcext:value-type="float">
            <text:p>82,586086866977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+0.0005*[.C152]*[.B152]-0.05*[.B152]" office:value-type="float" office:value="37.8564694242292" calcext:value-type="float">
            <text:p>37,8564694242292</text:p>
          </table:table-cell>
          <table:table-cell table:formula="of:=[.C152]+0.02*[.C152]-0.0005*[.C152]*[.B152]" office:value-type="float" office:value="82.6608694272207" calcext:value-type="float">
            <text:p>82,6608694272207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+0.0005*[.C153]*[.B153]-0.05*[.B153]" office:value-type="float" office:value="37.5282702910436" calcext:value-type="float">
            <text:p>37,5282702910436</text:p>
          </table:table-cell>
          <table:table-cell table:formula="of:=[.C153]+0.02*[.C153]-0.0005*[.C153]*[.B153]" office:value-type="float" office:value="82.7494624777392" calcext:value-type="float">
            <text:p>82,749462477739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+0.0005*[.C154]*[.B154]-0.05*[.B154]" office:value-type="float" office:value="37.204578873643" calcext:value-type="float">
            <text:p>37,204578873643</text:p>
          </table:table-cell>
          <table:table-cell table:formula="of:=[.C154]+0.02*[.C154]-0.0005*[.C154]*[.B154]" office:value-type="float" office:value="82.8517296301424" calcext:value-type="float">
            <text:p>82,851729630142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0.0005*[.C155]*[.B155]-0.05*[.B155]" office:value-type="float" office:value="36.885581784882" calcext:value-type="float">
            <text:p>36,885581784882</text:p>
          </table:table-cell>
          <table:table-cell table:formula="of:=[.C155]+0.02*[.C155]-0.0005*[.C155]*[.B155]" office:value-type="float" office:value="82.967532367824" calcext:value-type="float">
            <text:p>82,96753236782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+0.0005*[.C156]*[.B156]-0.05*[.B156]" office:value-type="float" office:value="36.5714555459595" calcext:value-type="float">
            <text:p>36,5714555459595</text:p>
          </table:table-cell>
          <table:table-cell table:formula="of:=[.C156]+0.02*[.C156]-0.0005*[.C156]*[.B156]" office:value-type="float" office:value="83.0967301648589" calcext:value-type="float">
            <text:p>83,096730164858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+0.0005*[.C157]*[.B157]-0.05*[.B157]" office:value-type="float" office:value="36.2623669552809" calcext:value-type="float">
            <text:p>36,2623669552809</text:p>
          </table:table-cell>
          <table:table-cell table:formula="of:=[.C157]+0.02*[.C157]-0.0005*[.C157]*[.B157]" office:value-type="float" office:value="83.2391805815367" calcext:value-type="float">
            <text:p>83,239180581536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+0.0005*[.C158]*[.B158]-0.05*[.B158]" office:value-type="float" office:value="35.9584734631692" calcext:value-type="float">
            <text:p>35,9584734631692</text:p>
          </table:table-cell>
          <table:table-cell table:formula="of:=[.C158]+0.02*[.C158]-0.0005*[.C158]*[.B158]" office:value-type="float" office:value="83.3947393375152" calcext:value-type="float">
            <text:p>83,3947393375152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+0.0005*[.C159]*[.B159]-0.05*[.B159]" office:value-type="float" office:value="35.6599235507287" calcext:value-type="float">
            <text:p>35,6599235507287</text:p>
          </table:table-cell>
          <table:table-cell table:formula="of:=[.C159]+0.02*[.C159]-0.0005*[.C159]*[.B159]" office:value-type="float" office:value="83.5632603635475" calcext:value-type="float">
            <text:p>83,5632603635475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+0.0005*[.C160]*[.B160]-0.05*[.B160]" office:value-type="float" office:value="35.3668571112991" calcext:value-type="float">
            <text:p>35,3668571112991</text:p>
          </table:table-cell>
          <table:table-cell table:formula="of:=[.C160]+0.02*[.C160]-0.0005*[.C160]*[.B160]" office:value-type="float" office:value="83.7445958327116" calcext:value-type="float">
            <text:p>83,744595832711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+0.0005*[.C161]*[.B161]-0.05*[.B161]" office:value-type="float" office:value="35.0794058330637" calcext:value-type="float">
            <text:p>35,0794058330637</text:p>
          </table:table-cell>
          <table:table-cell table:formula="of:=[.C161]+0.02*[.C161]-0.0005*[.C161]*[.B161]" office:value-type="float" office:value="83.9385961720363" calcext:value-type="float">
            <text:p>83,9385961720363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+0.0005*[.C162]*[.B162]-0.05*[.B162]" office:value-type="float" office:value="34.7976935814987" calcext:value-type="float">
            <text:p>34,7976935814987</text:p>
          </table:table-cell>
          <table:table-cell table:formula="of:=[.C162]+0.02*[.C162]-0.0005*[.C162]*[.B162]" office:value-type="float" office:value="84.1451100553888" calcext:value-type="float">
            <text:p>84,145110055388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+0.0005*[.C163]*[.B163]-0.05*[.B163]" office:value-type="float" office:value="34.5218367804683" calcext:value-type="float">
            <text:p>34,5218367804683</text:p>
          </table:table-cell>
          <table:table-cell table:formula="of:=[.C163]+0.02*[.C163]-0.0005*[.C163]*[.B163]" office:value-type="float" office:value="84.3639843784521" calcext:value-type="float">
            <text:p>84,363984378452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+0.0005*[.C164]*[.B164]-0.05*[.B164]" office:value-type="float" office:value="34.2519447908763" calcext:value-type="float">
            <text:p>34,2519447908763</text:p>
          </table:table-cell>
          <table:table-cell table:formula="of:=[.C164]+0.02*[.C164]-0.0005*[.C164]*[.B164]" office:value-type="float" office:value="84.5950642165897" calcext:value-type="float">
            <text:p>84,595064216589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+0.0005*[.C165]*[.B165]-0.05*[.B165]" office:value-type="float" office:value="33.9881202858961" calcext:value-type="float">
            <text:p>33,9881202858961</text:p>
          </table:table-cell>
          <table:table-cell table:formula="of:=[.C165]+0.02*[.C165]-0.0005*[.C165]*[.B165]" office:value-type="float" office:value="84.8381927663579" calcext:value-type="float">
            <text:p>84,8381927663579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+0.0005*[.C166]*[.B166]-0.05*[.B166]" office:value-type="float" office:value="33.7304596218918" calcext:value-type="float">
            <text:p>33,7304596218918</text:p>
          </table:table-cell>
          <table:table-cell table:formula="of:=[.C166]+0.02*[.C166]-0.0005*[.C166]*[.B166]" office:value-type="float" office:value="85.0932112713945" calcext:value-type="float">
            <text:p>85,093211271394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+0.0005*[.C167]*[.B167]-0.05*[.B167]" office:value-type="float" office:value="33.4790532042407" calcext:value-type="float">
            <text:p>33,4790532042407</text:p>
          </table:table-cell>
          <table:table-cell table:formula="of:=[.C167]+0.02*[.C167]-0.0005*[.C167]*[.B167]" office:value-type="float" office:value="85.359958933379" calcext:value-type="float">
            <text:p>85,35995893337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+0.0005*[.C168]*[.B168]-0.05*[.B168]" office:value-type="float" office:value="33.2339858473498" calcext:value-type="float">
            <text:p>33,2339858473498</text:p>
          </table:table-cell>
          <table:table-cell table:formula="of:=[.C168]+0.02*[.C168]-0.0005*[.C168]*[.B168]" office:value-type="float" office:value="85.6382728087254" calcext:value-type="float">
            <text:p>85,6382728087254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0.0005*[.C169]*[.B169]-0.05*[.B169]" office:value-type="float" office:value="32.9953371282407" calcext:value-type="float">
            <text:p>32,9953371282407</text:p>
          </table:table-cell>
          <table:table-cell table:formula="of:=[.C169]+0.02*[.C169]-0.0005*[.C169]*[.B169]" office:value-type="float" office:value="85.9279876916416" calcext:value-type="float">
            <text:p>85,9279876916416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+0.0005*[.C170]*[.B170]-0.05*[.B170]" office:value-type="float" office:value="32.7631817331471" calcext:value-type="float">
            <text:p>32,7631817331471</text:p>
          </table:table-cell>
          <table:table-cell table:formula="of:=[.C170]+0.02*[.C170]-0.0005*[.C170]*[.B170]" office:value-type="float" office:value="86.2289359841559" calcext:value-type="float">
            <text:p>86,228935984155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+0.0005*[.C171]*[.B171]-0.05*[.B171]" office:value-type="float" office:value="32.5375897966422" calcext:value-type="float">
            <text:p>32,5375897966422</text:p>
          </table:table-cell>
          <table:table-cell table:formula="of:=[.C171]+0.02*[.C171]-0.0005*[.C171]*[.B171]" office:value-type="float" office:value="86.5409475536866" calcext:value-type="float">
            <text:p>86,5409475536866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+0.0005*[.C172]*[.B172]-0.05*[.B172]" office:value-type="float" office:value="32.3186272328674" calcext:value-type="float">
            <text:p>32,3186272328674</text:p>
          </table:table-cell>
          <table:table-cell table:formula="of:=[.C172]+0.02*[.C172]-0.0005*[.C172]*[.B172]" office:value-type="float" office:value="86.863849578703" calcext:value-type="float">
            <text:p>86,86384957870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+0.0005*[.C173]*[.B173]-0.05*[.B173]" office:value-type="float" office:value="32.106356058497" calcext:value-type="float">
            <text:p>32,106356058497</text:p>
          </table:table-cell>
          <table:table-cell table:formula="of:=[.C173]+0.02*[.C173]-0.0005*[.C173]*[.B173]" office:value-type="float" office:value="87.1974663830041" calcext:value-type="float">
            <text:p>87,197466383004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+0.0005*[.C174]*[.B174]-0.05*[.B174]" office:value-type="float" office:value="31.9008347071179" calcext:value-type="float">
            <text:p>31,9008347071179</text:p>
          </table:table-cell>
          <table:table-cell table:formula="of:=[.C174]+0.02*[.C174]-0.0005*[.C174]*[.B174]" office:value-type="float" office:value="87.5416192591184" calcext:value-type="float">
            <text:p>87,541619259118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+0.0005*[.C175]*[.B175]-0.05*[.B175]" office:value-type="float" office:value="31.7021183347513" calcext:value-type="float">
            <text:p>31,7021183347513</text:p>
          </table:table-cell>
          <table:table-cell table:formula="of:=[.C175]+0.02*[.C175]-0.0005*[.C175]*[.B175]" office:value-type="float" office:value="87.8961262813115" calcext:value-type="float">
            <text:p>87,896126281311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+0.0005*[.C176]*[.B176]-0.05*[.B176]" office:value-type="float" office:value="31.5102591162819" calcext:value-type="float">
            <text:p>31,5102591162819</text:p>
          </table:table-cell>
          <table:table-cell table:formula="of:=[.C176]+0.02*[.C176]-0.0005*[.C176]*[.B176]" office:value-type="float" office:value="88.2608021086695" calcext:value-type="float">
            <text:p>88,260802108669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+0.0005*[.C177]*[.B177]-0.05*[.B177]" office:value-type="float" office:value="31.3253065325954" calcext:value-type="float">
            <text:p>31,3253065325954</text:p>
          </table:table-cell>
          <table:table-cell table:formula="of:=[.C177]+0.02*[.C177]-0.0005*[.C177]*[.B177]" office:value-type="float" office:value="88.6354577787154" calcext:value-type="float">
            <text:p>88,635457778715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+0.0005*[.C178]*[.B178]-0.05*[.B178]" office:value-type="float" office:value="31.1473076482532" calcext:value-type="float">
            <text:p>31,1473076482532</text:p>
          </table:table-cell>
          <table:table-cell table:formula="of:=[.C178]+0.02*[.C178]-0.0005*[.C178]*[.B178]" office:value-type="float" office:value="89.0199004920021" calcext:value-type="float">
            <text:p>89,019900492002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+0.0005*[.C179]*[.B179]-0.05*[.B179]" office:value-type="float" office:value="30.9763073795612" calcext:value-type="float">
            <text:p>30,9763073795612</text:p>
          </table:table-cell>
          <table:table-cell table:formula="of:=[.C179]+0.02*[.C179]-0.0005*[.C179]*[.B179]" office:value-type="float" office:value="89.4139333881215" calcext:value-type="float">
            <text:p>89,413933388121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+0.0005*[.C180]*[.B180]-0.05*[.B180]" office:value-type="float" office:value="30.8123487529061" calcext:value-type="float">
            <text:p>30,8123487529061</text:p>
          </table:table-cell>
          <table:table-cell table:formula="of:=[.C180]+0.02*[.C180]-0.0005*[.C180]*[.B180]" office:value-type="float" office:value="89.8173553135609" calcext:value-type="float">
            <text:p>89,817355313560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+0.0005*[.C181]*[.B181]-0.05*[.B181]" office:value-type="float" office:value="30.6554731532534" calcext:value-type="float">
            <text:p>30,6554731532534</text:p>
          </table:table-cell>
          <table:table-cell table:formula="of:=[.C181]+0.02*[.C181]-0.0005*[.C181]*[.B181]" office:value-type="float" office:value="90.2299605818395" calcext:value-type="float">
            <text:p>90,229960581839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+0.0005*[.C182]*[.B182]-0.05*[.B182]" office:value-type="float" office:value="30.5057205627086" calcext:value-type="float">
            <text:p>30,5057205627086</text:p>
          </table:table-cell>
          <table:table-cell table:formula="of:=[.C182]+0.02*[.C182]-0.0005*[.C182]*[.B182]" office:value-type="float" office:value="90.6515387263585" calcext:value-type="float">
            <text:p>90,651538726358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0.0005*[.C183]*[.B183]-0.05*[.B183]" office:value-type="float" office:value="30.3631297890561" calcext:value-type="float">
            <text:p>30,3631297890561</text:p>
          </table:table-cell>
          <table:table-cell table:formula="of:=[.C183]+0.02*[.C183]-0.0005*[.C183]*[.B183]" office:value-type="float" office:value="91.0818742464027" calcext:value-type="float">
            <text:p>91,0818742464027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+0.0005*[.C184]*[.B184]-0.05*[.B184]" office:value-type="float" office:value="30.2277386841903" calcext:value-type="float">
            <text:p>30,2277386841903</text:p>
          </table:table-cell>
          <table:table-cell table:formula="of:=[.C184]+0.02*[.C184]-0.0005*[.C184]*[.B184]" office:value-type="float" office:value="91.5207463467438" calcext:value-type="float">
            <text:p>91,520746346743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+0.0005*[.C185]*[.B185]-0.05*[.B185]" office:value-type="float" office:value="30.0995843523565" calcext:value-type="float">
            <text:p>30,0995843523565</text:p>
          </table:table-cell>
          <table:table-cell table:formula="of:=[.C185]+0.02*[.C185]-0.0005*[.C185]*[.B185]" office:value-type="float" office:value="91.967928671303" calcext:value-type="float">
            <text:p>91,967928671303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+0.0005*[.C186]*[.B186]-0.05*[.B186]" office:value-type="float" office:value="29.9787033481153" calcext:value-type="float">
            <text:p>29,9787033481153</text:p>
          </table:table-cell>
          <table:table-cell table:formula="of:=[.C186]+0.02*[.C186]-0.0005*[.C186]*[.B186]" office:value-type="float" office:value="92.4231890313523" calcext:value-type="float">
            <text:p>92,423189031352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+0.0005*[.C187]*[.B187]-0.05*[.B187]" office:value-type="float" office:value="29.8651318639384" calcext:value-type="float">
            <text:p>29,8651318639384</text:p>
          </table:table-cell>
          <table:table-cell table:formula="of:=[.C187]+0.02*[.C187]-0.0005*[.C187]*[.B187]" office:value-type="float" office:value="92.8862891287505" calcext:value-type="float">
            <text:p>92,886289128750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+0.0005*[.C188]*[.B188]-0.05*[.B188]" office:value-type="float" office:value="29.7589059073325" calcext:value-type="float">
            <text:p>29,7589059073325</text:p>
          </table:table-cell>
          <table:table-cell table:formula="of:=[.C188]+0.02*[.C188]-0.0005*[.C188]*[.B188]" office:value-type="float" office:value="93.3569842747345" calcext:value-type="float">
            <text:p>93,3569842747345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+0.0005*[.C189]*[.B189]-0.05*[.B189]" office:value-type="float" office:value="29.660061467378" calcext:value-type="float">
            <text:p>29,660061467378</text:p>
          </table:table-cell>
          <table:table-cell table:formula="of:=[.C189]+0.02*[.C189]-0.0005*[.C189]*[.B189]" office:value-type="float" office:value="93.8350231048171" calcext:value-type="float">
            <text:p>93,835023104817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+0.0005*[.C190]*[.B190]-0.05*[.B190]" office:value-type="float" office:value="29.5686346705499" calcext:value-type="float">
            <text:p>29,5686346705499</text:p>
          </table:table-cell>
          <table:table-cell table:formula="of:=[.C190]+0.02*[.C190]-0.0005*[.C190]*[.B190]" office:value-type="float" office:value="94.3201472903726" calcext:value-type="float">
            <text:p>94,320147290372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+0.0005*[.C191]*[.B191]-0.05*[.B191]" office:value-type="float" office:value="29.4846619256732" calcext:value-type="float">
            <text:p>29,4846619256732</text:p>
          </table:table-cell>
          <table:table-cell table:formula="of:=[.C191]+0.02*[.C191]-0.0005*[.C191]*[.B191]" office:value-type="float" office:value="94.8120912475293" calcext:value-type="float">
            <text:p>94,812091247529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+0.0005*[.C192]*[.B192]-0.05*[.B192]" office:value-type="float" office:value="29.4081800578392" calcext:value-type="float">
            <text:p>29,4081800578392</text:p>
          </table:table-cell>
          <table:table-cell table:formula="of:=[.C192]+0.02*[.C192]-0.0005*[.C192]*[.B192]" office:value-type="float" office:value="95.3105818440302" calcext:value-type="float">
            <text:p>95,310581844030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+0.0005*[.C193]*[.B193]-0.05*[.B193]" office:value-type="float" office:value="29.3392264310906" calcext:value-type="float">
            <text:p>29,3392264310906</text:p>
          </table:table-cell>
          <table:table-cell table:formula="of:=[.C193]+0.02*[.C193]-0.0005*[.C193]*[.B193]" office:value-type="float" office:value="95.8153381047674" calcext:value-type="float">
            <text:p>95,815338104767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+0.0005*[.C194]*[.B194]-0.05*[.B194]" office:value-type="float" office:value="29.2778390596497" calcext:value-type="float">
            <text:p>29,2778390596497</text:p>
          </table:table-cell>
          <table:table-cell table:formula="of:=[.C194]+0.02*[.C194]-0.0005*[.C194]*[.B194]" office:value-type="float" office:value="96.3260709167492" calcext:value-type="float">
            <text:p>96,3260709167492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+0.0005*[.C195]*[.B195]-0.05*[.B195]" office:value-type="float" office:value="29.2240567074417" calcext:value-type="float">
            <text:p>29,2240567074417</text:p>
          </table:table-cell>
          <table:table-cell table:formula="of:=[.C195]+0.02*[.C195]-0.0005*[.C195]*[.B195]" office:value-type="float" office:value="96.8424827343096" calcext:value-type="float">
            <text:p>96,842482734309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+0.0005*[.C196]*[.B196]-0.05*[.B196]" office:value-type="float" office:value="29.1779189756281" calcext:value-type="float">
            <text:p>29,1779189756281</text:p>
          </table:table-cell>
          <table:table-cell table:formula="of:=[.C196]+0.02*[.C196]-0.0005*[.C196]*[.B196]" office:value-type="float" office:value="97.3642672854374" calcext:value-type="float">
            <text:p>97,3642672854374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0.0005*[.C197]*[.B197]-0.05*[.B197]" office:value-type="float" office:value="29.1394663778346" calcext:value-type="float">
            <text:p>29,1394663778346</text:p>
          </table:table-cell>
          <table:table-cell table:formula="of:=[.C197]+0.02*[.C197]-0.0005*[.C197]*[.B197]" office:value-type="float" office:value="97.8911092801582" calcext:value-type="float">
            <text:p>97,8911092801582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+0.0005*[.C198]*[.B198]-0.05*[.B198]" office:value-type="float" office:value="29.108740402722" calcext:value-type="float">
            <text:p>29,108740402722</text:p>
          </table:table-cell>
          <table:table-cell table:formula="of:=[.C198]+0.02*[.C198]-0.0005*[.C198]*[.B198]" office:value-type="float" office:value="98.4226841219823" calcext:value-type="float">
            <text:p>98,4226841219823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+0.0005*[.C199]*[.B199]-0.05*[.B199]" office:value-type="float" office:value="29.0857835635088" calcext:value-type="float">
            <text:p>29,0857835635088</text:p>
          </table:table-cell>
          <table:table-cell table:formula="of:=[.C199]+0.02*[.C199]-0.0005*[.C199]*[.B199]" office:value-type="float" office:value="98.958657623499" calcext:value-type="float">
            <text:p>98,9586576234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+0.0005*[.C200]*[.B200]-0.05*[.B200]" office:value-type="float" office:value="29.0706394340196" calcext:value-type="float">
            <text:p>29,0706394340196</text:p>
          </table:table-cell>
          <table:table-cell table:formula="of:=[.C200]+0.02*[.C200]-0.0005*[.C200]*[.B200]" office:value-type="float" office:value="99.4986857272828" calcext:value-type="float">
            <text:p>99,498685727282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+0.0005*[.C201]*[.B201]-0.05*[.B201]" office:value-type="float" office:value="29.0633526707869" calcext:value-type="float">
            <text:p>29,0633526707869</text:p>
          </table:table-cell>
          <table:table-cell table:formula="of:=[.C201]+0.02*[.C201]-0.0005*[.C201]*[.B201]" office:value-type="float" office:value="100.04241423336" calcext:value-type="float">
            <text:p>100,04241423336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+0.0005*[.C202]*[.B202]-0.05*[.B202]" office:value-type="float" office:value="29.0639690206982" calcext:value-type="float">
            <text:p>29,0639690206982</text:p>
          </table:table-cell>
          <table:table-cell table:formula="of:=[.C202]+0.02*[.C202]-0.0005*[.C202]*[.B202]" office:value-type="float" office:value="100.589478534577" calcext:value-type="float">
            <text:p>100,589478534577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+0.0005*[.C203]*[.B203]-0.05*[.B203]" office:value-type="float" office:value="29.0725353136318" calcext:value-type="float">
            <text:p>29,0725353136318</text:p>
          </table:table-cell>
          <table:table-cell table:formula="of:=[.C203]+0.02*[.C203]-0.0005*[.C203]*[.B203]" office:value-type="float" office:value="101.1395033613" calcext:value-type="float">
            <text:p>101,139503361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+0.0005*[.C204]*[.B204]-0.05*[.B204]" office:value-type="float" office:value="29.0890994394875" calcext:value-type="float">
            <text:p>29,0890994394875</text:p>
          </table:table-cell>
          <table:table-cell table:formula="of:=[.C204]+0.02*[.C204]-0.0005*[.C204]*[.B204]" office:value-type="float" office:value="101.692102536988" calcext:value-type="float">
            <text:p>101,692102536988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+0.0005*[.C205]*[.B205]-0.05*[.B205]" office:value-type="float" office:value="29.1137103089676" calcext:value-type="float">
            <text:p>29,1137103089676</text:p>
          </table:table-cell>
          <table:table-cell table:formula="of:=[.C205]+0.02*[.C205]-0.0005*[.C205]*[.B205]" office:value-type="float" office:value="102.246878746274" calcext:value-type="float">
            <text:p>102,24687874627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+0.0005*[.C206]*[.B206]-0.05*[.B206]" office:value-type="float" office:value="29.1464177974268" calcext:value-type="float">
            <text:p>29,1464177974268</text:p>
          </table:table-cell>
          <table:table-cell table:formula="of:=[.C206]+0.02*[.C206]-0.0005*[.C206]*[.B206]" office:value-type="float" office:value="102.803423317292" calcext:value-type="float">
            <text:p>102,80342331729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+0.0005*[.C207]*[.B207]-0.05*[.B207]" office:value-type="float" office:value="29.1872726710612" calcext:value-type="float">
            <text:p>29,1872726710612</text:p>
          </table:table-cell>
          <table:table-cell table:formula="of:=[.C207]+0.02*[.C207]-0.0005*[.C207]*[.B207]" office:value-type="float" office:value="103.361316020132" calcext:value-type="float">
            <text:p>103,361316020132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+0.0005*[.C208]*[.B208]-0.05*[.B208]" office:value-type="float" office:value="29.2363264946678" calcext:value-type="float">
            <text:p>29,2363264946678</text:p>
          </table:table-cell>
          <table:table-cell table:formula="of:=[.C208]+0.02*[.C208]-0.0005*[.C208]*[.B208]" office:value-type="float" office:value="103.920124883375" calcext:value-type="float">
            <text:p>103,920124883375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+0.0005*[.C209]*[.B209]-0.05*[.B209]" office:value-type="float" office:value="29.2936315201629" calcext:value-type="float">
            <text:p>29,2936315201629</text:p>
          </table:table-cell>
          <table:table-cell table:formula="of:=[.C209]+0.02*[.C209]-0.0005*[.C209]*[.B209]" office:value-type="float" office:value="104.479406030814" calcext:value-type="float">
            <text:p>104,47940603081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+0.0005*[.C210]*[.B210]-0.05*[.B210]" office:value-type="float" office:value="29.3592405550109" calcext:value-type="float">
            <text:p>29,3592405550109</text:p>
          </table:table-cell>
          <table:table-cell table:formula="of:=[.C210]+0.02*[.C210]-0.0005*[.C210]*[.B210]" office:value-type="float" office:value="105.038703540574" calcext:value-type="float">
            <text:p>105,03870354057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0.0005*[.C211]*[.B211]-0.05*[.B211]" office:value-type="float" office:value="29.4332068096774" calcext:value-type="float">
            <text:p>29,4332068096774</text:p>
          </table:table-cell>
          <table:table-cell table:formula="of:=[.C211]+0.02*[.C211]-0.0005*[.C211]*[.B211]" office:value-type="float" office:value="105.597549328968" calcext:value-type="float">
            <text:p>105,59754932896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+0.0005*[.C212]*[.B212]-0.05*[.B212]" office:value-type="float" office:value="29.5155837231909" calcext:value-type="float">
            <text:p>29,5155837231909</text:p>
          </table:table-cell>
          <table:table-cell table:formula="of:=[.C212]+0.02*[.C212]-0.0005*[.C212]*[.B212]" office:value-type="float" office:value="106.15546306155" calcext:value-type="float">
            <text:p>106,15546306155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+0.0005*[.C213]*[.B213]-0.05*[.B213]" office:value-type="float" office:value="29.6064247658649" calcext:value-type="float">
            <text:p>29,6064247658649</text:p>
          </table:table-cell>
          <table:table-cell table:formula="of:=[.C213]+0.02*[.C213]-0.0005*[.C213]*[.B213]" office:value-type="float" office:value="106.711952093948" calcext:value-type="float">
            <text:p>106,71195209394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+0.0005*[.C214]*[.B214]-0.05*[.B214]" office:value-type="float" office:value="29.7057832182157" calcext:value-type="float">
            <text:p>29,7057832182157</text:p>
          </table:table-cell>
          <table:table-cell table:formula="of:=[.C214]+0.02*[.C214]-0.0005*[.C214]*[.B214]" office:value-type="float" office:value="107.266511445183" calcext:value-type="float">
            <text:p>107,26651144518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+0.0005*[.C215]*[.B215]-0.05*[.B215]" office:value-type="float" office:value="29.8137119250874" calcext:value-type="float">
            <text:p>29,8137119250874</text:p>
          </table:table-cell>
          <table:table-cell table:formula="of:=[.C215]+0.02*[.C215]-0.0005*[.C215]*[.B215]" office:value-type="float" office:value="107.818623806304" calcext:value-type="float">
            <text:p>107,818623806304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+0.0005*[.C216]*[.B216]-0.05*[.B216]" office:value-type="float" office:value="29.9302630239932" calcext:value-type="float">
            <text:p>29,9302630239932</text:p>
          </table:table-cell>
          <table:table-cell table:formula="of:=[.C216]+0.02*[.C216]-0.0005*[.C216]*[.B216]" office:value-type="float" office:value="108.36775958727" calcext:value-type="float">
            <text:p>108,3677595872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+0.0005*[.C217]*[.B217]-0.05*[.B217]" office:value-type="float" office:value="30.0554876466775" calcext:value-type="float">
            <text:p>30,0554876466775</text:p>
          </table:table-cell>
          <table:table-cell table:formula="of:=[.C217]+0.02*[.C217]-0.0005*[.C217]*[.B217]" office:value-type="float" office:value="108.913377005131" calcext:value-type="float">
            <text:p>108,91337700513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+0.0005*[.C218]*[.B218]-0.05*[.B218]" office:value-type="float" office:value="30.1894355929115" calcext:value-type="float">
            <text:p>30,1894355929115</text:p>
          </table:table-cell>
          <table:table-cell table:formula="of:=[.C218]+0.02*[.C218]-0.0005*[.C218]*[.B218]" office:value-type="float" office:value="109.454922216666" calcext:value-type="float">
            <text:p>109,45492221666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+0.0005*[.C219]*[.B219]-0.05*[.B219]" office:value-type="float" office:value="30.3321549755595" calcext:value-type="float">
            <text:p>30,3321549755595</text:p>
          </table:table-cell>
          <table:table-cell table:formula="of:=[.C219]+0.02*[.C219]-0.0005*[.C219]*[.B219]" office:value-type="float" office:value="109.991829498706" calcext:value-type="float">
            <text:p>109,991829498706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+0.0005*[.C220]*[.B220]-0.05*[.B220]" office:value-type="float" office:value="30.4836918359815" calcext:value-type="float">
            <text:p>30,4836918359815</text:p>
          </table:table-cell>
          <table:table-cell table:formula="of:=[.C220]+0.02*[.C220]-0.0005*[.C220]*[.B220]" office:value-type="float" office:value="110.52352147948" calcext:value-type="float">
            <text:p>110,5235214794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+0.0005*[.C221]*[.B221]-0.05*[.B221]" office:value-type="float" office:value="30.6440897288864" calcext:value-type="float">
            <text:p>30,6440897288864</text:p>
          </table:table-cell>
          <table:table-cell table:formula="of:=[.C221]+0.02*[.C221]-0.0005*[.C221]*[.B221]" office:value-type="float" office:value="111.049409424365" calcext:value-type="float">
            <text:p>111,049409424365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+0.0005*[.C222]*[.B222]-0.05*[.B222]" office:value-type="float" office:value="30.8133892758121" calcext:value-type="float">
            <text:p>30,8133892758121</text:p>
          </table:table-cell>
          <table:table-cell table:formula="of:=[.C222]+0.02*[.C222]-0.0005*[.C222]*[.B222]" office:value-type="float" office:value="111.568893579483" calcext:value-type="float">
            <text:p>111,56889357948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+0.0005*[.C223]*[.B223]-0.05*[.B223]" office:value-type="float" office:value="30.9916276864897" calcext:value-type="float">
            <text:p>30,9916276864897</text:p>
          </table:table-cell>
          <table:table-cell table:formula="of:=[.C223]+0.02*[.C223]-0.0005*[.C223]*[.B223]" office:value-type="float" office:value="112.081363576604" calcext:value-type="float">
            <text:p>112,081363576604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+0.0005*[.C224]*[.B224]-0.05*[.B224]" office:value-type="float" office:value="31.1788382474453" calcext:value-type="float">
            <text:p>31,1788382474453</text:p>
          </table:table-cell>
          <table:table-cell table:formula="of:=[.C224]+0.02*[.C224]-0.0005*[.C224]*[.B224]" office:value-type="float" office:value="112.586198902856" calcext:value-type="float">
            <text:p>112,586198902856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0.0005*[.C225]*[.B225]-0.05*[.B225]" office:value-type="float" office:value="31.3750497773164" calcext:value-type="float">
            <text:p>31,3750497773164</text:p>
          </table:table-cell>
          <table:table-cell table:formula="of:=[.C225]+0.02*[.C225]-0.0005*[.C225]*[.B225]" office:value-type="float" office:value="113.08276943867" calcext:value-type="float">
            <text:p>113,0827694386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+0.0005*[.C226]*[.B226]-0.05*[.B226]" office:value-type="float" office:value="31.5802860484981" calcext:value-type="float">
            <text:p>31,5802860484981</text:p>
          </table:table-cell>
          <table:table-cell table:formula="of:=[.C226]+0.02*[.C226]-0.0005*[.C226]*[.B226]" office:value-type="float" office:value="113.570436067396" calcext:value-type="float">
            <text:p>113,57043606739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+0.0005*[.C227]*[.B227]-0.05*[.B227]" office:value-type="float" office:value="31.7945651749037" calcext:value-type="float">
            <text:p>31,7945651749037</text:p>
          </table:table-cell>
          <table:table-cell table:formula="of:=[.C227]+0.02*[.C227]-0.0005*[.C227]*[.B227]" office:value-type="float" office:value="114.048551359913" calcext:value-type="float">
            <text:p>114,04855135991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+0.0005*[.C228]*[.B228]-0.05*[.B228]" office:value-type="float" office:value="32.0178989658166" calcext:value-type="float">
            <text:p>32,0178989658166</text:p>
          </table:table-cell>
          <table:table-cell table:formula="of:=[.C228]+0.02*[.C228]-0.0005*[.C228]*[.B228]" office:value-type="float" office:value="114.516460337453" calcext:value-type="float">
            <text:p>114,516460337453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+0.0005*[.C229]*[.B229]-0.05*[.B229]" office:value-type="float" office:value="32.2502922460295" calcext:value-type="float">
            <text:p>32,2502922460295</text:p>
          </table:table-cell>
          <table:table-cell table:formula="of:=[.C229]+0.02*[.C229]-0.0005*[.C229]*[.B229]" office:value-type="float" office:value="114.973501315699" calcext:value-type="float">
            <text:p>114,97350131569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+0.0005*[.C230]*[.B230]-0.05*[.B230]" office:value-type="float" office:value="32.4917421427183" calcext:value-type="float">
            <text:p>32,4917421427183</text:p>
          </table:table-cell>
          <table:table-cell table:formula="of:=[.C230]+0.02*[.C230]-0.0005*[.C230]*[.B230]" office:value-type="float" office:value="115.419006833022" calcext:value-type="float">
            <text:p>115,41900683302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+0.0005*[.C231]*[.B231]-0.05*[.B231]" office:value-type="float" office:value="32.742237339776" calcext:value-type="float">
            <text:p>32,742237339776</text:p>
          </table:table-cell>
          <table:table-cell table:formula="of:=[.C231]+0.02*[.C231]-0.0005*[.C231]*[.B231]" office:value-type="float" office:value="115.852304665489" calcext:value-type="float">
            <text:p>115,852304665489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+0.0005*[.C232]*[.B232]-0.05*[.B232]" office:value-type="float" office:value="33.001757300646" calcext:value-type="float">
            <text:p>33,001757300646</text:p>
          </table:table-cell>
          <table:table-cell table:formula="of:=[.C232]+0.02*[.C232]-0.0005*[.C232]*[.B232]" office:value-type="float" office:value="116.27271893094" calcext:value-type="float">
            <text:p>116,27271893094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+0.0005*[.C233]*[.B233]-0.05*[.B233]" office:value-type="float" office:value="33.2702714610362" calcext:value-type="float">
            <text:p>33,2702714610362</text:p>
          </table:table-cell>
          <table:table-cell table:formula="of:=[.C233]+0.02*[.C233]-0.0005*[.C233]*[.B233]" office:value-type="float" office:value="116.679571284136" calcext:value-type="float">
            <text:p>116,679571284136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+0.0005*[.C234]*[.B234]-0.05*[.B234]" office:value-type="float" office:value="33.5477383932747" calcext:value-type="float">
            <text:p>33,5477383932747</text:p>
          </table:table-cell>
          <table:table-cell table:formula="of:=[.C234]+0.02*[.C234]-0.0005*[.C234]*[.B234]" office:value-type="float" office:value="117.072182204529" calcext:value-type="float">
            <text:p>117,07218220452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+0.0005*[.C235]*[.B235]-0.05*[.B235]" office:value-type="float" office:value="33.8341049444746" calcext:value-type="float">
            <text:p>33,8341049444746</text:p>
          </table:table-cell>
          <table:table-cell table:formula="of:=[.C235]+0.02*[.C235]-0.0005*[.C235]*[.B235]" office:value-type="float" office:value="117.449872377756" calcext:value-type="float">
            <text:p>117,449872377756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+0.0005*[.C236]*[.B236]-0.05*[.B236]" office:value-type="float" office:value="34.129305351123" calcext:value-type="float">
            <text:p>34,129305351123</text:p>
          </table:table-cell>
          <table:table-cell table:formula="of:=[.C236]+0.02*[.C236]-0.0005*[.C236]*[.B236]" office:value-type="float" office:value="117.811964171439" calcext:value-type="float">
            <text:p>117,811964171439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+0.0005*[.C237]*[.B237]-0.05*[.B237]" office:value-type="float" office:value="34.4332603331781" calcext:value-type="float">
            <text:p>34,4332603331781</text:p>
          </table:table-cell>
          <table:table-cell table:formula="of:=[.C237]+0.02*[.C237]-0.0005*[.C237]*[.B237]" office:value-type="float" office:value="118.157783205256" calcext:value-type="float">
            <text:p>118,15778320525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+0.0005*[.C238]*[.B238]-0.05*[.B238]" office:value-type="float" office:value="34.7458761712681" calcext:value-type="float">
            <text:p>34,7458761712681</text:p>
          </table:table-cell>
          <table:table-cell table:formula="of:=[.C238]+0.02*[.C238]-0.0005*[.C238]*[.B238]" office:value-type="float" office:value="118.486660014612" calcext:value-type="float">
            <text:p>118,48666001461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0.0005*[.C239]*[.B239]-0.05*[.B239]" office:value-type="float" office:value="35.0670437711121" calcext:value-type="float">
            <text:p>35,0670437711121</text:p>
          </table:table-cell>
          <table:table-cell table:formula="of:=[.C239]+0.02*[.C239]-0.0005*[.C239]*[.B239]" office:value-type="float" office:value="118.797931806497" calcext:value-type="float">
            <text:p>118,797931806497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+0.0005*[.C240]*[.B240]-0.05*[.B240]" office:value-type="float" office:value="35.3966377198445" calcext:value-type="float">
            <text:p>35,3966377198445</text:p>
          </table:table-cell>
          <table:table-cell table:formula="of:=[.C240]+0.02*[.C240]-0.0005*[.C240]*[.B240]" office:value-type="float" office:value="119.090944305339" calcext:value-type="float">
            <text:p>119,09094430533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+0.0005*[.C241]*[.B241]-0.05*[.B241]" office:value-type="float" office:value="35.7345153394975" calcext:value-type="float">
            <text:p>35,7345153394975</text:p>
          </table:table-cell>
          <table:table-cell table:formula="of:=[.C241]+0.02*[.C241]-0.0005*[.C241]*[.B241]" office:value-type="float" office:value="119.365053685801" calcext:value-type="float">
            <text:p>119,36505368580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+0.0005*[.C242]*[.B242]-0.05*[.B242]" office:value-type="float" office:value="36.0805157434902" calcext:value-type="float">
            <text:p>36,0805157434902</text:p>
          </table:table-cell>
          <table:table-cell table:formula="of:=[.C242]+0.02*[.C242]-0.0005*[.C242]*[.B242]" office:value-type="float" office:value="119.619628588549" calcext:value-type="float">
            <text:p>119,619628588549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+0.0005*[.C243]*[.B243]-0.05*[.B243]" office:value-type="float" office:value="36.4344589025755" calcext:value-type="float">
            <text:p>36,4344589025755</text:p>
          </table:table-cell>
          <table:table-cell table:formula="of:=[.C243]+0.02*[.C243]-0.0005*[.C243]*[.B243]" office:value-type="float" office:value="119.85405221406" calcext:value-type="float">
            <text:p>119,85405221406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+0.0005*[.C244]*[.B244]-0.05*[.B244]" office:value-type="float" office:value="36.7961447272968" calcext:value-type="float">
            <text:p>36,7961447272968</text:p>
          </table:table-cell>
          <table:table-cell table:formula="of:=[.C244]+0.02*[.C244]-0.0005*[.C244]*[.B244]" office:value-type="float" office:value="120.067724488492" calcext:value-type="float">
            <text:p>120,067724488492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+0.0005*[.C245]*[.B245]-0.05*[.B245]" office:value-type="float" office:value="37.1653521746099" calcext:value-type="float">
            <text:p>37,1653521746099</text:p>
          </table:table-cell>
          <table:table-cell table:formula="of:=[.C245]+0.02*[.C245]-0.0005*[.C245]*[.B245]" office:value-type="float" office:value="120.260064294583" calcext:value-type="float">
            <text:p>120,260064294583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+0.0005*[.C246]*[.B246]-0.05*[.B246]" office:value-type="float" office:value="37.5418383869041" calcext:value-type="float">
            <text:p>37,5418383869041</text:p>
          </table:table-cell>
          <table:table-cell table:formula="of:=[.C246]+0.02*[.C246]-0.0005*[.C246]*[.B246]" office:value-type="float" office:value="120.43051175945" calcext:value-type="float">
            <text:p>120,43051175945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+0.0005*[.C247]*[.B247]-0.05*[.B247]" office:value-type="float" office:value="37.9253378722216" calcext:value-type="float">
            <text:p>37,9253378722216</text:p>
          </table:table-cell>
          <table:table-cell table:formula="of:=[.C247]+0.02*[.C247]-0.0005*[.C247]*[.B247]" office:value-type="float" office:value="120.578530589977" calcext:value-type="float">
            <text:p>120,57853058997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+0.0005*[.C248]*[.B248]-0.05*[.B248]" office:value-type="float" office:value="38.315561734991" calcext:value-type="float">
            <text:p>38,315561734991</text:p>
          </table:table-cell>
          <table:table-cell table:formula="of:=[.C248]+0.02*[.C248]-0.0005*[.C248]*[.B248]" office:value-type="float" office:value="120.703610445396" calcext:value-type="float">
            <text:p>120,703610445396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+0.0005*[.C249]*[.B249]-0.05*[.B249]" office:value-type="float" office:value="38.7121969670699" calcext:value-type="float">
            <text:p>38,7121969670699</text:p>
          </table:table-cell>
          <table:table-cell table:formula="of:=[.C249]+0.02*[.C249]-0.0005*[.C249]*[.B249]" office:value-type="float" office:value="120.805269335475" calcext:value-type="float">
            <text:p>120,805269335475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+0.0005*[.C250]*[.B250]-0.05*[.B250]" office:value-type="float" office:value="39.1149058093038" calcext:value-type="float">
            <text:p>39,1149058093038</text:p>
          </table:table-cell>
          <table:table-cell table:formula="of:=[.C250]+0.02*[.C250]-0.0005*[.C250]*[.B250]" office:value-type="float" office:value="120.883056031597" calcext:value-type="float">
            <text:p>120,883056031597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+0.0005*[.C251]*[.B251]-0.05*[.B251]" office:value-type="float" office:value="39.523325194147" calcext:value-type="float">
            <text:p>39,523325194147</text:p>
          </table:table-cell>
          <table:table-cell table:formula="of:=[.C251]+0.02*[.C251]-0.0005*[.C251]*[.B251]" office:value-type="float" office:value="120.936552476921" calcext:value-type="float">
            <text:p>120,93655247692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+0.0005*[.C252]*[.B252]-0.05*[.B252]" office:value-type="float" office:value="39.9370662801418" calcext:value-type="float">
            <text:p>39,9370662801418</text:p>
          </table:table-cell>
          <table:table-cell table:formula="of:=[.C252]+0.02*[.C252]-0.0005*[.C252]*[.B252]" office:value-type="float" office:value="120.965376180757" calcext:value-type="float">
            <text:p>120,965376180757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+0.0005*[.C253]*[.B253]-0.05*[.B253]" office:value-type="float" office:value="40.3557140892013" calcext:value-type="float">
            <text:p>40,3557140892013</text:p>
          </table:table-cell>
          <table:table-cell table:formula="of:=[.C253]+0.02*[.C253]-0.0005*[.C253]*[.B253]" office:value-type="float" office:value="120.969182581306" calcext:value-type="float">
            <text:p>120,969182581306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+0.0005*[.C254]*[.B254]-0.05*[.B254]" office:value-type="float" office:value="40.778827257669" calcext:value-type="float">
            <text:p>40,778827257669</text:p>
          </table:table-cell>
          <table:table-cell table:formula="of:=[.C254]+0.02*[.C254]-0.0005*[.C254]*[.B254]" office:value-type="float" office:value="120.947667360004" calcext:value-type="float">
            <text:p>120,94766736000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+0.0005*[.C255]*[.B255]-0.05*[.B255]" office:value-type="float" office:value="41.2059379120314" calcext:value-type="float">
            <text:p>41,2059379120314</text:p>
          </table:table-cell>
          <table:table-cell table:formula="of:=[.C255]+0.02*[.C255]-0.0005*[.C255]*[.B255]" office:value-type="float" office:value="120.900568689958" calcext:value-type="float">
            <text:p>120,900568689958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+0.0005*[.C256]*[.B256]-0.05*[.B256]" office:value-type="float" office:value="41.6365516799137" calcext:value-type="float">
            <text:p>41,6365516799137</text:p>
          </table:table-cell>
          <table:table-cell table:formula="of:=[.C256]+0.02*[.C256]-0.0005*[.C256]*[.B256]" office:value-type="float" office:value="120.827669400274" calcext:value-type="float">
            <text:p>120,8276694002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+0.0005*[.C257]*[.B257]-0.05*[.B257]" office:value-type="float" office:value="42.070147846592" calcext:value-type="float">
            <text:p>42,070147846592</text:p>
          </table:table-cell>
          <table:table-cell table:formula="of:=[.C257]+0.02*[.C257]-0.0005*[.C257]*[.B257]" office:value-type="float" office:value="120.728799037605" calcext:value-type="float">
            <text:p>120,728799037605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+0.0005*[.C258]*[.B258]-0.05*[.B258]" office:value-type="float" office:value="42.5061796666892" calcext:value-type="float">
            <text:p>42,5061796666892</text:p>
          </table:table-cell>
          <table:table-cell table:formula="of:=[.C258]+0.02*[.C258]-0.0005*[.C258]*[.B258]" office:value-type="float" office:value="120.60383580593" calcext:value-type="float">
            <text:p>120,60383580593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+0.0005*[.C259]*[.B259]-0.05*[.B259]" office:value-type="float" office:value="42.9440748399841" calcext:value-type="float">
            <text:p>42,9440748399841</text:p>
          </table:table-cell>
          <table:table-cell table:formula="of:=[.C259]+0.02*[.C259]-0.0005*[.C259]*[.B259]" office:value-type="float" office:value="120.45270836542" calcext:value-type="float">
            <text:p>120,45270836542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0]+0.0005*[.C260]*[.B260]-0.05*[.B260]" office:value-type="float" office:value="43.3832361593466" calcext:value-type="float">
            <text:p>43,3832361593466</text:p>
          </table:table-cell>
          <table:table-cell table:formula="of:=[.C260]+0.02*[.C260]-0.0005*[.C260]*[.B260]" office:value-type="float" office:value="120.275397471366" calcext:value-type="float">
            <text:p>120,275397471366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1]+0.0005*[.C261]*[.B261]-0.05*[.B261]" office:value-type="float" office:value="43.823042337709" calcext:value-type="float">
            <text:p>43,823042337709</text:p>
          </table:table-cell>
          <table:table-cell table:formula="of:=[.C261]+0.02*[.C261]-0.0005*[.C261]*[.B261]" office:value-type="float" office:value="120.071937434464" calcext:value-type="float">
            <text:p>120,071937434464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2]+0.0005*[.C262]*[.B262]-0.05*[.B262]" office:value-type="float" office:value="44.2628490197042" calcext:value-type="float">
            <text:p>44,2628490197042</text:p>
          </table:table-cell>
          <table:table-cell table:formula="of:=[.C262]+0.02*[.C262]-0.0005*[.C262]*[.B262]" office:value-type="float" office:value="119.842417384273" calcext:value-type="float">
            <text:p>119,842417384273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3]+0.0005*[.C263]*[.B263]-0.05*[.B263]" office:value-type="float" office:value="44.7019899821372" calcext:value-type="float">
            <text:p>44,7019899821372</text:p>
          </table:table-cell>
          <table:table-cell table:formula="of:=[.C263]+0.02*[.C263]-0.0005*[.C263]*[.B263]" office:value-type="float" office:value="119.58698231854" calcext:value-type="float">
            <text:p>119,58698231854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4]+0.0005*[.C264]*[.B264]-0.05*[.B264]" office:value-type="float" office:value="45.139778525829" calcext:value-type="float">
            <text:p>45,139778525829</text:p>
          </table:table-cell>
          <table:table-cell table:formula="of:=[.C264]+0.02*[.C264]-0.0005*[.C264]*[.B264]" office:value-type="float" office:value="119.305833922112" calcext:value-type="float">
            <text:p>119,305833922112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5]+0.0005*[.C265]*[.B265]-0.05*[.B265]" office:value-type="float" office:value="45.5755090595793" calcext:value-type="float">
            <text:p>45,5755090595793</text:p>
          </table:table-cell>
          <table:table-cell table:formula="of:=[.C265]+0.02*[.C265]-0.0005*[.C265]*[.B265]" office:value-type="float" office:value="118.999231140512" calcext:value-type="float">
            <text:p>118,999231140512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6]+0.0005*[.C266]*[.B266]-0.05*[.B266]" office:value-type="float" office:value="46.008458875064" calcext:value-type="float">
            <text:p>46,008458875064</text:p>
          </table:table-cell>
          <table:table-cell table:formula="of:=[.C266]+0.02*[.C266]-0.0005*[.C266]*[.B266]" office:value-type="float" office:value="118.667490494859" calcext:value-type="float">
            <text:p>118,667490494859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7]+0.0005*[.C267]*[.B267]-0.05*[.B267]" office:value-type="float" office:value="46.4378901094307" calcext:value-type="float">
            <text:p>46,4378901094307</text:p>
          </table:table-cell>
          <table:table-cell table:formula="of:=[.C267]+0.02*[.C267]-0.0005*[.C267]*[.B267]" office:value-type="float" office:value="118.310986126636" calcext:value-type="float">
            <text:p>118,310986126636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8]+0.0005*[.C268]*[.B268]-0.05*[.B268]" office:value-type="float" office:value="46.8630518902028" calcext:value-type="float">
            <text:p>46,8630518902028</text:p>
          </table:table-cell>
          <table:table-cell table:formula="of:=[.C268]+0.02*[.C268]-0.0005*[.C268]*[.B268]" office:value-type="float" office:value="117.930149562925" calcext:value-type="float">
            <text:p>117,93014956292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9]+0.0005*[.C269]*[.B269]-0.05*[.B269]" office:value-type="float" office:value="47.283182654886" calcext:value-type="float">
            <text:p>47,283182654886</text:p>
          </table:table-cell>
          <table:table-cell table:formula="of:=[.C269]+0.02*[.C269]-0.0005*[.C269]*[.B269]" office:value-type="float" office:value="117.525469194991" calcext:value-type="float">
            <text:p>117,525469194991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0]+0.0005*[.C270]*[.B270]-0.05*[.B270]" office:value-type="float" office:value="47.6975126354156" calcext:value-type="float">
            <text:p>47,6975126354156</text:p>
          </table:table-cell>
          <table:table-cell table:formula="of:=[.C270]+0.02*[.C270]-0.0005*[.C270]*[.B270]" office:value-type="float" office:value="117.097489465616" calcext:value-type="float">
            <text:p>117,09748946561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1]+0.0005*[.C271]*[.B271]-0.05*[.B271]" office:value-type="float" office:value="48.1052664953257" calcext:value-type="float">
            <text:p>48,1052664953257</text:p>
          </table:table-cell>
          <table:table-cell table:formula="of:=[.C271]+0.02*[.C271]-0.0005*[.C271]*[.B271]" office:value-type="float" office:value="116.646809763248" calcext:value-type="float">
            <text:p>116,646809763248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2]+0.0005*[.C272]*[.B272]-0.05*[.B272]" office:value-type="float" office:value="48.5056661053047" calcext:value-type="float">
            <text:p>48,5056661053047</text:p>
          </table:table-cell>
          <table:table-cell table:formula="of:=[.C272]+0.02*[.C272]-0.0005*[.C272]*[.B272]" office:value-type="float" office:value="116.174083023768" calcext:value-type="float">
            <text:p>116,17408302376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3]+0.0005*[.C273]*[.B273]-0.05*[.B273]" office:value-type="float" office:value="48.8979334406599" calcext:value-type="float">
            <text:p>48,8979334406599</text:p>
          </table:table-cell>
          <table:table-cell table:formula="of:=[.C273]+0.02*[.C273]-0.0005*[.C273]*[.B273]" office:value-type="float" office:value="115.680014043623" calcext:value-type="float">
            <text:p>115,68001404362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4]+0.0005*[.C274]*[.B274]-0.05*[.B274]" office:value-type="float" office:value="49.2812935821867" calcext:value-type="float">
            <text:p>49,2812935821867</text:p>
          </table:table-cell>
          <table:table-cell table:formula="of:=[.C274]+0.02*[.C274]-0.0005*[.C274]*[.B274]" office:value-type="float" office:value="115.165357510935" calcext:value-type="float">
            <text:p>115,165357510935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5]+0.0005*[.C275]*[.B275]-0.05*[.B275]" office:value-type="float" office:value="49.6549778000743" calcext:value-type="float">
            <text:p>49,6549778000743</text:p>
          </table:table-cell>
          <table:table-cell table:formula="of:=[.C275]+0.02*[.C275]-0.0005*[.C275]*[.B275]" office:value-type="float" office:value="114.630915764157" calcext:value-type="float">
            <text:p>114,630915764157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6]+0.0005*[.C276]*[.B276]-0.05*[.B276]" office:value-type="float" office:value="50.0182266988063" calcext:value-type="float">
            <text:p>50,0182266988063</text:p>
          </table:table-cell>
          <table:table-cell table:formula="of:=[.C276]+0.02*[.C276]-0.0005*[.C276]*[.B276]" office:value-type="float" office:value="114.077536290704" calcext:value-type="float">
            <text:p>114,077536290704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7]+0.0005*[.C277]*[.B277]-0.05*[.B277]" office:value-type="float" office:value="50.3702933995809" calcext:value-type="float">
            <text:p>50,3702933995809</text:p>
          </table:table-cell>
          <table:table-cell table:formula="of:=[.C277]+0.02*[.C277]-0.0005*[.C277]*[.B277]" office:value-type="float" office:value="113.506108980804" calcext:value-type="float">
            <text:p>113,506108980804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8]+0.0005*[.C278]*[.B278]-0.05*[.B278]" office:value-type="float" office:value="50.7104467356058" calcext:value-type="float">
            <text:p>50,7104467356058</text:p>
          </table:table-cell>
          <table:table-cell table:formula="of:=[.C278]+0.02*[.C278]-0.0005*[.C278]*[.B278]" office:value-type="float" office:value="112.917563154416" calcext:value-type="float">
            <text:p>112,917563154416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9]+0.0005*[.C279]*[.B279]-0.05*[.B279]" office:value-type="float" office:value="51.0379744347537" calcext:value-type="float">
            <text:p>51,0379744347537</text:p>
          </table:table-cell>
          <table:table-cell table:formula="of:=[.C279]+0.02*[.C279]-0.0005*[.C279]*[.B279]" office:value-type="float" office:value="112.312864381576" calcext:value-type="float">
            <text:p>112,312864381576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0]+0.0005*[.C280]*[.B280]-0.05*[.B280]" office:value-type="float" office:value="51.3521862635164" calcext:value-type="float">
            <text:p>51,3521862635164</text:p>
          </table:table-cell>
          <table:table-cell table:formula="of:=[.C280]+0.02*[.C280]-0.0005*[.C280]*[.B280]" office:value-type="float" office:value="111.693011118707" calcext:value-type="float">
            <text:p>111,69301111870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1]+0.0005*[.C281]*[.B281]-0.05*[.B281]" office:value-type="float" office:value="51.652417105991" calcext:value-type="float">
            <text:p>51,652417105991</text:p>
          </table:table-cell>
          <table:table-cell table:formula="of:=[.C281]+0.02*[.C281]-0.0005*[.C281]*[.B281]" office:value-type="float" office:value="111.059031185431" calcext:value-type="float">
            <text:p>111,059031185431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2]+0.0005*[.C282]*[.B282]-0.05*[.B282]" office:value-type="float" office:value="51.93802995178" calcext:value-type="float">
            <text:p>51,93802995178</text:p>
          </table:table-cell>
          <table:table-cell table:formula="of:=[.C282]+0.02*[.C282]-0.0005*[.C282]*[.B282]" office:value-type="float" office:value="110.411978108051" calcext:value-type="float">
            <text:p>110,411978108051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3]+0.0005*[.C283]*[.B283]-0.05*[.B283]" office:value-type="float" office:value="52.2084187671966" calcext:value-type="float">
            <text:p>52,2084187671966</text:p>
          </table:table-cell>
          <table:table-cell table:formula="of:=[.C283]+0.02*[.C283]-0.0005*[.C283]*[.B283]" office:value-type="float" office:value="109.752927357206" calcext:value-type="float">
            <text:p>109,752927357206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4]+0.0005*[.C284]*[.B284]-0.05*[.B284]" office:value-type="float" office:value="52.4630112250321" calcext:value-type="float">
            <text:p>52,4630112250321</text:p>
          </table:table-cell>
          <table:table-cell table:formula="of:=[.C284]+0.02*[.C284]-0.0005*[.C284]*[.B284]" office:value-type="float" office:value="109.082972508155" calcext:value-type="float">
            <text:p>109,082972508155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5]+0.0005*[.C285]*[.B285]-0.05*[.B285]" office:value-type="float" office:value="52.7012712693581" calcext:value-type="float">
            <text:p>52,7012712693581</text:p>
          </table:table-cell>
          <table:table-cell table:formula="of:=[.C285]+0.02*[.C285]-0.0005*[.C285]*[.B285]" office:value-type="float" office:value="108.40322135274" calcext:value-type="float">
            <text:p>108,40322135274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6]+0.0005*[.C286]*[.B286]-0.05*[.B286]" office:value-type="float" office:value="52.9227014933817" calcext:value-type="float">
            <text:p>52,9227014933817</text:p>
          </table:table-cell>
          <table:table-cell table:formula="of:=[.C286]+0.02*[.C286]-0.0005*[.C286]*[.B286]" office:value-type="float" office:value="107.714791992304" calcext:value-type="float">
            <text:p>107,714791992304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7]+0.0005*[.C287]*[.B287]-0.05*[.B287]" office:value-type="float" office:value="53.1268453102278" calcext:value-type="float">
            <text:p>53,1268453102278</text:p>
          </table:table-cell>
          <table:table-cell table:formula="of:=[.C287]+0.02*[.C287]-0.0005*[.C287]*[.B287]" office:value-type="float" office:value="107.018808940634" calcext:value-type="float">
            <text:p>107,018808940634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8]+0.0005*[.C288]*[.B288]-0.05*[.B288]" office:value-type="float" office:value="53.3132888986534" calcext:value-type="float">
            <text:p>53,3132888986534</text:p>
          </table:table-cell>
          <table:table-cell table:formula="of:=[.C288]+0.02*[.C288]-0.0005*[.C288]*[.B288]" office:value-type="float" office:value="106.31639926551" calcext:value-type="float">
            <text:p>106,31639926551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9]+0.0005*[.C289]*[.B289]-0.05*[.B289]" office:value-type="float" office:value="53.4816629080741" calcext:value-type="float">
            <text:p>53,4816629080741</text:p>
          </table:table-cell>
          <table:table-cell table:formula="of:=[.C289]+0.02*[.C289]-0.0005*[.C289]*[.B289]" office:value-type="float" office:value="105.608688796467" calcext:value-type="float">
            <text:p>105,60868879646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0]+0.0005*[.C290]*[.B290]-0.05*[.B290]" office:value-type="float" office:value="53.6316439098586" calcext:value-type="float">
            <text:p>53,6316439098586</text:p>
          </table:table-cell>
          <table:table-cell table:formula="of:=[.C290]+0.02*[.C290]-0.0005*[.C290]*[.B290]" office:value-type="float" office:value="104.896798425208" calcext:value-type="float">
            <text:p>104,896798425208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1]+0.0005*[.C291]*[.B291]-0.05*[.B291]" office:value-type="float" office:value="53.7629555845781" calcext:value-type="float">
            <text:p>53,7629555845781</text:p>
          </table:table-cell>
          <table:table-cell table:formula="of:=[.C291]+0.02*[.C291]-0.0005*[.C291]*[.B291]" office:value-type="float" office:value="104.1818405235" calcext:value-type="float">
            <text:p>104,1818405235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2]+0.0005*[.C292]*[.B292]-0.05*[.B292]" office:value-type="float" office:value="53.8753696377415" calcext:value-type="float">
            <text:p>53,8753696377415</text:p>
          </table:table-cell>
          <table:table-cell table:formula="of:=[.C292]+0.02*[.C292]-0.0005*[.C292]*[.B292]" office:value-type="float" office:value="103.464915501578" calcext:value-type="float">
            <text:p>103,464915501578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3]+0.0005*[.C293]*[.B293]-0.05*[.B293]" office:value-type="float" office:value="53.968706439447" calcext:value-type="float">
            <text:p>53,968706439447</text:p>
          </table:table-cell>
          <table:table-cell table:formula="of:=[.C293]+0.02*[.C293]-0.0005*[.C293]*[.B293]" office:value-type="float" office:value="102.747108528017" calcext:value-type="float">
            <text:p>102,747108528017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4]+0.0005*[.C294]*[.B294]-0.05*[.B294]" office:value-type="float" office:value="54.0428353862999" calcext:value-type="float">
            <text:p>54,0428353862999</text:p>
          </table:table-cell>
          <table:table-cell table:formula="of:=[.C294]+0.02*[.C294]-0.0005*[.C294]*[.B294]" office:value-type="float" office:value="102.029486429752" calcext:value-type="float">
            <text:p>102,029486429752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5]+0.0005*[.C295]*[.B295]-0.05*[.B295]" office:value-type="float" office:value="54.0976749868208" calcext:value-type="float">
            <text:p>54,0976749868208</text:p>
          </table:table-cell>
          <table:table-cell table:formula="of:=[.C295]+0.02*[.C295]-0.0005*[.C295]*[.B295]" office:value-type="float" office:value="101.313094788511" calcext:value-type="float">
            <text:p>101,313094788511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6]+0.0005*[.C296]*[.B296]-0.05*[.B296]" office:value-type="float" office:value="54.1331926743687" calcext:value-type="float">
            <text:p>54,1331926743687</text:p>
          </table:table-cell>
          <table:table-cell table:formula="of:=[.C296]+0.02*[.C296]-0.0005*[.C296]*[.B296]" office:value-type="float" office:value="100.598955247392" calcext:value-type="float">
            <text:p>100,598955247392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7]+0.0005*[.C297]*[.B297]-0.05*[.B297]" office:value-type="float" office:value="54.1494043542739" calcext:value-type="float">
            <text:p>54,1494043542739</text:p>
          </table:table-cell>
          <table:table-cell table:formula="of:=[.C297]+0.02*[.C297]-0.0005*[.C297]*[.B297]" office:value-type="float" office:value="99.8880630387162" calcext:value-type="float">
            <text:p>99,8880630387162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8]+0.0005*[.C298]*[.B298]-0.05*[.B298]" office:value-type="float" office:value="54.1463736943845" calcext:value-type="float">
            <text:p>54,1463736943845</text:p>
          </table:table-cell>
          <table:table-cell table:formula="of:=[.C298]+0.02*[.C298]-0.0005*[.C298]*[.B298]" office:value-type="float" office:value="99.1813847416663" calcext:value-type="float">
            <text:p>99,1813847416663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9]+0.0005*[.C299]*[.B299]-0.05*[.B299]" office:value-type="float" office:value="54.1242111705397" calcext:value-type="float">
            <text:p>54,1242111705397</text:p>
          </table:table-cell>
          <table:table-cell table:formula="of:=[.C299]+0.02*[.C299]-0.0005*[.C299]*[.B299]" office:value-type="float" office:value="98.4798562756252" calcext:value-type="float">
            <text:p>98,4798562756252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0]+0.0005*[.C300]*[.B300]-0.05*[.B300]" office:value-type="float" office:value="54.0830728805659" calcext:value-type="float">
            <text:p>54,0830728805659</text:p>
          </table:table-cell>
          <table:table-cell table:formula="of:=[.C300]+0.02*[.C300]-0.0005*[.C300]*[.B300]" office:value-type="float" office:value="97.7843811325845" calcext:value-type="float">
            <text:p>97,7843811325845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1]+0.0005*[.C301]*[.B301]-0.05*[.B301]" office:value-type="float" office:value="54.0231591422249" calcext:value-type="float">
            <text:p>54,0231591422249</text:p>
          </table:table-cell>
          <table:table-cell table:formula="of:=[.C301]+0.02*[.C301]-0.0005*[.C301]*[.B301]" office:value-type="float" office:value="97.0958288495489" calcext:value-type="float">
            <text:p>97,0958288495489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2]+0.0005*[.C302]*[.B302]-0.05*[.B302]" office:value-type="float" office:value="53.9447128921063" calcext:value-type="float">
            <text:p>53,9447128921063</text:p>
          </table:table-cell>
          <table:table-cell table:formula="of:=[.C302]+0.02*[.C302]-0.0005*[.C302]*[.B302]" office:value-type="float" office:value="96.4150337195472" calcext:value-type="float">
            <text:p>96,4150337195472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3]+0.0005*[.C303]*[.B303]-0.05*[.B303]" office:value-type="float" office:value="53.8480179037429" calcext:value-type="float">
            <text:p>53,8480179037429</text:p>
          </table:table-cell>
          <table:table-cell table:formula="of:=[.C303]+0.02*[.C303]-0.0005*[.C303]*[.B303]" office:value-type="float" office:value="95.7427937376963" calcext:value-type="float">
            <text:p>95,7427937376963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4]+0.0005*[.C304]*[.B304]-0.05*[.B304]" office:value-type="float" office:value="53.7333968442267" calcext:value-type="float">
            <text:p>53,7333968442267</text:p>
          </table:table-cell>
          <table:table-cell table:formula="of:=[.C304]+0.02*[.C304]-0.0005*[.C304]*[.B304]" office:value-type="float" office:value="95.0798697767793" calcext:value-type="float">
            <text:p>95,0798697767793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5]+0.0005*[.C305]*[.B305]-0.05*[.B305]" office:value-type="float" office:value="53.6012091893219" calcext:value-type="float">
            <text:p>53,6012091893219</text:p>
          </table:table-cell>
          <table:table-cell table:formula="of:=[.C305]+0.02*[.C305]-0.0005*[.C305]*[.B305]" office:value-type="float" office:value="94.4269849850084" calcext:value-type="float">
            <text:p>94,4269849850084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6]+0.0005*[.C306]*[.B306]-0.05*[.B306]" office:value-type="float" office:value="53.451849017505" calcext:value-type="float">
            <text:p>53,451849017505</text:p>
          </table:table-cell>
          <table:table-cell table:formula="of:=[.C306]+0.02*[.C306]-0.0005*[.C306]*[.B306]" office:value-type="float" office:value="93.7848243970593" calcext:value-type="float">
            <text:p>93,7848243970593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7]+0.0005*[.C307]*[.B307]-0.05*[.B307]" office:value-type="float" office:value="53.2857427035321" calcext:value-type="float">
            <text:p>53,2857427035321</text:p>
          </table:table-cell>
          <table:table-cell table:formula="of:=[.C307]+0.02*[.C307]-0.0005*[.C307]*[.B307]" office:value-type="float" office:value="93.1540347480981" calcext:value-type="float">
            <text:p>93,1540347480981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8]+0.0005*[.C308]*[.B308]-0.05*[.B308]" office:value-type="float" office:value="53.103346532047" calcext:value-type="float">
            <text:p>53,103346532047</text:p>
          </table:table-cell>
          <table:table-cell table:formula="of:=[.C308]+0.02*[.C308]-0.0005*[.C308]*[.B308]" office:value-type="float" office:value="92.5352244793685" calcext:value-type="float">
            <text:p>92,5352244793685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9]+0.0005*[.C309]*[.B309]-0.05*[.B309]" office:value-type="float" office:value="52.905144251419" calcext:value-type="float">
            <text:p>52,905144251419</text:p>
          </table:table-cell>
          <table:table-cell table:formula="of:=[.C309]+0.02*[.C309]-0.0005*[.C309]*[.B309]" office:value-type="float" office:value="91.9289639229816" calcext:value-type="float">
            <text:p>91,9289639229816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0]+0.0005*[.C310]*[.B310]-0.05*[.B310]" office:value-type="float" office:value="52.6916445874625" calcext:value-type="float">
            <text:p>52,6916445874625</text:p>
          </table:table-cell>
          <table:table-cell table:formula="of:=[.C310]+0.02*[.C310]-0.0005*[.C310]*[.B310]" office:value-type="float" office:value="91.3357856528268" calcext:value-type="float">
            <text:p>91,3357856528268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1]+0.0005*[.C311]*[.B311]-0.05*[.B311]" office:value-type="float" office:value="52.4633787359571" calcext:value-type="float">
            <text:p>52,4633787359571</text:p>
          </table:table-cell>
          <table:table-cell table:formula="of:=[.C311]+0.02*[.C311]-0.0005*[.C311]*[.B311]" office:value-type="float" office:value="90.7561849880156" calcext:value-type="float">
            <text:p>90,7561849880156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2]+0.0005*[.C312]*[.B312]-0.05*[.B312]" office:value-type="float" office:value="52.2208978519876" calcext:value-type="float">
            <text:p>52,2208978519876</text:p>
          </table:table-cell>
          <table:table-cell table:formula="of:=[.C312]+0.02*[.C312]-0.0005*[.C312]*[.B312]" office:value-type="float" office:value="90.1906206349475" calcext:value-type="float">
            <text:p>90,1906206349475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3]+0.0005*[.C313]*[.B313]-0.05*[.B313]" office:value-type="float" office:value="51.9647705530807" calcext:value-type="float">
            <text:p>51,9647705530807</text:p>
          </table:table-cell>
          <table:table-cell table:formula="of:=[.C313]+0.02*[.C313]-0.0005*[.C313]*[.B313]" office:value-type="float" office:value="89.639515453954" calcext:value-type="float">
            <text:p>89,639515453954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4]+0.0005*[.C314]*[.B314]-0.05*[.B314]" office:value-type="float" office:value="51.6955804519537" calcext:value-type="float">
            <text:p>51,6955804519537</text:p>
          </table:table-cell>
          <table:table-cell table:formula="of:=[.C314]+0.02*[.C314]-0.0005*[.C314]*[.B314]" office:value-type="float" office:value="89.103257336506" calcext:value-type="float">
            <text:p>89,103257336506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5]+0.0005*[.C315]*[.B315]-0.05*[.B315]" office:value-type="float" office:value="51.4139237334413" calcext:value-type="float">
            <text:p>51,4139237334413</text:p>
          </table:table-cell>
          <table:table-cell table:formula="of:=[.C315]+0.02*[.C315]-0.0005*[.C315]*[.B315]" office:value-type="float" office:value="88.5822001791509" calcext:value-type="float">
            <text:p>88,5822001791509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6]+0.0005*[.C316]*[.B316]-0.05*[.B316]" office:value-type="float" office:value="51.1204067888449" calcext:value-type="float">
            <text:p>51,1204067888449</text:p>
          </table:table-cell>
          <table:table-cell table:formula="of:=[.C316]+0.02*[.C316]-0.0005*[.C316]*[.B316]" office:value-type="float" office:value="88.0766649406583" calcext:value-type="float">
            <text:p>88,0766649406583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7]+0.0005*[.C317]*[.B317]-0.05*[.B317]" office:value-type="float" office:value="50.8156439195882" calcext:value-type="float">
            <text:p>50,8156439195882</text:p>
          </table:table-cell>
          <table:table-cell table:formula="of:=[.C317]+0.02*[.C317]-0.0005*[.C317]*[.B317]" office:value-type="float" office:value="87.5869407692858" calcext:value-type="float">
            <text:p>87,5869407692858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8]+0.0005*[.C318]*[.B318]-0.05*[.B318]" office:value-type="float" office:value="50.5002551206779" calcext:value-type="float">
            <text:p>50,5002551206779</text:p>
          </table:table-cell>
          <table:table-cell table:formula="of:=[.C318]+0.02*[.C318]-0.0005*[.C318]*[.B318]" office:value-type="float" office:value="87.1132861876025" calcext:value-type="float">
            <text:p>87,1132861876025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9]+0.0005*[.C319]*[.B319]-0.05*[.B319]" office:value-type="float" office:value="50.1748639530813" calcext:value-type="float">
            <text:p>50,1748639530813</text:p>
          </table:table-cell>
          <table:table-cell table:formula="of:=[.C319]+0.02*[.C319]-0.0005*[.C319]*[.B319]" office:value-type="float" office:value="86.6559303229173" calcext:value-type="float">
            <text:p>86,6559303229173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0]+0.0005*[.C320]*[.B320]-0.05*[.B320]" office:value-type="float" office:value="49.8400955127672" calcext:value-type="float">
            <text:p>49,8400955127672</text:p>
          </table:table-cell>
          <table:table-cell table:formula="of:=[.C320]+0.02*[.C320]-0.0005*[.C320]*[.B320]" office:value-type="float" office:value="86.2150741720356" calcext:value-type="float">
            <text:p>86,2150741720356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1]+0.0005*[.C321]*[.B321]-0.05*[.B321]" office:value-type="float" office:value="49.4965745028161" calcext:value-type="float">
            <text:p>49,4965745028161</text:p>
          </table:table-cell>
          <table:table-cell table:formula="of:=[.C321]+0.02*[.C321]-0.0005*[.C321]*[.B321]" office:value-type="float" office:value="85.790891889789" calcext:value-type="float">
            <text:p>85,790891889789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2]+0.0005*[.C322]*[.B322]-0.05*[.B322]" office:value-type="float" office:value="49.1449234137183" calcext:value-type="float">
            <text:p>49,1449234137183</text:p>
          </table:table-cell>
          <table:table-cell table:formula="of:=[.C322]+0.02*[.C322]-0.0005*[.C322]*[.B322]" office:value-type="float" office:value="85.3835320915418" calcext:value-type="float">
            <text:p>85,3835320915418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3]+0.0005*[.C323]*[.B323]-0.05*[.B323]" office:value-type="float" office:value="48.7857608157482" calcext:value-type="float">
            <text:p>48,7857608157482</text:p>
          </table:table-cell>
          <table:table-cell table:formula="of:=[.C323]+0.02*[.C323]-0.0005*[.C323]*[.B323]" office:value-type="float" office:value="84.9931191606568" calcext:value-type="float">
            <text:p>84,9931191606568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4]+0.0005*[.C324]*[.B324]-0.05*[.B324]" office:value-type="float" office:value="48.4196997661389" calcext:value-type="float">
            <text:p>48,4196997661389</text:p>
          </table:table-cell>
          <table:table-cell table:formula="of:=[.C324]+0.02*[.C324]-0.0005*[.C324]*[.B324]" office:value-type="float" office:value="84.6197545526919" calcext:value-type="float">
            <text:p>84,6197545526919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5]+0.0005*[.C325]*[.B325]-0.05*[.B325]" office:value-type="float" office:value="48.0473463326948" calcext:value-type="float">
            <text:p>48,0473463326948</text:p>
          </table:table-cell>
          <table:table-cell table:formula="of:=[.C325]+0.02*[.C325]-0.0005*[.C325]*[.B325]" office:value-type="float" office:value="84.2635180888829" calcext:value-type="float">
            <text:p>84,2635180888829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6]+0.0005*[.C326]*[.B326]-0.05*[.B326]" office:value-type="float" office:value="47.669298234474" calcext:value-type="float">
            <text:p>47,669298234474</text:p>
          </table:table-cell>
          <table:table-cell table:formula="of:=[.C326]+0.02*[.C326]-0.0005*[.C326]*[.B326]" office:value-type="float" office:value="83.9244692322466" calcext:value-type="float">
            <text:p>83,9244692322466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7]+0.0005*[.C327]*[.B327]-0.05*[.B327]" office:value-type="float" office:value="47.2861435992512" calcext:value-type="float">
            <text:p>47,2861435992512</text:p>
          </table:table-cell>
          <table:table-cell table:formula="of:=[.C327]+0.02*[.C327]-0.0005*[.C327]*[.B327]" office:value-type="float" office:value="83.6026483403906" calcext:value-type="float">
            <text:p>83,6026483403906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8]+0.0005*[.C328]*[.B328]-0.05*[.B328]" office:value-type="float" office:value="46.8984598366394" calcext:value-type="float">
            <text:p>46,8984598366394</text:p>
          </table:table-cell>
          <table:table-cell table:formula="of:=[.C328]+0.02*[.C328]-0.0005*[.C328]*[.B328]" office:value-type="float" office:value="83.2980778898477" calcext:value-type="float">
            <text:p>83,2980778898477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9]+0.0005*[.C329]*[.B329]-0.05*[.B329]" office:value-type="float" office:value="46.5068126250006" calcext:value-type="float">
            <text:p>46,5068126250006</text:p>
          </table:table-cell>
          <table:table-cell table:formula="of:=[.C329]+0.02*[.C329]-0.0005*[.C329]*[.B329]" office:value-type="float" office:value="83.0107636674515" calcext:value-type="float">
            <text:p>83,0107636674515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0]+0.0005*[.C330]*[.B330]-0.05*[.B330]" office:value-type="float" office:value="46.1117550096207" calcext:value-type="float">
            <text:p>46,1117550096207</text:p>
          </table:table-cell>
          <table:table-cell table:formula="of:=[.C330]+0.02*[.C330]-0.0005*[.C330]*[.B330]" office:value-type="float" office:value="82.7406959249303" calcext:value-type="float">
            <text:p>82,7406959249303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1]+0.0005*[.C331]*[.B331]-0.05*[.B331]" office:value-type="float" office:value="45.7138266090476" calcext:value-type="float">
            <text:p>45,7138266090476</text:p>
          </table:table-cell>
          <table:table-cell table:formula="of:=[.C331]+0.02*[.C331]-0.0005*[.C331]*[.B331]" office:value-type="float" office:value="82.487850493521" calcext:value-type="float">
            <text:p>82,487850493521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2]+0.0005*[.C332]*[.B332]-0.05*[.B332]" office:value-type="float" office:value="45.3135529260022" calcext:value-type="float">
            <text:p>45,3135529260022</text:p>
          </table:table-cell>
          <table:table-cell table:formula="of:=[.C332]+0.02*[.C332]-0.0005*[.C332]*[.B332]" office:value-type="float" office:value="82.2521898559845" calcext:value-type="float">
            <text:p>82,2521898559845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3]+0.0005*[.C333]*[.B333]-0.05*[.B333]" office:value-type="float" office:value="44.9114447588614" calcext:value-type="float">
            <text:p>44,9114447588614</text:p>
          </table:table-cell>
          <table:table-cell table:formula="of:=[.C333]+0.02*[.C333]-0.0005*[.C333]*[.B333]" office:value-type="float" office:value="82.0336641739448" calcext:value-type="float">
            <text:p>82,0336641739448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4]+0.0005*[.C334]*[.B334]-0.05*[.B334]" office:value-type="float" office:value="44.5079977093759" calcext:value-type="float">
            <text:p>44,5079977093759</text:p>
          </table:table-cell>
          <table:table-cell table:formula="of:=[.C334]+0.02*[.C334]-0.0005*[.C334]*[.B334]" office:value-type="float" office:value="81.8322122689661" calcext:value-type="float">
            <text:p>81,8322122689661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5]+0.0005*[.C335]*[.B335]-0.05*[.B335]" office:value-type="float" office:value="44.1036917820173" calcext:value-type="float">
            <text:p>44,1036917820173</text:p>
          </table:table-cell>
          <table:table-cell table:formula="of:=[.C335]+0.02*[.C335]-0.0005*[.C335]*[.B335]" office:value-type="float" office:value="81.6477625562353" calcext:value-type="float">
            <text:p>81,6477625562353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6]+0.0005*[.C336]*[.B336]-0.05*[.B336]" office:value-type="float" office:value="43.6989910701522" calcext:value-type="float">
            <text:p>43,6989910701522</text:p>
          </table:table-cell>
          <table:table-cell table:formula="of:=[.C336]+0.02*[.C336]-0.0005*[.C336]*[.B336]" office:value-type="float" office:value="81.4802339301242" calcext:value-type="float">
            <text:p>81,4802339301242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7]+0.0005*[.C337]*[.B337]-0.05*[.B337]" office:value-type="float" office:value="43.2943435240978" calcext:value-type="float">
            <text:p>43,2943435240978</text:p>
          </table:table-cell>
          <table:table-cell table:formula="of:=[.C337]+0.02*[.C337]-0.0005*[.C337]*[.B337]" office:value-type="float" office:value="81.3295366012735" calcext:value-type="float">
            <text:p>81,3295366012735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8]+0.0005*[.C338]*[.B338]-0.05*[.B338]" office:value-type="float" office:value="42.8901807960285" calcext:value-type="float">
            <text:p>42,8901807960285</text:p>
          </table:table-cell>
          <table:table-cell table:formula="of:=[.C338]+0.02*[.C338]-0.0005*[.C338]*[.B338]" office:value-type="float" office:value="81.1955728851634" calcext:value-type="float">
            <text:p>81,1955728851634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9]+0.0005*[.C339]*[.B339]-0.05*[.B339]" office:value-type="float" office:value="42.4869181566679" calcext:value-type="float">
            <text:p>42,4869181566679</text:p>
          </table:table-cell>
          <table:table-cell table:formula="of:=[.C339]+0.02*[.C339]-0.0005*[.C339]*[.B339]" office:value-type="float" office:value="81.0782379424258" calcext:value-type="float">
            <text:p>81,0782379424258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0]+0.0005*[.C340]*[.B340]-0.05*[.B340]" office:value-type="float" office:value="42.0849544787079" calcext:value-type="float">
            <text:p>42,0849544787079</text:p>
          </table:table-cell>
          <table:table-cell table:formula="of:=[.C340]+0.02*[.C340]-0.0005*[.C340]*[.B340]" office:value-type="float" office:value="80.9774204714009" calcext:value-type="float">
            <text:p>80,9774204714009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1]+0.0005*[.C341]*[.B341]-0.05*[.B341]" office:value-type="float" office:value="41.6846722819436" calcext:value-type="float">
            <text:p>41,6846722819436</text:p>
          </table:table-cell>
          <table:table-cell table:formula="of:=[.C341]+0.02*[.C341]-0.0005*[.C341]*[.B341]" office:value-type="float" office:value="80.8930033536579" calcext:value-type="float">
            <text:p>80,8930033536579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2]+0.0005*[.C342]*[.B342]-0.05*[.B342]" office:value-type="float" office:value="41.2864378351961" calcext:value-type="float">
            <text:p>41,2864378351961</text:p>
          </table:table-cell>
          <table:table-cell table:formula="of:=[.C342]+0.02*[.C342]-0.0005*[.C342]*[.B342]" office:value-type="float" office:value="80.8248642533814" calcext:value-type="float">
            <text:p>80,8248642533814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3]+0.0005*[.C343]*[.B343]-0.05*[.B343]" office:value-type="float" office:value="40.890601310204" calcext:value-type="float">
            <text:p>40,890601310204</text:p>
          </table:table-cell>
          <table:table-cell table:formula="of:=[.C343]+0.02*[.C343]-0.0005*[.C343]*[.B343]" office:value-type="float" office:value="80.7728761716813" calcext:value-type="float">
            <text:p>80,7728761716813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4]+0.0005*[.C344]*[.B344]-0.05*[.B344]" office:value-type="float" office:value="40.4974969828011" calcext:value-type="float">
            <text:p>40,4974969828011</text:p>
          </table:table-cell>
          <table:table-cell table:formula="of:=[.C344]+0.02*[.C344]-0.0005*[.C344]*[.B344]" office:value-type="float" office:value="80.7369079570076" calcext:value-type="float">
            <text:p>80,7369079570076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5]+0.0005*[.C345]*[.B345]-0.05*[.B345]" office:value-type="float" office:value="40.1074434768559" calcext:value-type="float">
            <text:p>40,1074434768559</text:p>
          </table:table-cell>
          <table:table-cell table:formula="of:=[.C345]+0.02*[.C345]-0.0005*[.C345]*[.B345]" office:value-type="float" office:value="80.7168247729529" calcext:value-type="float">
            <text:p>80,7168247729529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6]+0.0005*[.C346]*[.B346]-0.05*[.B346]" office:value-type="float" office:value="39.7207440466193" calcext:value-type="float">
            <text:p>39,7207440466193</text:p>
          </table:table-cell>
          <table:table-cell table:formula="of:=[.C346]+0.02*[.C346]-0.0005*[.C346]*[.B346]" office:value-type="float" office:value="80.7124885248057" calcext:value-type="float">
            <text:p>80,7124885248057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7]+0.0005*[.C347]*[.B347]-0.05*[.B347]" office:value-type="float" office:value="39.3376868933181" calcext:value-type="float">
            <text:p>39,3376868933181</text:p>
          </table:table-cell>
          <table:table-cell table:formula="of:=[.C347]+0.02*[.C347]-0.0005*[.C347]*[.B347]" office:value-type="float" office:value="80.7237582462721" calcext:value-type="float">
            <text:p>80,7237582462721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8]+0.0005*[.C348]*[.B348]-0.05*[.B348]" office:value-type="float" office:value="38.9585455120241" calcext:value-type="float">
            <text:p>38,9585455120241</text:p>
          </table:table-cell>
          <table:table-cell table:formula="of:=[.C348]+0.02*[.C348]-0.0005*[.C348]*[.B348]" office:value-type="float" office:value="80.7504904478256" calcext:value-type="float">
            <text:p>80,7504904478256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9]+0.0005*[.C349]*[.B349]-0.05*[.B349]" office:value-type="float" office:value="38.5835790650378" calcext:value-type="float">
            <text:p>38,5835790650378</text:p>
          </table:table-cell>
          <table:table-cell table:formula="of:=[.C349]+0.02*[.C349]-0.0005*[.C349]*[.B349]" office:value-type="float" office:value="80.7925394281672" calcext:value-type="float">
            <text:p>80,7925394281672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0]+0.0005*[.C350]*[.B350]-0.05*[.B350]" office:value-type="float" office:value="38.2130327782319" calcext:value-type="float">
            <text:p>38,2130327782319</text:p>
          </table:table-cell>
          <table:table-cell table:formula="of:=[.C350]+0.02*[.C350]-0.0005*[.C350]*[.B350]" office:value-type="float" office:value="80.8497575502846" calcext:value-type="float">
            <text:p>80,849757550284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1]+0.0005*[.C351]*[.B351]-0.05*[.B351]" office:value-type="float" office:value="37.8471383570108" calcext:value-type="float">
            <text:p>37,8471383570108</text:p>
          </table:table-cell>
          <table:table-cell table:formula="of:=[.C351]+0.02*[.C351]-0.0005*[.C351]*[.B351]" office:value-type="float" office:value="80.9219954835998" calcext:value-type="float">
            <text:p>80,9219954835998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2]+0.0005*[.C352]*[.B352]-0.05*[.B352]" office:value-type="float" office:value="37.4861144187569" calcext:value-type="float">
            <text:p>37,4861144187569</text:p>
          </table:table-cell>
          <table:table-cell table:formula="of:=[.C352]+0.02*[.C352]-0.0005*[.C352]*[.B352]" office:value-type="float" office:value="81.0091024136752" calcext:value-type="float">
            <text:p>81,0091024136752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3]+0.0005*[.C353]*[.B353]-0.05*[.B353]" office:value-type="float" office:value="37.130166938839" calcext:value-type="float">
            <text:p>37,130166938839</text:p>
          </table:table-cell>
          <table:table-cell table:formula="of:=[.C353]+0.02*[.C353]-0.0005*[.C353]*[.B353]" office:value-type="float" office:value="81.1109262209288" calcext:value-type="float">
            <text:p>81,1109262209288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4]+0.0005*[.C354]*[.B354]-0.05*[.B354]" office:value-type="float" office:value="36.7794897074705" calcext:value-type="float">
            <text:p>36,7794897074705</text:p>
          </table:table-cell>
          <table:table-cell table:formula="of:=[.C354]+0.02*[.C354]-0.0005*[.C354]*[.B354]" office:value-type="float" office:value="81.2273136297739" calcext:value-type="float">
            <text:p>81,2273136297739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5]+0.0005*[.C355]*[.B355]-0.05*[.B355]" office:value-type="float" office:value="36.4342647949028" calcext:value-type="float">
            <text:p>36,4342647949028</text:p>
          </table:table-cell>
          <table:table-cell table:formula="of:=[.C355]+0.02*[.C355]-0.0005*[.C355]*[.B355]" office:value-type="float" office:value="81.3581103295635" calcext:value-type="float">
            <text:p>81,3581103295635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6]+0.0005*[.C356]*[.B356]-0.05*[.B356]" office:value-type="float" office:value="36.0946630226378" calcext:value-type="float">
            <text:p>36,0946630226378</text:p>
          </table:table-cell>
          <table:table-cell table:formula="of:=[.C356]+0.02*[.C356]-0.0005*[.C356]*[.B356]" office:value-type="float" office:value="81.5031610686746" calcext:value-type="float">
            <text:p>81,5031610686746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7]+0.0005*[.C357]*[.B357]-0.05*[.B357]" office:value-type="float" office:value="35.7608444385327" calcext:value-type="float">
            <text:p>35,7608444385327</text:p>
          </table:table-cell>
          <table:table-cell table:formula="of:=[.C357]+0.02*[.C357]-0.0005*[.C357]*[.B357]" office:value-type="float" office:value="81.6623097230213" calcext:value-type="float">
            <text:p>81,6623097230213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8]+0.0005*[.C358]*[.B358]-0.05*[.B358]" office:value-type="float" office:value="35.4329587938542" calcext:value-type="float">
            <text:p>35,4329587938542</text:p>
          </table:table-cell>
          <table:table-cell table:formula="of:=[.C358]+0.02*[.C358]-0.0005*[.C358]*[.B358]" office:value-type="float" office:value="81.8353993402336" calcext:value-type="float">
            <text:p>81,8353993402336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9]+0.0005*[.C359]*[.B359]-0.05*[.B359]" office:value-type="float" office:value="35.111146020512" calcext:value-type="float">
            <text:p>35,111146020512</text:p>
          </table:table-cell>
          <table:table-cell table:formula="of:=[.C359]+0.02*[.C359]-0.0005*[.C359]*[.B359]" office:value-type="float" office:value="82.0222721606877" calcext:value-type="float">
            <text:p>82,0222721606877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0]+0.0005*[.C360]*[.B360]-0.05*[.B360]" office:value-type="float" office:value="34.7955367068705" calcext:value-type="float">
            <text:p>34,7955367068705</text:p>
          </table:table-cell>
          <table:table-cell table:formula="of:=[.C360]+0.02*[.C360]-0.0005*[.C360]*[.B360]" office:value-type="float" office:value="82.2227696165174" calcext:value-type="float">
            <text:p>82,2227696165174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1]+0.0005*[.C361]*[.B361]-0.05*[.B361]" office:value-type="float" office:value="34.486252570693" calcext:value-type="float">
            <text:p>34,486252570693</text:p>
          </table:table-cell>
          <table:table-cell table:formula="of:=[.C361]+0.02*[.C361]-0.0005*[.C361]*[.B361]" office:value-type="float" office:value="82.4367323096817" calcext:value-type="float">
            <text:p>82,4367323096817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2]+0.0005*[.C362]*[.B362]-0.05*[.B362]" office:value-type="float" office:value="34.1834069279255" calcext:value-type="float">
            <text:p>34,1834069279255</text:p>
          </table:table-cell>
          <table:table-cell table:formula="of:=[.C362]+0.02*[.C362]-0.0005*[.C362]*[.B362]" office:value-type="float" office:value="82.6639999701082" calcext:value-type="float">
            <text:p>82,6639999701082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3]+0.0005*[.C363]*[.B363]-0.05*[.B363]" office:value-type="float" office:value="33.8871051561633" calcext:value-type="float">
            <text:p>33,8871051561633</text:p>
          </table:table-cell>
          <table:table-cell table:formula="of:=[.C363]+0.02*[.C363]-0.0005*[.C363]*[.B363]" office:value-type="float" office:value="82.9044113948763" calcext:value-type="float">
            <text:p>82,9044113948763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4]+0.0005*[.C364]*[.B364]-0.05*[.B364]" office:value-type="float" office:value="33.5974451517791" calcext:value-type="float">
            <text:p>33,5974451517791</text:p>
          </table:table-cell>
          <table:table-cell table:formula="of:=[.C364]+0.02*[.C364]-0.0005*[.C364]*[.B364]" office:value-type="float" office:value="83.1578043693498" calcext:value-type="float">
            <text:p>83,1578043693498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5]+0.0005*[.C365]*[.B365]-0.05*[.B365]" office:value-type="float" office:value="33.314517779811" calcext:value-type="float">
            <text:p>33,314517779811</text:p>
          </table:table-cell>
          <table:table-cell table:formula="of:=[.C365]+0.02*[.C365]-0.0005*[.C365]*[.B365]" office:value-type="float" office:value="83.424015571116" calcext:value-type="float">
            <text:p>83,424015571116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6]+0.0005*[.C366]*[.B366]-0.05*[.B366]" office:value-type="float" office:value="33.038407315824" calcext:value-type="float">
            <text:p>33,038407315824</text:p>
          </table:table-cell>
          <table:table-cell table:formula="of:=[.C366]+0.02*[.C366]-0.0005*[.C366]*[.B366]" office:value-type="float" office:value="83.7028804575347" calcext:value-type="float">
            <text:p>83,7028804575347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7]+0.0005*[.C367]*[.B367]-0.05*[.B367]" office:value-type="float" office:value="32.7691918790647" calcext:value-type="float">
            <text:p>32,7691918790647</text:p>
          </table:table-cell>
          <table:table-cell table:formula="of:=[.C367]+0.02*[.C367]-0.0005*[.C367]*[.B367]" office:value-type="float" office:value="83.9942331376535" calcext:value-type="float">
            <text:p>83,9942331376535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8]+0.0005*[.C368]*[.B368]-0.05*[.B368]" office:value-type="float" office:value="32.5069438563228" calcext:value-type="float">
            <text:p>32,5069438563228</text:p>
          </table:table-cell>
          <table:table-cell table:formula="of:=[.C368]+0.02*[.C368]-0.0005*[.C368]*[.B368]" office:value-type="float" office:value="84.2979062291953" calcext:value-type="float">
            <text:p>84,2979062291953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9]+0.0005*[.C369]*[.B369]-0.05*[.B369]" office:value-type="float" office:value="32.2517303160057" calcext:value-type="float">
            <text:p>32,2517303160057</text:p>
          </table:table-cell>
          <table:table-cell table:formula="of:=[.C369]+0.02*[.C369]-0.0005*[.C369]*[.B369]" office:value-type="float" office:value="84.6137307012802" calcext:value-type="float">
            <text:p>84,6137307012802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70]+0.0005*[.C370]*[.B370]-0.05*[.B370]" office:value-type="float" office:value="32.0036134120098" calcext:value-type="float">
            <text:p>32,0036134120098</text:p>
          </table:table-cell>
          <table:table-cell table:formula="of:=[.C370]+0.02*[.C370]-0.0005*[.C370]*[.B370]" office:value-type="float" office:value="84.9415357035014" calcext:value-type="float">
            <text:p>84,9415357035014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1]+0.0005*[.C371]*[.B371]-0.05*[.B371]" office:value-type="float" office:value="31.7626507770479" calcext:value-type="float">
            <text:p>31,7626507770479</text:p>
          </table:table-cell>
          <table:table-cell table:formula="of:=[.C371]+0.02*[.C371]-0.0005*[.C371]*[.B371]" office:value-type="float" office:value="85.2811483819328" calcext:value-type="float">
            <text:p>85,2811483819328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2]+0.0005*[.C372]*[.B372]-0.05*[.B372]" office:value-type="float" office:value="31.528895905156" calcext:value-type="float">
            <text:p>31,528895905156</text:p>
          </table:table-cell>
          <table:table-cell table:formula="of:=[.C372]+0.02*[.C372]-0.0005*[.C372]*[.B372]" office:value-type="float" office:value="85.6323936826109" calcext:value-type="float">
            <text:p>85,6323936826109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3]+0.0005*[.C373]*[.B373]-0.05*[.B373]" office:value-type="float" office:value="31.3023985231624" calcext:value-type="float">
            <text:p>31,3023985231624</text:p>
          </table:table-cell>
          <table:table-cell table:formula="of:=[.C373]+0.02*[.C373]-0.0005*[.C373]*[.B373]" office:value-type="float" office:value="85.995094142999" calcext:value-type="float">
            <text:p>85,995094142999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4]+0.0005*[.C374]*[.B374]-0.05*[.B374]" office:value-type="float" office:value="31.0832049509548" calcext:value-type="float">
            <text:p>31,0832049509548</text:p>
          </table:table-cell>
          <table:table-cell table:formula="of:=[.C374]+0.02*[.C374]-0.0005*[.C374]*[.B374]" office:value-type="float" office:value="86.3690696719084" calcext:value-type="float">
            <text:p>86,3690696719084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5]+0.0005*[.C375]*[.B375]-0.05*[.B375]" office:value-type="float" office:value="30.8713584504247" calcext:value-type="float">
            <text:p>30,8713584504247</text:p>
          </table:table-cell>
          <table:table-cell table:formula="of:=[.C375]+0.02*[.C375]-0.0005*[.C375]*[.B375]" office:value-type="float" office:value="86.754137318329" calcext:value-type="float">
            <text:p>86,754137318329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6]+0.0005*[.C376]*[.B376]-0.05*[.B376]" office:value-type="float" office:value="30.6668995630092" calcext:value-type="float">
            <text:p>30,6668995630092</text:p>
          </table:table-cell>
          <table:table-cell table:formula="of:=[.C376]+0.02*[.C376]-0.0005*[.C376]*[.B376]" office:value-type="float" office:value="87.1501110295898" calcext:value-type="float">
            <text:p>87,1501110295898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7]+0.0005*[.C377]*[.B377]-0.05*[.B377]" office:value-type="float" office:value="30.4698664357835" calcext:value-type="float">
            <text:p>30,4698664357835</text:p>
          </table:table-cell>
          <table:table-cell table:formula="of:=[.C377]+0.02*[.C377]-0.0005*[.C377]*[.B377]" office:value-type="float" office:value="87.5568013992569" calcext:value-type="float">
            <text:p>87,5568013992569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8]+0.0005*[.C378]*[.B378]-0.05*[.B378]" office:value-type="float" office:value="30.2802951360842" calcext:value-type="float">
            <text:p>30,2802951360842</text:p>
          </table:table-cell>
          <table:table-cell table:formula="of:=[.C378]+0.02*[.C378]-0.0005*[.C378]*[.B378]" office:value-type="float" office:value="87.9740154051521" calcext:value-type="float">
            <text:p>87,9740154051521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9]+0.0005*[.C379]*[.B379]-0.05*[.B379]" office:value-type="float" office:value="30.0982199546672" calcext:value-type="float">
            <text:p>30,0982199546672</text:p>
          </table:table-cell>
          <table:table-cell table:formula="of:=[.C379]+0.02*[.C379]-0.0005*[.C379]*[.B379]" office:value-type="float" office:value="88.4015561378679" calcext:value-type="float">
            <text:p>88,4015561378679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80]+0.0005*[.C380]*[.B380]-0.05*[.B380]" office:value-type="float" office:value="29.92367369742" calcext:value-type="float">
            <text:p>29,92367369742</text:p>
          </table:table-cell>
          <table:table-cell table:formula="of:=[.C380]+0.02*[.C380]-0.0005*[.C380]*[.B380]" office:value-type="float" office:value="88.8392225201391" calcext:value-type="float">
            <text:p>88,8392225201391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1]+0.0005*[.C381]*[.B381]-0.05*[.B381]" office:value-type="float" office:value="29.7566879656616" calcext:value-type="float">
            <text:p>29,7566879656616</text:p>
          </table:table-cell>
          <table:table-cell table:formula="of:=[.C381]+0.02*[.C381]-0.0005*[.C381]*[.B381]" office:value-type="float" office:value="89.2868090174293" calcext:value-type="float">
            <text:p>89,2868090174293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2]+0.0005*[.C382]*[.B382]-0.05*[.B382]" office:value-type="float" office:value="29.5972934250692" calcext:value-type="float">
            <text:p>29,5972934250692</text:p>
          </table:table-cell>
          <table:table-cell table:formula="of:=[.C382]+0.02*[.C382]-0.0005*[.C382]*[.B382]" office:value-type="float" office:value="89.7441053400873" calcext:value-type="float">
            <text:p>89,7441053400873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3]+0.0005*[.C383]*[.B383]-0.05*[.B383]" office:value-type="float" office:value="29.4455200632761" calcext:value-type="float">
            <text:p>29,4455200632761</text:p>
          </table:table-cell>
          <table:table-cell table:formula="of:=[.C383]+0.02*[.C383]-0.0005*[.C383]*[.B383]" office:value-type="float" office:value="90.2108961374286" calcext:value-type="float">
            <text:p>90,2108961374286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4]+0.0005*[.C384]*[.B384]-0.05*[.B384]" office:value-type="float" office:value="29.3013974361827" calcext:value-type="float">
            <text:p>29,3013974361827</text:p>
          </table:table-cell>
          <table:table-cell table:formula="of:=[.C384]+0.02*[.C384]-0.0005*[.C384]*[.B384]" office:value-type="float" office:value="90.6869606841068" calcext:value-type="float">
            <text:p>90,6869606841068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5]+0.0005*[.C385]*[.B385]-0.05*[.B385]" office:value-type="float" office:value="29.1649549030158" calcext:value-type="float">
            <text:p>29,1649549030158</text:p>
          </table:table-cell>
          <table:table-cell table:formula="of:=[.C385]+0.02*[.C385]-0.0005*[.C385]*[.B385]" office:value-type="float" office:value="91.1720725591467" calcext:value-type="float">
            <text:p>91,1720725591467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6]+0.0005*[.C386]*[.B386]-0.05*[.B386]" office:value-type="float" office:value="29.036221850166" calcext:value-type="float">
            <text:p>29,036221850166</text:p>
          </table:table-cell>
          <table:table-cell table:formula="of:=[.C386]+0.02*[.C386]-0.0005*[.C386]*[.B386]" office:value-type="float" office:value="91.6659993180286" calcext:value-type="float">
            <text:p>91,6659993180286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7]+0.0005*[.C387]*[.B387]-0.05*[.B387]" office:value-type="float" office:value="28.9152279038155" calcext:value-type="float">
            <text:p>28,9152279038155</text:p>
          </table:table-cell>
          <table:table-cell table:formula="of:=[.C387]+0.02*[.C387]-0.0005*[.C387]*[.B387]" office:value-type="float" office:value="92.1685021582315" calcext:value-type="float">
            <text:p>92,1685021582315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8]+0.0005*[.C388]*[.B388]-0.05*[.B388]" office:value-type="float" office:value="28.802003131354" calcext:value-type="float">
            <text:p>28,802003131354</text:p>
          </table:table-cell>
          <table:table-cell table:formula="of:=[.C388]+0.02*[.C388]-0.0005*[.C388]*[.B388]" office:value-type="float" office:value="92.6793355786668" calcext:value-type="float">
            <text:p>92,6793355786668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9]+0.0005*[.C389]*[.B389]-0.05*[.B389]" office:value-type="float" office:value="28.6965782315606" calcext:value-type="float">
            <text:p>28,6965782315606</text:p>
          </table:table-cell>
          <table:table-cell table:formula="of:=[.C389]+0.02*[.C389]-0.0005*[.C389]*[.B389]" office:value-type="float" office:value="93.1982470334659" calcext:value-type="float">
            <text:p>93,1982470334659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90]+0.0005*[.C390]*[.B390]-0.05*[.B390]" office:value-type="float" office:value="28.5989847135026" calcext:value-type="float">
            <text:p>28,5989847135026</text:p>
          </table:table-cell>
          <table:table-cell table:formula="of:=[.C390]+0.02*[.C390]-0.0005*[.C390]*[.B390]" office:value-type="float" office:value="93.7249765806151" calcext:value-type="float">
            <text:p>93,7249765806151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1]+0.0005*[.C391]*[.B391]-0.05*[.B391]" office:value-type="float" office:value="28.5092550640787" calcext:value-type="float">
            <text:p>28,5092550640787</text:p>
          </table:table-cell>
          <table:table-cell table:formula="of:=[.C391]+0.02*[.C391]-0.0005*[.C391]*[.B391]" office:value-type="float" office:value="94.2592565259762" calcext:value-type="float">
            <text:p>94,2592565259762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2]+0.0005*[.C392]*[.B392]-0.05*[.B392]" office:value-type="float" office:value="28.4274229040995" calcext:value-type="float">
            <text:p>28,4274229040995</text:p>
          </table:table-cell>
          <table:table-cell table:formula="of:=[.C392]+0.02*[.C392]-0.0005*[.C392]*[.B392]" office:value-type="float" office:value="94.800811063271" calcext:value-type="float">
            <text:p>94,800811063271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3]+0.0005*[.C393]*[.B393]-0.05*[.B393]" office:value-type="float" office:value="28.3535231327681" calcext:value-type="float">
            <text:p>28,3535231327681</text:p>
          </table:table-cell>
          <table:table-cell table:formula="of:=[.C393]+0.02*[.C393]-0.0005*[.C393]*[.B393]" office:value-type="float" office:value="95.3493559106628" calcext:value-type="float">
            <text:p>95,3493559106628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4]+0.0005*[.C394]*[.B394]-0.05*[.B394]" office:value-type="float" office:value="28.2875920603835" calcext:value-type="float">
            <text:p>28,2875920603835</text:p>
          </table:table-cell>
          <table:table-cell table:formula="of:=[.C394]+0.02*[.C394]-0.0005*[.C394]*[.B394]" office:value-type="float" office:value="95.9045979446223" calcext:value-type="float">
            <text:p>95,9045979446223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5]+0.0005*[.C395]*[.B395]-0.05*[.B395]" office:value-type="float" office:value="28.2296675290506" calcext:value-type="float">
            <text:p>28,2296675290506</text:p>
          </table:table-cell>
          <table:table-cell table:formula="of:=[.C395]+0.02*[.C395]-0.0005*[.C395]*[.B395]" office:value-type="float" office:value="96.4662348318284" calcext:value-type="float">
            <text:p>96,4662348318284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6]+0.0005*[.C396]*[.B396]-0.05*[.B396]" office:value-type="float" office:value="28.179789021139" calcext:value-type="float">
            <text:p>28,179789021139</text:p>
          </table:table-cell>
          <table:table-cell table:formula="of:=[.C396]+0.02*[.C396]-0.0005*[.C396]*[.B396]" office:value-type="float" office:value="97.0339546599241" calcext:value-type="float">
            <text:p>97,0339546599241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7]+0.0005*[.C397]*[.B397]-0.05*[.B397]" office:value-type="float" office:value="28.1379977551837" calcext:value-type="float">
            <text:p>28,1379977551837</text:p>
          </table:table-cell>
          <table:table-cell table:formula="of:=[.C397]+0.02*[.C397]-0.0005*[.C397]*[.B397]" office:value-type="float" office:value="97.6074355680209" calcext:value-type="float">
            <text:p>97,6074355680209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8]+0.0005*[.C398]*[.B398]-0.05*[.B398]" office:value-type="float" office:value="28.1043367688757" calcext:value-type="float">
            <text:p>28,1043367688757</text:p>
          </table:table-cell>
          <table:table-cell table:formula="of:=[.C398]+0.02*[.C398]-0.0005*[.C398]*[.B398]" office:value-type="float" office:value="98.1863453779302" calcext:value-type="float">
            <text:p>98,1863453779302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9]+0.0005*[.C399]*[.B399]-0.05*[.B399]" office:value-type="float" office:value="28.0788509887351" calcext:value-type="float">
            <text:p>28,0788509887351</text:p>
          </table:table-cell>
          <table:table-cell table:formula="of:=[.C399]+0.02*[.C399]-0.0005*[.C399]*[.B399]" office:value-type="float" office:value="98.7703412271855" calcext:value-type="float">
            <text:p>98,7703412271855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400]+0.0005*[.C400]*[.B400]-0.05*[.B400]" office:value-type="float" office:value="28.0615872860107" calcext:value-type="float">
            <text:p>28,0615872860107</text:p>
          </table:table-cell>
          <table:table-cell table:formula="of:=[.C400]+0.02*[.C400]-0.0005*[.C400]*[.B400]" office:value-type="float" office:value="99.3590692050169" calcext:value-type="float">
            <text:p>99,359069205016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1]+0.0005*[.C401]*[.B401]-0.05*[.B401]" office:value-type="float" office:value="28.0525945182868" calcext:value-type="float">
            <text:p>28,0525945182868</text:p>
          </table:table-cell>
          <table:table-cell table:formula="of:=[.C401]+0.02*[.C401]-0.0005*[.C401]*[.B401]" office:value-type="float" office:value="99.9521639925406" calcext:value-type="float">
            <text:p>99,9521639925406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402]+0.0005*[.C402]*[.B402]-0.05*[.B402]" office:value-type="float" office:value="28.0519235562265" calcext:value-type="float">
            <text:p>28,0519235562265</text:p>
          </table:table-cell>
          <table:table-cell table:formula="of:=[.C402]+0.02*[.C402]-0.0005*[.C402]*[.B402]" office:value-type="float" office:value="100.549248508537" calcext:value-type="float">
            <text:p>100,549248508537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403]+0.0005*[.C403]*[.B403]-0.05*[.B403]" office:value-type="float" office:value="28.059627294814" calcext:value-type="float">
            <text:p>28,059627294814</text:p>
          </table:table-cell>
          <table:table-cell table:formula="of:=[.C403]+0.02*[.C403]-0.0005*[.C403]*[.B403]" office:value-type="float" office:value="101.149933562309" calcext:value-type="float">
            <text:p>101,149933562309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404]+0.0005*[.C404]*[.B404]-0.05*[.B404]" office:value-type="float" office:value="28.0757606484001" calcext:value-type="float">
            <text:p>28,0757606484001</text:p>
          </table:table-cell>
          <table:table-cell table:formula="of:=[.C404]+0.02*[.C404]-0.0005*[.C404]*[.B404]" office:value-type="float" office:value="101.753817515229" calcext:value-type="float">
            <text:p>101,753817515229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405]+0.0005*[.C405]*[.B405]-0.05*[.B405]" office:value-type="float" office:value="28.1003805287893" calcext:value-type="float">
            <text:p>28,1003805287893</text:p>
          </table:table-cell>
          <table:table-cell table:formula="of:=[.C405]+0.02*[.C405]-0.0005*[.C405]*[.B405]" office:value-type="float" office:value="102.360485952724" calcext:value-type="float">
            <text:p>102,360485952724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406]+0.0005*[.C406]*[.B406]-0.05*[.B406]" office:value-type="float" office:value="28.1335458055415" calcext:value-type="float">
            <text:p>28,1335458055415</text:p>
          </table:table-cell>
          <table:table-cell table:formula="of:=[.C406]+0.02*[.C406]-0.0005*[.C406]*[.B406]" office:value-type="float" office:value="102.969511368587" calcext:value-type="float">
            <text:p>102,969511368587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407]+0.0005*[.C407]*[.B407]-0.05*[.B407]" office:value-type="float" office:value="28.1753172475956" calcext:value-type="float">
            <text:p>28,1753172475956</text:p>
          </table:table-cell>
          <table:table-cell table:formula="of:=[.C407]+0.02*[.C407]-0.0005*[.C407]*[.B407]" office:value-type="float" office:value="103.580452863627" calcext:value-type="float">
            <text:p>103,580452863627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408]+0.0005*[.C408]*[.B408]-0.05*[.B408]" office:value-type="float" office:value="28.225757445257" calcext:value-type="float">
            <text:p>28,225757445257</text:p>
          </table:table-cell>
          <table:table-cell table:formula="of:=[.C408]+0.02*[.C408]-0.0005*[.C408]*[.B408]" office:value-type="float" office:value="104.192855860859" calcext:value-type="float">
            <text:p>104,192855860859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409]+0.0005*[.C409]*[.B409]-0.05*[.B409]" office:value-type="float" office:value="28.2849307115228" calcext:value-type="float">
            <text:p>28,2849307115228</text:p>
          </table:table-cell>
          <table:table-cell table:formula="of:=[.C409]+0.02*[.C409]-0.0005*[.C409]*[.B409]" office:value-type="float" office:value="104.806251839547" calcext:value-type="float">
            <text:p>104,806251839547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10]+0.0005*[.C410]*[.B410]-0.05*[.B410]" office:value-type="float" office:value="28.3529029616546" calcext:value-type="float">
            <text:p>28,3529029616546</text:p>
          </table:table-cell>
          <table:table-cell table:formula="of:=[.C410]+0.02*[.C410]-0.0005*[.C410]*[.B410]" office:value-type="float" office:value="105.42015809063" calcext:value-type="float">
            <text:p>105,42015809063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411]+0.0005*[.C411]*[.B411]-0.05*[.B411]" office:value-type="float" office:value="28.4297415698449" calcext:value-type="float">
            <text:p>28,4297415698449</text:p>
          </table:table-cell>
          <table:table-cell table:formula="of:=[.C411]+0.02*[.C411]-0.0005*[.C411]*[.B411]" office:value-type="float" office:value="106.03407749617" calcext:value-type="float">
            <text:p>106,03407749617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412]+0.0005*[.C412]*[.B412]-0.05*[.B412]" office:value-type="float" office:value="28.5155152017591" calcext:value-type="float">
            <text:p>28,5155152017591</text:p>
          </table:table-cell>
          <table:table-cell table:formula="of:=[.C412]+0.02*[.C412]-0.0005*[.C412]*[.B412]" office:value-type="float" office:value="106.647498335687" calcext:value-type="float">
            <text:p>106,647498335687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13]+0.0005*[.C413]*[.B413]-0.05*[.B413]" office:value-type="float" office:value="28.6102936216816" calcext:value-type="float">
            <text:p>28,6102936216816</text:p>
          </table:table-cell>
          <table:table-cell table:formula="of:=[.C413]+0.02*[.C413]-0.0005*[.C413]*[.B413]" office:value-type="float" office:value="107.25989412239" calcext:value-type="float">
            <text:p>107,25989412239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414]+0.0005*[.C414]*[.B414]-0.05*[.B414]" office:value-type="float" office:value="28.7141474729336" calcext:value-type="float">
            <text:p>28,7141474729336</text:p>
          </table:table-cell>
          <table:table-cell table:formula="of:=[.C414]+0.02*[.C414]-0.0005*[.C414]*[.B414]" office:value-type="float" office:value="107.870723472502" calcext:value-type="float">
            <text:p>107,870723472502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415]+0.0005*[.C415]*[.B415]-0.05*[.B415]" office:value-type="float" office:value="28.8271480301876" calcext:value-type="float">
            <text:p>28,8271480301876</text:p>
          </table:table-cell>
          <table:table-cell table:formula="of:=[.C415]+0.02*[.C415]-0.0005*[.C415]*[.B415]" office:value-type="float" office:value="108.479430011051" calcext:value-type="float">
            <text:p>108,479430011051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416]+0.0005*[.C416]*[.B416]-0.05*[.B416]" office:value-type="float" office:value="28.9493669222577" calcext:value-type="float">
            <text:p>28,9493669222577</text:p>
          </table:table-cell>
          <table:table-cell table:formula="of:=[.C416]+0.02*[.C416]-0.0005*[.C416]*[.B416]" office:value-type="float" office:value="109.085442317693" calcext:value-type="float">
            <text:p>109,085442317693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417]+0.0005*[.C417]*[.B417]-0.05*[.B417]" office:value-type="float" office:value="29.0808758239107" calcext:value-type="float">
            <text:p>29,0808758239107</text:p>
          </table:table-cell>
          <table:table-cell table:formula="of:=[.C417]+0.02*[.C417]-0.0005*[.C417]*[.B417]" office:value-type="float" office:value="109.688173916281" calcext:value-type="float">
            <text:p>109,688173916281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18]+0.0005*[.C418]*[.B418]-0.05*[.B418]" office:value-type="float" office:value="29.2217461152206" calcext:value-type="float">
            <text:p>29,2217461152206</text:p>
          </table:table-cell>
          <table:table-cell table:formula="of:=[.C418]+0.02*[.C418]-0.0005*[.C418]*[.B418]" office:value-type="float" office:value="110.287023312101" calcext:value-type="float">
            <text:p>110,287023312101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419]+0.0005*[.C419]*[.B419]-0.05*[.B419]" office:value-type="float" office:value="29.3720485069743" calcext:value-type="float">
            <text:p>29,3720485069743</text:p>
          </table:table-cell>
          <table:table-cell table:formula="of:=[.C419]+0.02*[.C419]-0.0005*[.C419]*[.B419]" office:value-type="float" office:value="110.881374080828" calcext:value-type="float">
            <text:p>110,881374080828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420]+0.0005*[.C420]*[.B420]-0.05*[.B420]" office:value-type="float" office:value="29.5318526306366" calcext:value-type="float">
            <text:p>29,5318526306366</text:p>
          </table:table-cell>
          <table:table-cell table:formula="of:=[.C420]+0.02*[.C420]-0.0005*[.C420]*[.B420]" office:value-type="float" office:value="111.470595013434" calcext:value-type="float">
            <text:p>111,470595013434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421]+0.0005*[.C421]*[.B421]-0.05*[.B421]" office:value-type="float" office:value="29.7012265913979" calcext:value-type="float">
            <text:p>29,7012265913979</text:p>
          </table:table-cell>
          <table:table-cell table:formula="of:=[.C421]+0.02*[.C421]-0.0005*[.C421]*[.B421]" office:value-type="float" office:value="112.054040321409" calcext:value-type="float">
            <text:p>112,054040321409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422]+0.0005*[.C422]*[.B422]-0.05*[.B422]" office:value-type="float" office:value="29.8802364828619" calcext:value-type="float">
            <text:p>29,8802364828619</text:p>
          </table:table-cell>
          <table:table-cell table:formula="of:=[.C422]+0.02*[.C422]-0.0005*[.C422]*[.B422]" office:value-type="float" office:value="112.631049906804" calcext:value-type="float">
            <text:p>112,631049906804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423]+0.0005*[.C423]*[.B423]-0.05*[.B423]" office:value-type="float" office:value="30.0689458619829" calcext:value-type="float">
            <text:p>30,0689458619829</text:p>
          </table:table-cell>
          <table:table-cell table:formula="of:=[.C423]+0.02*[.C423]-0.0005*[.C423]*[.B423]" office:value-type="float" office:value="113.200949701676" calcext:value-type="float">
            <text:p>113,200949701676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424]+0.0005*[.C424]*[.B424]-0.05*[.B424]" office:value-type="float" office:value="30.2674151829362" calcext:value-type="float">
            <text:p>30,2674151829362</text:p>
          </table:table-cell>
          <table:table-cell table:formula="of:=[.C424]+0.02*[.C424]-0.0005*[.C424]*[.B424]" office:value-type="float" office:value="113.763052081657" calcext:value-type="float">
            <text:p>113,763052081657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25]+0.0005*[.C425]*[.B425]-0.05*[.B425]" office:value-type="float" office:value="30.4757011887061" calcext:value-type="float">
            <text:p>30,4757011887061</text:p>
          </table:table-cell>
          <table:table-cell table:formula="of:=[.C425]+0.02*[.C425]-0.0005*[.C425]*[.B425]" office:value-type="float" office:value="114.316656358373" calcext:value-type="float">
            <text:p>114,316656358373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426]+0.0005*[.C426]*[.B426]-0.05*[.B426]" office:value-type="float" office:value="30.6938562593057" calcext:value-type="float">
            <text:p>30,6938562593057</text:p>
          </table:table-cell>
          <table:table-cell table:formula="of:=[.C426]+0.02*[.C426]-0.0005*[.C426]*[.B426]" office:value-type="float" office:value="114.861049355506" calcext:value-type="float">
            <text:p>114,861049355506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427]+0.0005*[.C427]*[.B427]-0.05*[.B427]" office:value-type="float" office:value="30.9219277156958" calcext:value-type="float">
            <text:p>30,9219277156958</text:p>
          </table:table-cell>
          <table:table-cell table:formula="of:=[.C427]+0.02*[.C427]-0.0005*[.C427]*[.B427]" office:value-type="float" office:value="115.39550607326" calcext:value-type="float">
            <text:p>115,39550607326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428]+0.0005*[.C428]*[.B428]-0.05*[.B428]" office:value-type="float" office:value="31.1599570786678" calcext:value-type="float">
            <text:p>31,1599570786678</text:p>
          </table:table-cell>
          <table:table-cell table:formula="of:=[.C428]+0.02*[.C428]-0.0005*[.C428]*[.B428]" office:value-type="float" office:value="115.919290445969" calcext:value-type="float">
            <text:p>115,919290445969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429]+0.0005*[.C429]*[.B429]-0.05*[.B429]" office:value-type="float" office:value="31.4079792821774" calcext:value-type="float">
            <text:p>31,4079792821774</text:p>
          </table:table-cell>
          <table:table-cell table:formula="of:=[.C429]+0.02*[.C429]-0.0005*[.C429]*[.B429]" office:value-type="float" office:value="116.431656197445" calcext:value-type="float">
            <text:p>116,431656197445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430]+0.0005*[.C430]*[.B430]-0.05*[.B430]" office:value-type="float" office:value="31.666021840888" calcext:value-type="float">
            <text:p>31,666021840888</text:p>
          </table:table-cell>
          <table:table-cell table:formula="of:=[.C430]+0.02*[.C430]-0.0005*[.C430]*[.B430]" office:value-type="float" office:value="116.931847798574" calcext:value-type="float">
            <text:p>116,931847798574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431]+0.0005*[.C431]*[.B431]-0.05*[.B431]" office:value-type="float" office:value="31.9341039719862" calcext:value-type="float">
            <text:p>31,9341039719862</text:p>
          </table:table-cell>
          <table:table-cell table:formula="of:=[.C431]+0.02*[.C431]-0.0005*[.C431]*[.B431]" office:value-type="float" office:value="117.419101531403" calcext:value-type="float">
            <text:p>117,419101531403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432]+0.0005*[.C432]*[.B432]-0.05*[.B432]" office:value-type="float" office:value="32.2122356716874" calcext:value-type="float">
            <text:p>32,2122356716874</text:p>
          </table:table-cell>
          <table:table-cell table:formula="of:=[.C432]+0.02*[.C432]-0.0005*[.C432]*[.B432]" office:value-type="float" office:value="117.892646663731" calcext:value-type="float">
            <text:p>117,892646663731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433]+0.0005*[.C433]*[.B433]-0.05*[.B433]" office:value-type="float" office:value="32.5004167472485" calcext:value-type="float">
            <text:p>32,5004167472485</text:p>
          </table:table-cell>
          <table:table-cell table:formula="of:=[.C433]+0.02*[.C433]-0.0005*[.C433]*[.B433]" office:value-type="float" office:value="118.35170673786" calcext:value-type="float">
            <text:p>118,35170673786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434]+0.0005*[.C434]*[.B434]-0.05*[.B434]" office:value-type="float" office:value="32.7986358057504" calcext:value-type="float">
            <text:p>32,7986358057504</text:p>
          </table:table-cell>
          <table:table-cell table:formula="of:=[.C434]+0.02*[.C434]-0.0005*[.C434]*[.B434]" office:value-type="float" office:value="118.795500976753" calcext:value-type="float">
            <text:p>118,795500976753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435]+0.0005*[.C435]*[.B435]-0.05*[.B435]" office:value-type="float" office:value="33.106869201412" calcext:value-type="float">
            <text:p>33,106869201412</text:p>
          </table:table-cell>
          <table:table-cell table:formula="of:=[.C435]+0.02*[.C435]-0.0005*[.C435]*[.B435]" office:value-type="float" office:value="119.223245810339" calcext:value-type="float">
            <text:p>119,223245810339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436]+0.0005*[.C436]*[.B436]-0.05*[.B436]" office:value-type="float" office:value="33.4250799437467" calcext:value-type="float">
            <text:p>33,4250799437467</text:p>
          </table:table-cell>
          <table:table-cell table:formula="of:=[.C436]+0.02*[.C436]-0.0005*[.C436]*[.B436]" office:value-type="float" office:value="119.63415652414" calcext:value-type="float">
            <text:p>119,63415652414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437]+0.0005*[.C437]*[.B437]-0.05*[.B437]" office:value-type="float" office:value="33.7532165694704" calcext:value-type="float">
            <text:p>33,7532165694704</text:p>
          </table:table-cell>
          <table:table-cell table:formula="of:=[.C437]+0.02*[.C437]-0.0005*[.C437]*[.B437]" office:value-type="float" office:value="120.027449031712" calcext:value-type="float">
            <text:p>120,027449031712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438]+0.0005*[.C438]*[.B438]-0.05*[.B438]" office:value-type="float" office:value="34.0912119817211" calcext:value-type="float">
            <text:p>34,0912119817211</text:p>
          </table:table-cell>
          <table:table-cell table:formula="of:=[.C438]+0.02*[.C438]-0.0005*[.C438]*[.B438]" office:value-type="float" office:value="120.402341771622" calcext:value-type="float">
            <text:p>120,402341771622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439]+0.0005*[.C439]*[.B439]-0.05*[.B439]" office:value-type="float" office:value="34.4389822608511" calcext:value-type="float">
            <text:p>34,4389822608511</text:p>
          </table:table-cell>
          <table:table-cell table:formula="of:=[.C439]+0.02*[.C439]-0.0005*[.C439]*[.B439]" office:value-type="float" office:value="120.758057728839" calcext:value-type="float">
            <text:p>120,758057728839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440]+0.0005*[.C440]*[.B440]-0.05*[.B440]" office:value-type="float" office:value="34.7964254517977" calcext:value-type="float">
            <text:p>34,7964254517977</text:p>
          </table:table-cell>
          <table:table-cell table:formula="of:=[.C440]+0.02*[.C440]-0.0005*[.C440]*[.B440]" office:value-type="float" office:value="121.093826579426" calcext:value-type="float">
            <text:p>121,093826579426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41]+0.0005*[.C441]*[.B441]-0.05*[.B441]" office:value-type="float" office:value="35.1634203338298" calcext:value-type="float">
            <text:p>35,1634203338298</text:p>
          </table:table-cell>
          <table:table-cell table:formula="of:=[.C441]+0.02*[.C441]-0.0005*[.C441]*[.B441]" office:value-type="float" office:value="121.408886956393" calcext:value-type="float">
            <text:p>121,408886956393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442]+0.0005*[.C442]*[.B442]-0.05*[.B442]" office:value-type="float" office:value="35.5398251792933" calcext:value-type="float">
            <text:p>35,5398251792933</text:p>
          </table:table-cell>
          <table:table-cell table:formula="of:=[.C442]+0.02*[.C442]-0.0005*[.C442]*[.B442]" office:value-type="float" office:value="121.702488833366" calcext:value-type="float">
            <text:p>121,702488833366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443]+0.0005*[.C443]*[.B443]-0.05*[.B443]" office:value-type="float" office:value="35.92547650884" calcext:value-type="float">
            <text:p>35,92547650884</text:p>
          </table:table-cell>
          <table:table-cell table:formula="of:=[.C443]+0.02*[.C443]-0.0005*[.C443]*[.B443]" office:value-type="float" office:value="121.973896021522" calcext:value-type="float">
            <text:p>121,973896021522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444]+0.0005*[.C444]*[.B444]-0.05*[.B444]" office:value-type="float" office:value="36.3201878515044" calcext:value-type="float">
            <text:p>36,3201878515044</text:p>
          </table:table-cell>
          <table:table-cell table:formula="of:=[.C444]+0.02*[.C444]-0.0005*[.C444]*[.B444]" office:value-type="float" office:value="122.222388773846" calcext:value-type="float">
            <text:p>122,222388773846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445]+0.0005*[.C445]*[.B445]-0.05*[.B445]" office:value-type="float" office:value="36.723748518892" calcext:value-type="float">
            <text:p>36,723748518892</text:p>
          </table:table-cell>
          <table:table-cell table:formula="of:=[.C445]+0.02*[.C445]-0.0005*[.C445]*[.B445]" office:value-type="float" office:value="122.44726648936" calcext:value-type="float">
            <text:p>122,44726648936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446]+0.0005*[.C446]*[.B446]-0.05*[.B446]" office:value-type="float" office:value="37.1359224036379" calcext:value-type="float">
            <text:p>37,1359224036379</text:p>
          </table:table-cell>
          <table:table-cell table:formula="of:=[.C446]+0.02*[.C446]-0.0005*[.C446]*[.B446]" office:value-type="float" office:value="122.647850508456" calcext:value-type="float">
            <text:p>122,647850508456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447]+0.0005*[.C447]*[.B447]-0.05*[.B447]" office:value-type="float" office:value="37.5564468131836" calcext:value-type="float">
            <text:p>37,5564468131836</text:p>
          </table:table-cell>
          <table:table-cell table:formula="of:=[.C447]+0.02*[.C447]-0.0005*[.C447]*[.B447]" office:value-type="float" office:value="122.823486988898" calcext:value-type="float">
            <text:p>122,823486988898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448]+0.0005*[.C448]*[.B448]-0.05*[.B448]" office:value-type="float" office:value="37.9850313507785" calcext:value-type="float">
            <text:p>37,9850313507785</text:p>
          </table:table-cell>
          <table:table-cell table:formula="of:=[.C448]+0.02*[.C448]-0.0005*[.C448]*[.B448]" office:value-type="float" office:value="122.973549850422" calcext:value-type="float">
            <text:p>122,973549850422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449]+0.0005*[.C449]*[.B449]-0.05*[.B449]" office:value-type="float" office:value="38.421356856432" calcext:value-type="float">
            <text:p>38,421356856432</text:p>
          </table:table-cell>
          <table:table-cell table:formula="of:=[.C449]+0.02*[.C449]-0.0005*[.C449]*[.B449]" office:value-type="float" office:value="123.097443774238" calcext:value-type="float">
            <text:p>123,097443774238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450]+0.0005*[.C450]*[.B450]-0.05*[.B450]" office:value-type="float" office:value="38.8650744212927" calcext:value-type="float">
            <text:p>38,8650744212927</text:p>
          </table:table-cell>
          <table:table-cell table:formula="of:=[.C450]+0.02*[.C450]-0.0005*[.C450]*[.B450]" office:value-type="float" office:value="123.19460724204" calcext:value-type="float">
            <text:p>123,19460724204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451]+0.0005*[.C451]*[.B451]-0.05*[.B451]" office:value-type="float" office:value="39.31580448961" calcext:value-type="float">
            <text:p>39,31580448961</text:p>
          </table:table-cell>
          <table:table-cell table:formula="of:=[.C451]+0.02*[.C451]-0.0005*[.C451]*[.B451]" office:value-type="float" office:value="123.264515597499" calcext:value-type="float">
            <text:p>123,264515597499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52]+0.0005*[.C452]*[.B452]-0.05*[.B452]" office:value-type="float" office:value="39.7731360629983" calcext:value-type="float">
            <text:p>39,7731360629983</text:p>
          </table:table-cell>
          <table:table-cell table:formula="of:=[.C452]+0.02*[.C452]-0.0005*[.C452]*[.B452]" office:value-type="float" office:value="123.30668411158" calcext:value-type="float">
            <text:p>123,30668411158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453]+0.0005*[.C453]*[.B453]-0.05*[.B453]" office:value-type="float" office:value="40.2366260221719" calcext:value-type="float">
            <text:p>40,2366260221719</text:p>
          </table:table-cell>
          <table:table-cell table:formula="of:=[.C453]+0.02*[.C453]-0.0005*[.C453]*[.B453]" office:value-type="float" office:value="123.320671031488" calcext:value-type="float">
            <text:p>123,320671031488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454]+0.0005*[.C454]*[.B454]-0.05*[.B454]" office:value-type="float" office:value="40.705798581612" calcext:value-type="float">
            <text:p>40,705798581612</text:p>
          </table:table-cell>
          <table:table-cell table:formula="of:=[.C454]+0.02*[.C454]-0.0005*[.C454]*[.B454]" office:value-type="float" office:value="123.30608059157" calcext:value-type="float">
            <text:p>123,30608059157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455]+0.0005*[.C455]*[.B455]-0.05*[.B455]" office:value-type="float" office:value="41.1801448927556" calcext:value-type="float">
            <text:p>41,1801448927556</text:p>
          </table:table-cell>
          <table:table-cell table:formula="of:=[.C455]+0.02*[.C455]-0.0005*[.C455]*[.B455]" office:value-type="float" office:value="123.262565963177" calcext:value-type="float">
            <text:p>123,262565963177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456]+0.0005*[.C456]*[.B456]-0.05*[.B456]" office:value-type="float" office:value="41.6591228112261" calcext:value-type="float">
            <text:p>41,6591228112261</text:p>
          </table:table-cell>
          <table:table-cell table:formula="of:=[.C456]+0.02*[.C456]-0.0005*[.C456]*[.B456]" office:value-type="float" office:value="123.189832119332" calcext:value-type="float">
            <text:p>123,189832119332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457]+0.0005*[.C457]*[.B457]-0.05*[.B457]" office:value-type="float" office:value="42.1421568433416" calcext:value-type="float">
            <text:p>42,1421568433416</text:p>
          </table:table-cell>
          <table:table-cell table:formula="of:=[.C457]+0.02*[.C457]-0.0005*[.C457]*[.B457]" office:value-type="float" office:value="123.087638589042" calcext:value-type="float">
            <text:p>123,087638589042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458]+0.0005*[.C458]*[.B458]-0.05*[.B458]" office:value-type="float" office:value="42.6286382866224" calcext:value-type="float">
            <text:p>42,6286382866224</text:p>
          </table:table-cell>
          <table:table-cell table:formula="of:=[.C458]+0.02*[.C458]-0.0005*[.C458]*[.B458]" office:value-type="float" office:value="122.955802075375" calcext:value-type="float">
            <text:p>122,955802075375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459]+0.0005*[.C459]*[.B459]-0.05*[.B459]" office:value-type="float" office:value="43.1179255782477" calcext:value-type="float">
            <text:p>43,1179255782477</text:p>
          </table:table-cell>
          <table:table-cell table:formula="of:=[.C459]+0.02*[.C459]-0.0005*[.C459]*[.B459]" office:value-type="float" office:value="122.794198910926" calcext:value-type="float">
            <text:p>122,794198910926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460]+0.0005*[.C460]*[.B460]-0.05*[.B460]" office:value-type="float" office:value="43.6093448643762" calcext:value-type="float">
            <text:p>43,6093448643762</text:p>
          </table:table-cell>
          <table:table-cell table:formula="of:=[.C460]+0.02*[.C460]-0.0005*[.C460]*[.B460]" office:value-type="float" office:value="122.602767324103" calcext:value-type="float">
            <text:p>122,602767324103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461]+0.0005*[.C461]*[.B461]-0.05*[.B461]" office:value-type="float" office:value="44.1021908019392" calcext:value-type="float">
            <text:p>44,1021908019392</text:p>
          </table:table-cell>
          <table:table-cell table:formula="of:=[.C461]+0.02*[.C461]-0.0005*[.C461]*[.B461]" office:value-type="float" office:value="122.381509489804" calcext:value-type="float">
            <text:p>122,381509489804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2]+0.0005*[.C462]*[.B462]-0.05*[.B462]" office:value-type="float" office:value="44.5957276029166" calcext:value-type="float">
            <text:p>44,5957276029166</text:p>
          </table:table-cell>
          <table:table-cell table:formula="of:=[.C462]+0.02*[.C462]-0.0005*[.C462]*[.B462]" office:value-type="float" office:value="122.130493338525" calcext:value-type="float">
            <text:p>122,130493338525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463]+0.0005*[.C463]*[.B463]-0.05*[.B463]" office:value-type="float" office:value="45.0891903292381" calcext:value-type="float">
            <text:p>45,0891903292381</text:p>
          </table:table-cell>
          <table:table-cell table:formula="of:=[.C463]+0.02*[.C463]-0.0005*[.C463]*[.B463]" office:value-type="float" office:value="121.849854098829" calcext:value-type="float">
            <text:p>121,849854098829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464]+0.0005*[.C464]*[.B464]-0.05*[.B464]" office:value-type="float" office:value="45.5817864443022" calcext:value-type="float">
            <text:p>45,5817864443022</text:p>
          </table:table-cell>
          <table:table-cell table:formula="of:=[.C464]+0.02*[.C464]-0.0005*[.C464]*[.B464]" office:value-type="float" office:value="121.539795549279" calcext:value-type="float">
            <text:p>121,539795549279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465]+0.0005*[.C465]*[.B465]-0.05*[.B465]" office:value-type="float" office:value="46.0726976246928" calcext:value-type="float">
            <text:p>46,0726976246928</text:p>
          </table:table-cell>
          <table:table-cell table:formula="of:=[.C465]+0.02*[.C465]-0.0005*[.C465]*[.B465]" office:value-type="float" office:value="121.200590957659" calcext:value-type="float">
            <text:p>121,200590957659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466]+0.0005*[.C466]*[.B466]-0.05*[.B466]" office:value-type="float" office:value="46.5610818330213" calcext:value-type="float">
            <text:p>46,5610818330213</text:p>
          </table:table-cell>
          <table:table-cell table:formula="of:=[.C466]+0.02*[.C466]-0.0005*[.C466]*[.B466]" office:value-type="float" office:value="120.832583687249" calcext:value-type="float">
            <text:p>120,832583687249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467]+0.0005*[.C467]*[.B467]-0.05*[.B467]" office:value-type="float" office:value="47.0460756499489" calcext:value-type="float">
            <text:p>47,0460756499489</text:p>
          </table:table-cell>
          <table:table-cell table:formula="of:=[.C467]+0.02*[.C467]-0.0005*[.C467]*[.B467]" office:value-type="float" office:value="120.436187452415" calcext:value-type="float">
            <text:p>120,436187452415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468]+0.0005*[.C468]*[.B468]-0.05*[.B468]" office:value-type="float" office:value="47.5267968603904" calcext:value-type="float">
            <text:p>47,5267968603904</text:p>
          </table:table-cell>
          <table:table-cell table:formula="of:=[.C468]+0.02*[.C468]-0.0005*[.C468]*[.B468]" office:value-type="float" office:value="120.011886208525" calcext:value-type="float">
            <text:p>120,011886208525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469]+0.0005*[.C469]*[.B469]-0.05*[.B469]" office:value-type="float" office:value="48.0023472857033" calcext:value-type="float">
            <text:p>48,0023472857033</text:p>
          </table:table-cell>
          <table:table-cell table:formula="of:=[.C469]+0.02*[.C469]-0.0005*[.C469]*[.B469]" office:value-type="float" office:value="119.560233664363" calcext:value-type="float">
            <text:p>119,560233664363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470]+0.0005*[.C470]*[.B470]-0.05*[.B470]" office:value-type="float" office:value="48.4718158503764" calcext:value-type="float">
            <text:p>48,4718158503764</text:p>
          </table:table-cell>
          <table:table-cell table:formula="of:=[.C470]+0.02*[.C470]-0.0005*[.C470]*[.B470]" office:value-type="float" office:value="119.081852408692" calcext:value-type="float">
            <text:p>119,081852408692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471]+0.0005*[.C471]*[.B471]-0.05*[.B471]" office:value-type="float" office:value="48.9342818683955" calcext:value-type="float">
            <text:p>48,9342818683955</text:p>
          </table:table-cell>
          <table:table-cell table:formula="of:=[.C471]+0.02*[.C471]-0.0005*[.C471]*[.B471]" office:value-type="float" office:value="118.577432646328" calcext:value-type="float">
            <text:p>118,577432646328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472]+0.0005*[.C472]*[.B472]-0.05*[.B472]" office:value-type="float" office:value="49.3888185311487" calcext:value-type="float">
            <text:p>49,3888185311487</text:p>
          </table:table-cell>
          <table:table-cell table:formula="of:=[.C472]+0.02*[.C472]-0.0005*[.C472]*[.B472]" office:value-type="float" office:value="118.047730543081" calcext:value-type="float">
            <text:p>118,047730543081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473]+0.0005*[.C473]*[.B473]-0.05*[.B473]" office:value-type="float" office:value="49.8344965754944" calcext:value-type="float">
            <text:p>49,8344965754944</text:p>
          </table:table-cell>
          <table:table-cell table:formula="of:=[.C473]+0.02*[.C473]-0.0005*[.C473]*[.B473]" office:value-type="float" office:value="117.49356618304" calcext:value-type="float">
            <text:p>117,49356618304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474]+0.0005*[.C474]*[.B474]-0.05*[.B474]" office:value-type="float" office:value="50.2703881075153" calcext:value-type="float">
            <text:p>50,2703881075153</text:p>
          </table:table-cell>
          <table:table-cell table:formula="of:=[.C474]+0.02*[.C474]-0.0005*[.C474]*[.B474]" office:value-type="float" office:value="116.915821145905" calcext:value-type="float">
            <text:p>116,915821145905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475]+0.0005*[.C475]*[.B475]-0.05*[.B475]" office:value-type="float" office:value="50.6955705545963" calcext:value-type="float">
            <text:p>50,6955705545963</text:p>
          </table:table-cell>
          <table:table-cell table:formula="of:=[.C475]+0.02*[.C475]-0.0005*[.C475]*[.B475]" office:value-type="float" office:value="116.315435716366" calcext:value-type="float">
            <text:p>116,315435716366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476]+0.0005*[.C476]*[.B476]-0.05*[.B476]" office:value-type="float" office:value="51.1091307158403" calcext:value-type="float">
            <text:p>51,1091307158403</text:p>
          </table:table-cell>
          <table:table-cell table:formula="of:=[.C476]+0.02*[.C476]-0.0005*[.C476]*[.B476]" office:value-type="float" office:value="115.69340574172" calcext:value-type="float">
            <text:p>115,69340574172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477]+0.0005*[.C477]*[.B477]-0.05*[.B477]" office:value-type="float" office:value="51.5101688785555" calcext:value-type="float">
            <text:p>51,5101688785555</text:p>
          </table:table-cell>
          <table:table-cell table:formula="of:=[.C477]+0.02*[.C477]-0.0005*[.C477]*[.B477]" office:value-type="float" office:value="115.050779158047" calcext:value-type="float">
            <text:p>115,050779158047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478]+0.0005*[.C478]*[.B478]-0.05*[.B478]" office:value-type="float" office:value="51.8978029666479" calcext:value-type="float">
            <text:p>51,8978029666479</text:p>
          </table:table-cell>
          <table:table-cell table:formula="of:=[.C478]+0.02*[.C478]-0.0005*[.C478]*[.B478]" office:value-type="float" office:value="114.388652209188" calcext:value-type="float">
            <text:p>114,388652209188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479]+0.0005*[.C479]*[.B479]-0.05*[.B479]" office:value-type="float" office:value="52.2711726853019" calcext:value-type="float">
            <text:p>52,2711726853019</text:p>
          </table:table-cell>
          <table:table-cell table:formula="of:=[.C479]+0.02*[.C479]-0.0005*[.C479]*[.B479]" office:value-type="float" office:value="113.708165386385" calcext:value-type="float">
            <text:p>113,708165386385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office:value-type="string" calcext:value-type="string">
            <text:p>Zadanie 4</text:p>
          </table:table-cell>
          <table:table-cell table:style-name="ce2" office:value-type="string" calcext:value-type="string">
            <text:p>Wilki </text:p>
          </table:table-cell>
          <table:table-cell table:style-name="ce2" office:value-type="string" calcext:value-type="string">
            <text:p>Zając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table:formula="of:=MAX([.B2:.B480])" office:value-type="float" office:value="54.1494043542739" calcext:value-type="float">
            <text:p>54,1494043542739</text:p>
          </table:table-cell>
          <table:table-cell table:style-name="ce2" table:formula="of:=MAX([.C2:.C480])" office:value-type="float" office:value="123.320671031488" calcext:value-type="float">
            <text:p>123,32067103148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2" table:formula="of:=MIN([.B2:.B480])" office:value-type="float" office:value="28.0519235562265" calcext:value-type="float">
            <text:p>28,0519235562265</text:p>
          </table:table-cell>
          <table:table-cell table:style-name="ce2" table:formula="of:=MIN([.C2:.C480])" office:value-type="float" office:value="80.7124885248057" calcext:value-type="float">
            <text:p>80,712488524805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00:12:41.900495756</meta:creation-date>
    <meta:generator>LibreOffice/6.4.7.2$Linux_X86_64 LibreOffice_project/40$Build-2</meta:generator>
    <dc:date>2022-07-23T00:34:24.673257506</dc:date>
    <meta:editing-duration>PT21M39S</meta:editing-duration>
    <meta:editing-cycles>9</meta:editing-cycles>
    <meta:document-statistic meta:table-count="1" meta:cell-count="16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57cm" svg:y="0.316cm" chart:style-name="ch2">
          <text:p>Zadanie 3.</text:p>
        </chart:title>
        <chart:legend chart:legend-position="end" svg:x="14.151cm" svg:y="3.954cm" style:legend-expansion="high" chart:style-name="ch3"/>
        <chart:plot-area chart:style-name="ch4" table:cell-range-address="Sheet1.B1:Sheet1.C242" chart:data-source-has-labels="row" svg:x="1.33cm" svg:y="1.275cm" svg:width="12.502cm" svg:height="6.569cm">
          <chartooo:coordinate-region svg:x="1.951cm" svg:y="1.396cm" svg:width="11.554cm" svg:height="5.446cm"/>
          <chart:axis chart:dimension="x" chart:name="primary-x" chart:style-name="ch5">
            <chart:title svg:x="6.968cm" svg:y="8.024cm" chart:style-name="ch6">
              <text:p>Miesiąc</text:p>
            </chart:title>
          </chart:axis>
          <chart:axis chart:dimension="y" chart:name="primary-y" chart:style-name="ch5">
            <chart:title svg:x="0.451cm" svg:y="5.966cm" chart:style-name="ch7">
              <text:p>Wielkość populacji</text:p>
            </chart:title>
            <chart:grid chart:style-name="ch8" chart:class="major"/>
          </chart:axis>
          <chart:series chart:style-name="ch9" chart:values-cell-range-address="Sheet1.B2:Sheet1.B242" chart:label-cell-address="Sheet1.B1:Sheet1.B1" chart:class="chart:line">
            <chart:data-point chart:repeated="241"/>
          </chart:series>
          <chart:series chart:style-name="ch10" chart:values-cell-range-address="Sheet1.C2:Sheet1.C242" chart:label-cell-address="Sheet1.C1:Sheet1.C1" chart:class="chart:line">
            <chart:data-point chart:repeated="2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n</text:p>
                <draw:g>
                  <svg:desc>Sheet1.B1:Sheet1.B1</svg:desc>
                </draw:g>
              </table:table-cell>
              <table:table-cell office:value-type="string">
                <text:p>Z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2:Sheet1.B242</svg:desc>
                </draw:g>
              </table:table-cell>
              <table:table-cell office:value-type="float" office:value="100">
                <text:p>100</text:p>
                <draw:g>
                  <svg:desc>Sheet1.C2:Sheet1.C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075">
                <text:p>30.0075</text:p>
              </table:table-cell>
              <table:table-cell office:value-type="float" office:value="101.0025">
                <text:p>101.0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022541259375">
                <text:p>30.022541259375</text:p>
              </table:table-cell>
              <table:table-cell office:value-type="float" office:value="101.507133740625">
                <text:p>101.5071337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0451652518307">
                <text:p>30.0451652518307</text:p>
              </table:table-cell>
              <table:table-cell office:value-type="float" office:value="102.013525360013">
                <text:p>102.013525360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0754136029208">
                <text:p>30.0754136029208</text:p>
              </table:table-cell>
              <table:table-cell office:value-type="float" office:value="102.521289253532">
                <text:p>102.521289253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1133280114771">
                <text:p>30.1133280114771</text:p>
              </table:table-cell>
              <table:table-cell office:value-type="float" office:value="103.0300299499">
                <text:p>103.0300299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1589501543601">
                <text:p>30.1589501543601</text:p>
              </table:table-cell>
              <table:table-cell office:value-type="float" office:value="103.539342005441">
                <text:p>103.539342005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2123215739207">
                <text:p>30.2123215739207</text:p>
              </table:table-cell>
              <table:table-cell office:value-type="float" office:value="104.048809918271">
                <text:p>104.04880991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273483547542">
                <text:p>30.273483547542</text:p>
              </table:table-cell>
              <table:table-cell office:value-type="float" office:value="104.558008064319">
                <text:p>104.558008064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3424769386144">
                <text:p>30.3424769386144</text:p>
              </table:table-cell>
              <table:table-cell office:value-type="float" office:value="105.066500657156">
                <text:p>105.066500657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419342028289">
                <text:p>30.419342028289</text:p>
              </table:table-cell>
              <table:table-cell office:value-type="float" office:value="105.573841733694">
                <text:p>105.573841733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5041183273434">
                <text:p>30.5041183273434</text:p>
              </table:table-cell>
              <table:table-cell office:value-type="float" office:value="106.079575167899">
                <text:p>106.079575167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5968443674942">
                <text:p>30.5968443674942</text:p>
              </table:table-cell>
              <table:table-cell office:value-type="float" office:value="106.583234714739">
                <text:p>106.583234714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6975574714949">
                <text:p>30.6975574714949</text:p>
              </table:table-cell>
              <table:table-cell office:value-type="float" office:value="107.084344086658">
                <text:p>107.084344086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806293501369">
                <text:p>30.806293501369</text:p>
              </table:table-cell>
              <table:table-cell office:value-type="float" office:value="107.582417064943">
                <text:p>107.582417064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9230865841452">
                <text:p>30.9230865841452</text:p>
              </table:table-cell>
              <table:table-cell office:value-type="float" office:value="108.076957648397">
                <text:p>108.076957648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0479688144941">
                <text:p>31.0479688144941</text:p>
              </table:table-cell>
              <table:table-cell office:value-type="float" office:value="108.567460241809">
                <text:p>108.567460241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1809699336977">
                <text:p>31.1809699336977</text:p>
              </table:table-cell>
              <table:table-cell office:value-type="float" office:value="109.053409886717">
                <text:p>109.053409886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3221169844352">
                <text:p>31.3221169844352</text:p>
              </table:table-cell>
              <table:table-cell office:value-type="float" office:value="109.534282537029">
                <text:p>109.534282537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471433940929">
                <text:p>31.471433940929</text:p>
              </table:table-cell>
              <table:table-cell office:value-type="float" office:value="110.009545382054">
                <text:p>110.009545382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28941314064">
                <text:p>31.628941314064</text:p>
              </table:table-cell>
              <table:table-cell office:value-type="float" office:value="110.478657219513">
                <text:p>110.478657219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7946557311871">
                <text:p>31.7946557311871</text:p>
              </table:table-cell>
              <table:table-cell office:value-type="float" office:value="110.941068881077">
                <text:p>110.941068881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9685894903896">
                <text:p>31.9685894903896</text:p>
              </table:table-cell>
              <table:table-cell office:value-type="float" office:value="111.396223712937">
                <text:p>111.396223712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1507500891994">
                <text:p>32.1507500891994</text:p>
              </table:table-cell>
              <table:table-cell office:value-type="float" office:value="111.843558113866">
                <text:p>111.8435581138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3411397277423">
                <text:p>32.3411397277423</text:p>
              </table:table-cell>
              <table:table-cell office:value-type="float" office:value="112.282502133141">
                <text:p>112.282502133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5397547865894">
                <text:p>32.5397547865894</text:p>
              </table:table-cell>
              <table:table-cell office:value-type="float" office:value="112.71248013057">
                <text:p>112.71248013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7465852796784">
                <text:p>32.7465852796784</text:p>
              </table:table-cell>
              <table:table-cell office:value-type="float" office:value="113.132911500762">
                <text:p>113.1329115007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9616142828935">
                <text:p>32.9616142828935</text:p>
              </table:table-cell>
              <table:table-cell office:value-type="float" office:value="113.543211463579">
                <text:p>113.543211463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1848173391006">
                <text:p>33.1848173391006</text:p>
              </table:table-cell>
              <table:table-cell office:value-type="float" office:value="113.942791922498">
                <text:p>113.942791922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4161618406732">
                <text:p>33.4161618406732</text:p>
              </table:table-cell>
              <table:table-cell office:value-type="float" office:value="114.331062392421">
                <text:p>114.331062392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6556063908002">
                <text:p>33.6556063908002</text:p>
              </table:table-cell>
              <table:table-cell office:value-type="float" office:value="114.707430998109">
                <text:p>114.707430998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9031001451463">
                <text:p>33.9031001451463</text:p>
              </table:table-cell>
              <table:table-cell office:value-type="float" office:value="115.071305544185">
                <text:p>115.071305544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1585821357376">
                <text:p>34.1585821357376</text:p>
              </table:table-cell>
              <table:table-cell office:value-type="float" office:value="115.42209465722">
                <text:p>115.42209465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4219805792644">
                <text:p>34.4219805792644</text:p>
              </table:table-cell>
              <table:table-cell office:value-type="float" office:value="115.75920900005">
                <text:p>115.759209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6932121723366">
                <text:p>34.6932121723366</text:p>
              </table:table-cell>
              <table:table-cell office:value-type="float" office:value="116.082062558016">
                <text:p>116.082062558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9721813765836">
                <text:p>34.9721813765836</text:p>
              </table:table-cell>
              <table:table-cell office:value-type="float" office:value="116.390073996312">
                <text:p>116.39007399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2587796968709">
                <text:p>35.2587796968709</text:p>
              </table:table-cell>
              <table:table-cell office:value-type="float" office:value="116.682668087122">
                <text:p>116.682668087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5528849562909">
                <text:p>35.5528849562909</text:p>
              </table:table-cell>
              <table:table-cell office:value-type="float" office:value="116.959277204601">
                <text:p>116.959277204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8543605719894">
                <text:p>35.8543605719894</text:p>
              </table:table-cell>
              <table:table-cell office:value-type="float" office:value="117.21934288518">
                <text:p>117.219342885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1630548362984">
                <text:p>36.1630548362984</text:p>
              </table:table-cell>
              <table:table-cell office:value-type="float" office:value="117.462317449975">
                <text:p>117.462317449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4788002080545">
                <text:p>36.4788002080545</text:p>
              </table:table-cell>
              <table:table-cell office:value-type="float" office:value="117.687665685404">
                <text:p>117.687665685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8014126193969">
                <text:p>36.8014126193969</text:p>
              </table:table-cell>
              <table:table-cell office:value-type="float" office:value="117.894866577367">
                <text:p>117.894866577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1306908037382">
                <text:p>37.1306908037382</text:p>
              </table:table-cell>
              <table:table-cell office:value-type="float" office:value="118.083415093603">
                <text:p>118.083415093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4664156509964">
                <text:p>37.4664156509964</text:p>
              </table:table-cell>
              <table:table-cell office:value-type="float" office:value="118.25282400803">
                <text:p>118.252824008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808349596541">
                <text:p>37.808349596541</text:p>
              </table:table-cell>
              <table:table-cell office:value-type="float" office:value="118.402625760096">
                <text:p>118.4026257600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.156236050657">
                <text:p>38.156236050657</text:p>
              </table:table-cell>
              <table:table-cell office:value-type="float" office:value="118.532374341355">
                <text:p>118.532374341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509798875631">
                <text:p>38.509798875631</text:p>
              </table:table-cell>
              <table:table-cell office:value-type="float" office:value="118.641647200675">
                <text:p>118.641647200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8687419178352">
                <text:p>38.8687419178352</text:p>
              </table:table-cell>
              <table:table-cell office:value-type="float" office:value="118.730047158703">
                <text:p>118.730047158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327486023954">
                <text:p>39.2327486023954</text:p>
              </table:table-cell>
              <table:table-cell office:value-type="float" office:value="118.797204321425">
                <text:p>118.797204321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6014815981806">
                <text:p>39.6014815981806</text:p>
              </table:table-cell>
              <table:table-cell office:value-type="float" office:value="118.842777981949">
                <text:p>118.8427779819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974582560936">
                <text:p>39.974582560936</text:p>
              </table:table-cell>
              <table:table-cell office:value-type="float" office:value="118.866458498923">
                <text:p>118.866458498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3516719623848">
                <text:p>40.3516719623848</text:p>
              </table:table-cell>
              <table:table-cell office:value-type="float" office:value="118.867969139406">
                <text:p>118.8679691394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7323490130397">
                <text:p>40.7323490130397</text:p>
              </table:table-cell>
              <table:table-cell office:value-type="float" office:value="118.84706787342">
                <text:p>118.84706787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.116191686286">
                <text:p>41.116191686286</text:p>
              </table:table-cell>
              <table:table-cell office:value-type="float" office:value="118.80354910699">
                <text:p>118.80354910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.5027568510187">
                <text:p>41.5027568510187</text:p>
              </table:table-cell>
              <table:table-cell office:value-type="float" office:value="118.737245340083">
                <text:p>118.737245340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.8915805197224">
                <text:p>41.8915805197224</text:p>
              </table:table-cell>
              <table:table-cell office:value-type="float" office:value="118.64802873563">
                <text:p>118.64802873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.2821782183788">
                <text:p>42.2821782183788</text:p>
              </table:table-cell>
              <table:table-cell office:value-type="float" office:value="118.5358125857">
                <text:p>118.5358125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.6740454839643">
                <text:p>42.6740454839643</text:p>
              </table:table-cell>
              <table:table-cell office:value-type="float" office:value="118.400552660909">
                <text:p>118.4005526609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.0666584945551">
                <text:p>43.0666584945551</text:p>
              </table:table-cell>
              <table:table-cell office:value-type="float" office:value="118.242248429339">
                <text:p>118.2422484293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4594748361947">
                <text:p>43.4594748361947</text:p>
              </table:table-cell>
              <table:table-cell office:value-type="float" office:value="118.060944131558">
                <text:p>118.0609441315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8519344096964">
                <text:p>43.8519344096964</text:p>
              </table:table-cell>
              <table:table-cell office:value-type="float" office:value="117.856729698878">
                <text:p>117.856729698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2434604794598">
                <text:p>44.2434604794598</text:p>
              </table:table-cell>
              <table:table-cell office:value-type="float" office:value="117.629741502607">
                <text:p>117.629741502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.6334608651767">
                <text:p>44.6334608651767</text:p>
              </table:table-cell>
              <table:table-cell office:value-type="float" office:value="117.380162922969">
                <text:p>117.380162922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021329276003">
                <text:p>45.021329276003</text:p>
              </table:table-cell>
              <table:table-cell office:value-type="float" office:value="117.108224727344">
                <text:p>117.108224727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4064467853918">
                <text:p>45.4064467853918</text:p>
              </table:table-cell>
              <table:table-cell office:value-type="float" office:value="116.814205248701">
                <text:p>116.8142052487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7881834433238">
                <text:p>45.7881834433238</text:p>
              </table:table-cell>
              <table:table-cell office:value-type="float" office:value="116.498430356474">
                <text:p>116.498430356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.1659000211683">
                <text:p>46.1659000211683</text:p>
              </table:table-cell>
              <table:table-cell office:value-type="float" office:value="116.161273213593">
                <text:p>116.1612732135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.5389498828651">
                <text:p>46.5389498828651</text:p>
              </table:table-cell>
              <table:table-cell office:value-type="float" office:value="115.803153815109">
                <text:p>115.803153815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.9066809745614">
                <text:p>46.9066809745614</text:p>
              </table:table-cell>
              <table:table-cell office:value-type="float" office:value="115.424538305572">
                <text:p>115.4245383055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268437923301">
                <text:p>47.268437923301</text:p>
              </table:table-cell>
              <table:table-cell office:value-type="float" office:value="115.025938074216">
                <text:p>115.025938074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6235642338513">
                <text:p>47.6235642338513</text:p>
              </table:table-cell>
              <table:table-cell office:value-type="float" office:value="114.607908628985">
                <text:p>114.6079086289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9714045713086">
                <text:p>47.9714045713086</text:p>
              </table:table-cell>
              <table:table-cell office:value-type="float" office:value="114.171048252415">
                <text:p>114.171048252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3113071157667">
                <text:p>48.3113071157667</text:p>
              </table:table-cell>
              <table:table-cell office:value-type="float" office:value="113.715996444439">
                <text:p>113.7159964444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.6426259740797">
                <text:p>48.6426259740797</text:p>
              </table:table-cell>
              <table:table-cell office:value-type="float" office:value="113.243432159227">
                <text:p>113.243432159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.9647236326469">
                <text:p>48.9647236326469</text:p>
              </table:table-cell>
              <table:table-cell office:value-type="float" office:value="112.75407184514">
                <text:p>112.75407184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.276973434191">
                <text:p>49.276973434191</text:p>
              </table:table-cell>
              <table:table-cell office:value-type="float" office:value="112.248667298866">
                <text:p>112.2486672988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.5787620607362">
                <text:p>49.5787620607362</text:p>
              </table:table-cell>
              <table:table-cell office:value-type="float" office:value="111.728003346589">
                <text:p>111.728003346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8694920044203">
                <text:p>49.8694920044203</text:p>
              </table:table-cell>
              <table:table-cell office:value-type="float" office:value="111.1928953668">
                <text:p>111.19289536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.1485840074207">
                <text:p>50.1485840074207</text:p>
              </table:table-cell>
              <table:table-cell office:value-type="float" office:value="110.644186670914">
                <text:p>110.644186670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.4154794521492">
                <text:p>50.4154794521492</text:p>
              </table:table-cell>
              <table:table-cell office:value-type="float" office:value="110.082745759233">
                <text:p>110.0827457592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.6696426829722">
                <text:p>50.6696426829722</text:p>
              </table:table-cell>
              <table:table-cell office:value-type="float" office:value="109.509463470987">
                <text:p>109.509463470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.910563241063">
                <text:p>50.910563241063</text:p>
              </table:table-cell>
              <table:table-cell office:value-type="float" office:value="108.925250048168">
                <text:p>108.925250048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.1377579945728">
                <text:p>51.1377579945728</text:p>
              </table:table-cell>
              <table:table-cell office:value-type="float" office:value="108.331032133568">
                <text:p>108.3310321335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.3507731471185">
                <text:p>51.3507731471185</text:p>
              </table:table-cell>
              <table:table-cell office:value-type="float" office:value="107.727749723965">
                <text:p>107.7277497239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.549186108625">
                <text:p>51.549186108625</text:p>
              </table:table-cell>
              <table:table-cell office:value-type="float" office:value="107.116353099582">
                <text:p>107.116353099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.7326072137976">
                <text:p>51.7326072137976</text:p>
              </table:table-cell>
              <table:table-cell office:value-type="float" office:value="106.49779975097">
                <text:p>106.49779975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.900681274933">
                <text:p>51.900681274933</text:p>
              </table:table-cell>
              <table:table-cell office:value-type="float" office:value="105.873051324164">
                <text:p>105.873051324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0530889573764">
                <text:p>52.0530889573764</text:p>
              </table:table-cell>
              <table:table-cell office:value-type="float" office:value="105.243070604457">
                <text:p>105.2430706044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.1895479676682">
                <text:p>52.1895479676682</text:p>
              </table:table-cell>
              <table:table-cell office:value-type="float" office:value="104.608818558386">
                <text:p>104.6088185583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.3098140462817">
                <text:p>52.3098140462817</text:p>
              </table:table-cell>
              <table:table-cell office:value-type="float" office:value="103.971251452557">
                <text:p>103.971251452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.4136817587889">
                <text:p>52.4136817587889</text:p>
              </table:table-cell>
              <table:table-cell office:value-type="float" office:value="103.331318066786">
                <text:p>103.3313180667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.5009850812838">
                <text:p>52.5009850812838</text:p>
              </table:table-cell>
              <table:table-cell office:value-type="float" office:value="102.689957017688">
                <text:p>102.6899570176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.5715977779113">
                <text:p>52.5715977779113</text:p>
              </table:table-cell>
              <table:table-cell office:value-type="float" office:value="102.04809420735">
                <text:p>102.048094207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6254335703513">
                <text:p>52.6254335703513</text:p>
              </table:table-cell>
              <table:table-cell office:value-type="float" office:value="101.406640410161">
                <text:p>101.406640410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6624461010824">
                <text:p>52.6624461010824</text:p>
              </table:table-cell>
              <table:table-cell office:value-type="float" office:value="100.766489009116">
                <text:p>100.766489009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6826286941473">
                <text:p>52.6826286941473</text:p>
              </table:table-cell>
              <table:table-cell office:value-type="float" office:value="100.128513891179">
                <text:p>100.128513891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6860139189528">
                <text:p>52.6860139189528</text:p>
              </table:table-cell>
              <table:table-cell office:value-type="float" office:value="99.4935675094899">
                <text:p>99.4935675094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6726729643308">
                <text:p>52.6726729643308</text:p>
              </table:table-cell>
              <table:table-cell office:value-type="float" office:value="98.8624791183541">
                <text:p>98.86247911835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6427148316363">
                <text:p>52.6427148316363</text:p>
              </table:table-cell>
              <table:table-cell office:value-type="float" office:value="98.2360531851991">
                <text:p>98.2360531851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5962853570614">
                <text:p>52.5962853570614</text:p>
              </table:table-cell>
              <table:table-cell office:value-type="float" office:value="97.6150679818962">
                <text:p>97.6150679818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5335660745707">
                <text:p>52.5335660745707</text:p>
              </table:table-cell>
              <table:table-cell office:value-type="float" office:value="97.0002743561717">
                <text:p>97.00027435617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4547729319129">
                <text:p>52.4547729319129</text:p>
              </table:table-cell>
              <table:table-cell office:value-type="float" office:value="96.3923946822244">
                <text:p>96.39239468222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.360154873027">
                <text:p>52.360154873027</text:p>
              </table:table-cell>
              <table:table-cell office:value-type="float" office:value="95.7921219881592">
                <text:p>95.7921219881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2499923008336">
                <text:p>52.2499923008336</text:p>
              </table:table-cell>
              <table:table-cell office:value-type="float" office:value="95.2001192564644">
                <text:p>95.2001192564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1245954348862">
                <text:p>52.1245954348862</text:p>
              </table:table-cell>
              <table:table-cell office:value-type="float" office:value="94.6170188924994">
                <text:p>94.61701889249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.9843025786552">
                <text:p>51.9843025786552</text:p>
              </table:table-cell>
              <table:table-cell office:value-type="float" office:value="94.0434223548361">
                <text:p>94.04342235483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.8294783113354">
                <text:p>51.8294783113354</text:p>
              </table:table-cell>
              <table:table-cell office:value-type="float" office:value="93.4798999403198">
                <text:p>93.4798999403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66051161902">
                <text:p>51.66051161902</text:p>
              </table:table-cell>
              <table:table-cell office:value-type="float" office:value="92.9269907158749">
                <text:p>92.9269907158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477813979868">
                <text:p>51.477813979868</text:p>
              </table:table-cell>
              <table:table-cell office:value-type="float" office:value="92.3852025883934">
                <text:p>92.38520258839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.2818174175435">
                <text:p>51.2818174175435</text:p>
              </table:table-cell>
              <table:table-cell office:value-type="float" office:value="91.8550125034924">
                <text:p>91.8550125034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.0729725367114">
                <text:p>51.0729725367114</text:p>
              </table:table-cell>
              <table:table-cell office:value-type="float" office:value="91.3368667635171">
                <text:p>91.3368667635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.851746553777">
                <text:p>50.851746553777</text:p>
              </table:table-cell>
              <table:table-cell office:value-type="float" office:value="90.8311814548862">
                <text:p>90.83118145488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.6186213353502">
                <text:p>50.6186213353502</text:p>
              </table:table-cell>
              <table:table-cell office:value-type="float" office:value="90.338342974722">
                <text:p>90.3383429747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.3740914561329">
                <text:p>50.3740914561329</text:p>
              </table:table-cell>
              <table:table-cell office:value-type="float" office:value="89.8587086466662">
                <text:p>89.85870864666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.1186622870748">
                <text:p>50.1186622870748</text:p>
              </table:table-cell>
              <table:table-cell office:value-type="float" office:value="89.3926074158509">
                <text:p>89.3926074158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8528481237391">
                <text:p>49.8528481237391</text:p>
              </table:table-cell>
              <table:table-cell office:value-type="float" office:value="88.9403406131499">
                <text:p>88.94034061314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5771703638827">
                <text:p>49.5771703638827</text:p>
              </table:table-cell>
              <table:table-cell office:value-type="float" office:value="88.5021827790824">
                <text:p>88.5021827790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.2921557422956">
                <text:p>49.2921557422956</text:p>
              </table:table-cell>
              <table:table-cell office:value-type="float" office:value="88.078382538057">
                <text:p>88.078382538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.9983346299785">
                <text:p>48.9983346299785</text:p>
              </table:table-cell>
              <table:table-cell office:value-type="float" office:value="87.6691635140205">
                <text:p>87.6691635140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.6962394037747">
                <text:p>48.6962394037747</text:p>
              </table:table-cell>
              <table:table-cell office:value-type="float" office:value="87.2747252790057">
                <text:p>87.2747252790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.3864028916285">
                <text:p>48.3864028916285</text:p>
              </table:table-cell>
              <table:table-cell office:value-type="float" office:value="86.8952443265433">
                <text:p>86.8952443265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0693568977224">
                <text:p>48.0693568977224</text:p>
              </table:table-cell>
              <table:table-cell office:value-type="float" office:value="86.5308750623988">
                <text:p>86.5308750623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.7456308108596">
                <text:p>47.7456308108596</text:p>
              </table:table-cell>
              <table:table-cell office:value-type="float" office:value="86.1817508056235">
                <text:p>86.18175080562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.4157502986161">
                <text:p>47.4157502986161</text:p>
              </table:table-cell>
              <table:table-cell office:value-type="float" office:value="85.8479847934365">
                <text:p>85.84798479343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0802360889877">
                <text:p>47.0802360889877</text:p>
              </table:table-cell>
              <table:table-cell office:value-type="float" office:value="85.5296711840028">
                <text:p>85.5296711840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.7396028405165">
                <text:p>46.7396028405165</text:p>
              </table:table-cell>
              <table:table-cell office:value-type="float" office:value="85.2268860517047">
                <text:p>85.2268860517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.394358101186">
                <text:p>46.394358101186</text:p>
              </table:table-cell>
              <table:table-cell office:value-type="float" office:value="84.9396883700435">
                <text:p>84.93968837004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.0450013557482">
                <text:p>46.0450013557482</text:p>
              </table:table-cell>
              <table:table-cell office:value-type="float" office:value="84.6681209778228">
                <text:p>84.6681209778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.692023160567">
                <text:p>45.692023160567</text:p>
              </table:table-cell>
              <table:table-cell office:value-type="float" office:value="84.4122115247731">
                <text:p>84.41221152477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.335904364551">
                <text:p>45.335904364551</text:p>
              </table:table-cell>
              <table:table-cell office:value-type="float" office:value="84.1719733932562">
                <text:p>84.17197339325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9771154142895">
                <text:p>44.9771154142895</text:p>
              </table:table-cell>
              <table:table-cell office:value-type="float" office:value="83.9474065931552">
                <text:p>83.94740659315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.6161157411104">
                <text:p>44.6161157411104</text:p>
              </table:table-cell>
              <table:table-cell office:value-type="float" office:value="83.738498627483">
                <text:p>83.7384986274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.2533532274301">
                <text:p>44.2533532274301</text:p>
              </table:table-cell>
              <table:table-cell office:value-type="float" office:value="83.5452253266574">
                <text:p>83.54522532665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.8892637494815">
                <text:p>43.8892637494815</text:p>
              </table:table-cell>
              <table:table-cell office:value-type="float" office:value="83.3675516497676">
                <text:p>83.36755164976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5242707932601">
                <text:p>43.5242707932601</text:p>
              </table:table-cell>
              <table:table-cell office:value-type="float" office:value="83.2054324515104">
                <text:p>83.2054324515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158785140342">
                <text:p>43.158785140342</text:p>
              </table:table-cell>
              <table:table-cell office:value-type="float" office:value="83.0588132137957">
                <text:p>83.05881321379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.7932046200779">
                <text:p>42.7932046200779</text:p>
              </table:table-cell>
              <table:table-cell office:value-type="float" office:value="82.9276307413186">
                <text:p>82.9276307413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4279139245597">
                <text:p>42.4279139245597</text:p>
              </table:table-cell>
              <table:table-cell office:value-type="float" office:value="82.8118138206592">
                <text:p>82.8118138206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0632844826915">
                <text:p>42.0632844826915</text:p>
              </table:table-cell>
              <table:table-cell office:value-type="float" office:value="82.7112838427126">
                <text:p>82.71128384271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6996743896593">
                <text:p>41.6996743896593</text:p>
              </table:table-cell>
              <table:table-cell office:value-type="float" office:value="82.6259553884645">
                <text:p>82.62595538846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.3374283880931">
                <text:p>41.3374283880931</text:p>
              </table:table-cell>
              <table:table-cell office:value-type="float" office:value="82.5557367783171">
                <text:p>82.55573677831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9768778972384">
                <text:p>40.9768778972384</text:p>
              </table:table-cell>
              <table:table-cell office:value-type="float" office:value="82.5005305853334">
                <text:p>82.5005305853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6183410865028">
                <text:p>40.6183410865028</text:p>
              </table:table-cell>
              <table:table-cell office:value-type="float" office:value="82.4602341129138">
                <text:p>82.4602341129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.2621229898133">
                <text:p>40.2621229898133</text:p>
              </table:table-cell>
              <table:table-cell office:value-type="float" office:value="82.4347398375365">
                <text:p>82.43473983753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9085156573087">
                <text:p>39.9085156573087</text:p>
              </table:table-cell>
              <table:table-cell office:value-type="float" office:value="82.4239358173011">
                <text:p>82.42393581730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.5577983409941">
                <text:p>39.5577983409941</text:p>
              </table:table-cell>
              <table:table-cell office:value-type="float" office:value="82.4277060670963">
                <text:p>82.42770606709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.2102377111009">
                <text:p>39.2102377111009</text:p>
              </table:table-cell>
              <table:table-cell office:value-type="float" office:value="82.4459309012817">
                <text:p>82.44593090128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8660881000219">
                <text:p>38.8660881000219</text:p>
              </table:table-cell>
              <table:table-cell office:value-type="float" office:value="82.4784872448312">
                <text:p>82.47848724483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5255917708279">
                <text:p>38.5255917708279</text:p>
              </table:table-cell>
              <table:table-cell office:value-type="float" office:value="82.5252489139208">
                <text:p>82.52524891392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1889792075084">
                <text:p>38.1889792075084</text:p>
              </table:table-cell>
              <table:table-cell office:value-type="float" office:value="82.5860868669774">
                <text:p>82.58608686697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8564694242292">
                <text:p>37.8564694242292</text:p>
              </table:table-cell>
              <table:table-cell office:value-type="float" office:value="82.6608694272207">
                <text:p>82.66086942722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5282702910436">
                <text:p>37.5282702910436</text:p>
              </table:table-cell>
              <table:table-cell office:value-type="float" office:value="82.7494624777392">
                <text:p>82.74946247773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.204578873643">
                <text:p>37.204578873643</text:p>
              </table:table-cell>
              <table:table-cell office:value-type="float" office:value="82.8517296301424">
                <text:p>82.85172963014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885581784882">
                <text:p>36.885581784882</text:p>
              </table:table-cell>
              <table:table-cell office:value-type="float" office:value="82.967532367824">
                <text:p>82.967532367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5714555459595">
                <text:p>36.5714555459595</text:p>
              </table:table-cell>
              <table:table-cell office:value-type="float" office:value="83.0967301648589">
                <text:p>83.09673016485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2623669552809">
                <text:p>36.2623669552809</text:p>
              </table:table-cell>
              <table:table-cell office:value-type="float" office:value="83.2391805815367">
                <text:p>83.23918058153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9584734631692">
                <text:p>35.9584734631692</text:p>
              </table:table-cell>
              <table:table-cell office:value-type="float" office:value="83.3947393375152">
                <text:p>83.39473933751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6599235507287">
                <text:p>35.6599235507287</text:p>
              </table:table-cell>
              <table:table-cell office:value-type="float" office:value="83.5632603635475">
                <text:p>83.5632603635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.3668571112991">
                <text:p>35.3668571112991</text:p>
              </table:table-cell>
              <table:table-cell office:value-type="float" office:value="83.7445958327116">
                <text:p>83.74459583271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.0794058330637">
                <text:p>35.0794058330637</text:p>
              </table:table-cell>
              <table:table-cell office:value-type="float" office:value="83.9385961720363">
                <text:p>83.93859617203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.7976935814987">
                <text:p>34.7976935814987</text:p>
              </table:table-cell>
              <table:table-cell office:value-type="float" office:value="84.1451100553888">
                <text:p>84.14511005538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.5218367804683">
                <text:p>34.5218367804683</text:p>
              </table:table-cell>
              <table:table-cell office:value-type="float" office:value="84.3639843784521">
                <text:p>84.36398437845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.2519447908763">
                <text:p>34.2519447908763</text:p>
              </table:table-cell>
              <table:table-cell office:value-type="float" office:value="84.5950642165897">
                <text:p>84.59506421658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9881202858961">
                <text:p>33.9881202858961</text:p>
              </table:table-cell>
              <table:table-cell office:value-type="float" office:value="84.8381927663579">
                <text:p>84.83819276635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7304596218918">
                <text:p>33.7304596218918</text:p>
              </table:table-cell>
              <table:table-cell office:value-type="float" office:value="85.0932112713945">
                <text:p>85.09321127139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790532042407">
                <text:p>33.4790532042407</text:p>
              </table:table-cell>
              <table:table-cell office:value-type="float" office:value="85.359958933379">
                <text:p>85.3599589333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2339858473498">
                <text:p>33.2339858473498</text:p>
              </table:table-cell>
              <table:table-cell office:value-type="float" office:value="85.6382728087254">
                <text:p>85.6382728087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.9953371282407">
                <text:p>32.9953371282407</text:p>
              </table:table-cell>
              <table:table-cell office:value-type="float" office:value="85.9279876916416">
                <text:p>85.92798769164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.7631817331471">
                <text:p>32.7631817331471</text:p>
              </table:table-cell>
              <table:table-cell office:value-type="float" office:value="86.2289359841559">
                <text:p>86.22893598415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.5375897966422">
                <text:p>32.5375897966422</text:p>
              </table:table-cell>
              <table:table-cell office:value-type="float" office:value="86.5409475536866">
                <text:p>86.5409475536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.3186272328674">
                <text:p>32.3186272328674</text:p>
              </table:table-cell>
              <table:table-cell office:value-type="float" office:value="86.863849578703">
                <text:p>86.8638495787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.106356058497">
                <text:p>32.106356058497</text:p>
              </table:table-cell>
              <table:table-cell office:value-type="float" office:value="87.1974663830041">
                <text:p>87.19746638300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9008347071179">
                <text:p>31.9008347071179</text:p>
              </table:table-cell>
              <table:table-cell office:value-type="float" office:value="87.5416192591184">
                <text:p>87.5416192591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7021183347513">
                <text:p>31.7021183347513</text:p>
              </table:table-cell>
              <table:table-cell office:value-type="float" office:value="87.8961262813115">
                <text:p>87.8961262813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5102591162819">
                <text:p>31.5102591162819</text:p>
              </table:table-cell>
              <table:table-cell office:value-type="float" office:value="88.2608021086695">
                <text:p>88.26080210866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3253065325954">
                <text:p>31.3253065325954</text:p>
              </table:table-cell>
              <table:table-cell office:value-type="float" office:value="88.6354577787154">
                <text:p>88.63545777871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1473076482532">
                <text:p>31.1473076482532</text:p>
              </table:table-cell>
              <table:table-cell office:value-type="float" office:value="89.0199004920021">
                <text:p>89.01990049200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.9763073795612">
                <text:p>30.9763073795612</text:p>
              </table:table-cell>
              <table:table-cell office:value-type="float" office:value="89.4139333881215">
                <text:p>89.41393338812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8123487529061">
                <text:p>30.8123487529061</text:p>
              </table:table-cell>
              <table:table-cell office:value-type="float" office:value="89.8173553135609">
                <text:p>89.81735531356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6554731532534">
                <text:p>30.6554731532534</text:p>
              </table:table-cell>
              <table:table-cell office:value-type="float" office:value="90.2299605818395">
                <text:p>90.22996058183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.5057205627086">
                <text:p>30.5057205627086</text:p>
              </table:table-cell>
              <table:table-cell office:value-type="float" office:value="90.6515387263585">
                <text:p>90.65153872635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.3631297890561">
                <text:p>30.3631297890561</text:p>
              </table:table-cell>
              <table:table-cell office:value-type="float" office:value="91.0818742464027">
                <text:p>91.08187424640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2277386841903">
                <text:p>30.2277386841903</text:p>
              </table:table-cell>
              <table:table-cell office:value-type="float" office:value="91.5207463467438">
                <text:p>91.52074634674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0995843523565">
                <text:p>30.0995843523565</text:p>
              </table:table-cell>
              <table:table-cell office:value-type="float" office:value="91.967928671303">
                <text:p>91.967928671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9787033481153">
                <text:p>29.9787033481153</text:p>
              </table:table-cell>
              <table:table-cell office:value-type="float" office:value="92.4231890313523">
                <text:p>92.4231890313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8651318639384">
                <text:p>29.8651318639384</text:p>
              </table:table-cell>
              <table:table-cell office:value-type="float" office:value="92.8862891287505">
                <text:p>92.88628912875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.7589059073325">
                <text:p>29.7589059073325</text:p>
              </table:table-cell>
              <table:table-cell office:value-type="float" office:value="93.3569842747345">
                <text:p>93.35698427473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.660061467378">
                <text:p>29.660061467378</text:p>
              </table:table-cell>
              <table:table-cell office:value-type="float" office:value="93.8350231048171">
                <text:p>93.83502310481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.5686346705499">
                <text:p>29.5686346705499</text:p>
              </table:table-cell>
              <table:table-cell office:value-type="float" office:value="94.3201472903726">
                <text:p>94.32014729037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.4846619256732">
                <text:p>29.4846619256732</text:p>
              </table:table-cell>
              <table:table-cell office:value-type="float" office:value="94.8120912475293">
                <text:p>94.8120912475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4081800578392">
                <text:p>29.4081800578392</text:p>
              </table:table-cell>
              <table:table-cell office:value-type="float" office:value="95.3105818440302">
                <text:p>95.31058184403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3392264310906">
                <text:p>29.3392264310906</text:p>
              </table:table-cell>
              <table:table-cell office:value-type="float" office:value="95.8153381047674">
                <text:p>95.81533810476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.2778390596497">
                <text:p>29.2778390596497</text:p>
              </table:table-cell>
              <table:table-cell office:value-type="float" office:value="96.3260709167492">
                <text:p>96.32607091674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.2240567074417">
                <text:p>29.2240567074417</text:p>
              </table:table-cell>
              <table:table-cell office:value-type="float" office:value="96.8424827343096">
                <text:p>96.84248273430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.1779189756281">
                <text:p>29.1779189756281</text:p>
              </table:table-cell>
              <table:table-cell office:value-type="float" office:value="97.3642672854374">
                <text:p>97.36426728543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.1394663778346">
                <text:p>29.1394663778346</text:p>
              </table:table-cell>
              <table:table-cell office:value-type="float" office:value="97.8911092801582">
                <text:p>97.89110928015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108740402722">
                <text:p>29.108740402722</text:p>
              </table:table-cell>
              <table:table-cell office:value-type="float" office:value="98.4226841219823">
                <text:p>98.42268412198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.0857835635088">
                <text:p>29.0857835635088</text:p>
              </table:table-cell>
              <table:table-cell office:value-type="float" office:value="98.958657623499">
                <text:p>98.9586576234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0706394340196">
                <text:p>29.0706394340196</text:p>
              </table:table-cell>
              <table:table-cell office:value-type="float" office:value="99.4986857272828">
                <text:p>99.49868572728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.0633526707869">
                <text:p>29.0633526707869</text:p>
              </table:table-cell>
              <table:table-cell office:value-type="float" office:value="100.04241423336">
                <text:p>100.04241423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.0639690206982">
                <text:p>29.0639690206982</text:p>
              </table:table-cell>
              <table:table-cell office:value-type="float" office:value="100.589478534577">
                <text:p>100.5894785345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.0725353136318">
                <text:p>29.0725353136318</text:p>
              </table:table-cell>
              <table:table-cell office:value-type="float" office:value="101.1395033613">
                <text:p>101.13950336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.0890994394875">
                <text:p>29.0890994394875</text:p>
              </table:table-cell>
              <table:table-cell office:value-type="float" office:value="101.692102536988">
                <text:p>101.692102536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.1137103089676">
                <text:p>29.1137103089676</text:p>
              </table:table-cell>
              <table:table-cell office:value-type="float" office:value="102.246878746274">
                <text:p>102.2468787462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.1464177974268">
                <text:p>29.1464177974268</text:p>
              </table:table-cell>
              <table:table-cell office:value-type="float" office:value="102.803423317292">
                <text:p>102.8034233172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.1872726710612">
                <text:p>29.1872726710612</text:p>
              </table:table-cell>
              <table:table-cell office:value-type="float" office:value="103.361316020132">
                <text:p>103.3613160201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.2363264946678">
                <text:p>29.2363264946678</text:p>
              </table:table-cell>
              <table:table-cell office:value-type="float" office:value="103.920124883375">
                <text:p>103.920124883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.2936315201629">
                <text:p>29.2936315201629</text:p>
              </table:table-cell>
              <table:table-cell office:value-type="float" office:value="104.479406030814">
                <text:p>104.4794060308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.3592405550109">
                <text:p>29.3592405550109</text:p>
              </table:table-cell>
              <table:table-cell office:value-type="float" office:value="105.038703540574">
                <text:p>105.0387035405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.4332068096774">
                <text:p>29.4332068096774</text:p>
              </table:table-cell>
              <table:table-cell office:value-type="float" office:value="105.597549328968">
                <text:p>105.5975493289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.5155837231909">
                <text:p>29.5155837231909</text:p>
              </table:table-cell>
              <table:table-cell office:value-type="float" office:value="106.15546306155">
                <text:p>106.155463061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.6064247658649">
                <text:p>29.6064247658649</text:p>
              </table:table-cell>
              <table:table-cell office:value-type="float" office:value="106.711952093948">
                <text:p>106.7119520939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.7057832182157">
                <text:p>29.7057832182157</text:p>
              </table:table-cell>
              <table:table-cell office:value-type="float" office:value="107.266511445183">
                <text:p>107.2665114451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.8137119250874">
                <text:p>29.8137119250874</text:p>
              </table:table-cell>
              <table:table-cell office:value-type="float" office:value="107.818623806304">
                <text:p>107.818623806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.9302630239932">
                <text:p>29.9302630239932</text:p>
              </table:table-cell>
              <table:table-cell office:value-type="float" office:value="108.36775958727">
                <text:p>108.367759587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.0554876466775">
                <text:p>30.0554876466775</text:p>
              </table:table-cell>
              <table:table-cell office:value-type="float" office:value="108.913377005131">
                <text:p>108.9133770051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.1894355929115">
                <text:p>30.1894355929115</text:p>
              </table:table-cell>
              <table:table-cell office:value-type="float" office:value="109.454922216666">
                <text:p>109.4549222166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.3321549755595">
                <text:p>30.3321549755595</text:p>
              </table:table-cell>
              <table:table-cell office:value-type="float" office:value="109.991829498706">
                <text:p>109.9918294987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.4836918359815">
                <text:p>30.4836918359815</text:p>
              </table:table-cell>
              <table:table-cell office:value-type="float" office:value="110.52352147948">
                <text:p>110.523521479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.6440897288864">
                <text:p>30.6440897288864</text:p>
              </table:table-cell>
              <table:table-cell office:value-type="float" office:value="111.049409424365">
                <text:p>111.0494094243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8133892758121">
                <text:p>30.8133892758121</text:p>
              </table:table-cell>
              <table:table-cell office:value-type="float" office:value="111.568893579483">
                <text:p>111.5688935794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9916276864897">
                <text:p>30.9916276864897</text:p>
              </table:table-cell>
              <table:table-cell office:value-type="float" office:value="112.081363576604">
                <text:p>112.0813635766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1788382474453">
                <text:p>31.1788382474453</text:p>
              </table:table-cell>
              <table:table-cell office:value-type="float" office:value="112.586198902856">
                <text:p>112.5861989028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3750497773164">
                <text:p>31.3750497773164</text:p>
              </table:table-cell>
              <table:table-cell office:value-type="float" office:value="113.08276943867">
                <text:p>113.082769438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5802860484981">
                <text:p>31.5802860484981</text:p>
              </table:table-cell>
              <table:table-cell office:value-type="float" office:value="113.570436067396">
                <text:p>113.5704360673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.7945651749037">
                <text:p>31.7945651749037</text:p>
              </table:table-cell>
              <table:table-cell office:value-type="float" office:value="114.048551359913">
                <text:p>114.0485513599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.0178989658166">
                <text:p>32.0178989658166</text:p>
              </table:table-cell>
              <table:table-cell office:value-type="float" office:value="114.516460337453">
                <text:p>114.5164603374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.2502922460295">
                <text:p>32.2502922460295</text:p>
              </table:table-cell>
              <table:table-cell office:value-type="float" office:value="114.973501315699">
                <text:p>114.9735013156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.4917421427183">
                <text:p>32.4917421427183</text:p>
              </table:table-cell>
              <table:table-cell office:value-type="float" office:value="115.419006833022">
                <text:p>115.4190068330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.742237339776">
                <text:p>32.742237339776</text:p>
              </table:table-cell>
              <table:table-cell office:value-type="float" office:value="115.852304665489">
                <text:p>115.8523046654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001757300646">
                <text:p>33.001757300646</text:p>
              </table:table-cell>
              <table:table-cell office:value-type="float" office:value="116.27271893094">
                <text:p>116.272718930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2702714610362">
                <text:p>33.2702714610362</text:p>
              </table:table-cell>
              <table:table-cell office:value-type="float" office:value="116.679571284136">
                <text:p>116.6795712841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5477383932747">
                <text:p>33.5477383932747</text:p>
              </table:table-cell>
              <table:table-cell office:value-type="float" office:value="117.072182204529">
                <text:p>117.0721822045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8341049444746">
                <text:p>33.8341049444746</text:p>
              </table:table-cell>
              <table:table-cell office:value-type="float" office:value="117.449872377756">
                <text:p>117.4498723777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.129305351123">
                <text:p>34.129305351123</text:p>
              </table:table-cell>
              <table:table-cell office:value-type="float" office:value="117.811964171439">
                <text:p>117.8119641714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4332603331781">
                <text:p>34.4332603331781</text:p>
              </table:table-cell>
              <table:table-cell office:value-type="float" office:value="118.157783205256">
                <text:p>118.1577832052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7458761712681">
                <text:p>34.7458761712681</text:p>
              </table:table-cell>
              <table:table-cell office:value-type="float" office:value="118.486660014612">
                <text:p>118.4866600146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.0670437711121">
                <text:p>35.0670437711121</text:p>
              </table:table-cell>
              <table:table-cell office:value-type="float" office:value="118.797931806497">
                <text:p>118.7979318064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.3966377198445">
                <text:p>35.3966377198445</text:p>
              </table:table-cell>
              <table:table-cell office:value-type="float" office:value="119.090944305339">
                <text:p>119.0909443053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.7345153394975">
                <text:p>35.7345153394975</text:p>
              </table:table-cell>
              <table:table-cell office:value-type="float" office:value="119.365053685801">
                <text:p>119.365053685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